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48710" table:style-name="ce30">
            <text:p>19.048.710</text:p>
          </table:table-cell>
          <table:table-cell office:value-type="float" office:value="18655363.5" table:style-name="ce30">
            <text:p>18.655.364</text:p>
          </table:table-cell>
          <table:table-cell office:value-type="percentage" office:value="0.97935049145060216" table:style-name="ce31">
            <text:p>97,9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52930" table:style-name="ce33">
            <text:p>152.930</text:p>
          </table:table-cell>
          <table:table-cell office:value-type="float" office:value="380292" table:style-name="ce33">
            <text:p>380.292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64316" table:style-name="ce33">
            <text:p>3.164.316</text:p>
          </table:table-cell>
          <table:table-cell office:value-type="float" office:value="2953041" table:style-name="ce33">
            <text:p>2.953.041</text:p>
          </table:table-cell>
          <table:table-cell office:value-type="percentage" office:value="0.93323201601862771" table:style-name="ce34">
            <text:p>93,3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605231.5" table:style-name="ce33">
            <text:p>2.605.232</text:p>
          </table:table-cell>
          <table:table-cell office:value-type="percentage" office:value="0.936119727877468" table:style-name="ce34">
            <text:p>93,6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9860" table:style-name="ce33">
            <text:p>99.86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434" table:style-name="ce33">
            <text:p>2.374.434</text:p>
          </table:table-cell>
          <table:table-cell office:value-type="float" office:value="2210299" table:style-name="ce33">
            <text:p>2.210.299</text:p>
          </table:table-cell>
          <table:table-cell office:value-type="percentage" office:value="0.9308740525110405" table:style-name="ce34">
            <text:p>93,0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2040" table:style-name="ce33">
            <text:p>232.040</text:p>
          </table:table-cell>
          <table:table-cell office:value-type="float" office:value="604800" table:style-name="ce33">
            <text:p>604.80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9628" table:style-name="ce33">
            <text:p>5.099.628</text:p>
          </table:table-cell>
          <table:table-cell office:value-type="float" office:value="4412948.5" table:style-name="ce33">
            <text:p>4.412.949</text:p>
          </table:table-cell>
          <table:table-cell office:value-type="percentage" office:value="0.86534713904622063" table:style-name="ce34">
            <text:p>86,5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377397" table:style-name="ce33">
            <text:p>1.377.397</text:p>
          </table:table-cell>
          <table:table-cell office:value-type="percentage" office:value="0.94548194011614339" table:style-name="ce34">
            <text:p>94,5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479" table:style-name="ce33">
            <text:p>4.084.479</text:p>
          </table:table-cell>
          <table:table-cell office:value-type="float" office:value="284460" table:style-name="ce33">
            <text:p>284.460</text:p>
          </table:table-cell>
          <table:table-cell office:value-type="float" office:value="852480" table:style-name="ce33">
            <text:p>852.480</text:p>
          </table:table-cell>
          <table:table-cell office:value-type="float" office:value="691380" table:style-name="ce33">
            <text:p>691.38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479604" table:style-name="ce33">
            <text:p>6.479.604</text:p>
          </table:table-cell>
          <table:table-cell office:value-type="float" office:value="5948118" table:style-name="ce33">
            <text:p>5.948.118</text:p>
          </table:table-cell>
          <table:table-cell office:value-type="percentage" office:value="0.91797554294984696" table:style-name="ce34">
            <text:p>91,80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739" table:style-name="ce33">
            <text:p>2.762.739</text:p>
          </table:table-cell>
          <table:table-cell office:value-type="float" office:value="259580" table:style-name="ce33">
            <text:p>259.580</text:p>
          </table:table-cell>
          <table:table-cell office:value-type="float" office:value="782760" table:style-name="ce33">
            <text:p>782.76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3424" table:style-name="ce33">
            <text:p>5.083.424</text:p>
          </table:table-cell>
          <table:table-cell office:value-type="float" office:value="4392461" table:style-name="ce33">
            <text:p>4.392.461</text:p>
          </table:table-cell>
          <table:table-cell office:value-type="percentage" office:value="0.86407527682129215" table:style-name="ce34">
            <text:p>86,4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694" table:style-name="ce33">
            <text:p>8.920.69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6084" table:style-name="ce33">
            <text:p>16.196.084</text:p>
          </table:table-cell>
          <table:table-cell office:value-type="float" office:value="15635152" table:style-name="ce33">
            <text:p>15.635.152</text:p>
          </table:table-cell>
          <table:table-cell office:value-type="percentage" office:value="0.96536619592736117" table:style-name="ce34">
            <text:p>96,5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69032" table:style-name="ce33">
            <text:p>12.069.032</text:p>
          </table:table-cell>
          <table:table-cell office:value-type="float" office:value="11064966.5" table:style-name="ce33">
            <text:p>11.064.967</text:p>
          </table:table-cell>
          <table:table-cell office:value-type="percentage" office:value="0.91680645970613051" table:style-name="ce34">
            <text:p>91,6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81" table:style-name="ce33">
            <text:p>1.639.481</text:p>
          </table:table-cell>
          <table:table-cell office:value-type="float" office:value="166680" table:style-name="ce33">
            <text:p>166.680</text:p>
          </table:table-cell>
          <table:table-cell office:value-type="float" office:value="336960" table:style-name="ce33">
            <text:p>336.960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55581" table:style-name="ce33">
            <text:p>2.655.581</text:p>
          </table:table-cell>
          <table:table-cell office:value-type="float" office:value="2560964" table:style-name="ce33">
            <text:p>2.560.964</text:p>
          </table:table-cell>
          <table:table-cell office:value-type="percentage" office:value="0.96437050875119235" table:style-name="ce34">
            <text:p>96,4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6983691.5" table:style-name="ce33">
            <text:p>6.983.692</text:p>
          </table:table-cell>
          <table:table-cell office:value-type="percentage" office:value="0.95770202522334336" table:style-name="ce34">
            <text:p>95,7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090" table:style-name="ce33">
            <text:p>31.090</text:p>
          </table:table-cell>
          <table:table-cell office:value-type="float" office:value="106560" table:style-name="ce33">
            <text:p>106.56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72161" table:style-name="ce33">
            <text:p>772.161</text:p>
          </table:table-cell>
          <table:table-cell office:value-type="float" office:value="723166" table:style-name="ce33">
            <text:p>723.166</text:p>
          </table:table-cell>
          <table:table-cell office:value-type="percentage" office:value="0.9365482069153972" table:style-name="ce34">
            <text:p>93,6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3515" table:style-name="ce33">
            <text:p>9.313.515</text:p>
          </table:table-cell>
          <table:table-cell office:value-type="float" office:value="761030" table:style-name="ce33">
            <text:p>761.03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9295" table:style-name="ce33">
            <text:p>15.299.295</text:p>
          </table:table-cell>
          <table:table-cell office:value-type="float" office:value="14558822" table:style-name="ce33">
            <text:p>14.558.822</text:p>
          </table:table-cell>
          <table:table-cell office:value-type="percentage" office:value="0.95160084173813242" table:style-name="ce34">
            <text:p>95,1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51975" table:style-name="ce33">
            <text:p>3.051.975</text:p>
          </table:table-cell>
          <table:table-cell office:value-type="percentage" office:value="0.92988907965515821" table:style-name="ce34">
            <text:p>92,9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949" table:style-name="ce33">
            <text:p>893.949</text:p>
          </table:table-cell>
          <table:table-cell office:value-type="float" office:value="60730" table:style-name="ce33">
            <text:p>60.730</text:p>
          </table:table-cell>
          <table:table-cell office:value-type="float" office:value="178068" table:style-name="ce33">
            <text:p>178.068</text:p>
          </table:table-cell>
          <table:table-cell office:value-type="float" office:value="273640" table:style-name="ce33">
            <text:p>273.64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65247" table:style-name="ce33">
            <text:p>1.565.247</text:p>
          </table:table-cell>
          <table:table-cell office:value-type="float" office:value="1468819.5" table:style-name="ce33">
            <text:p>1.468.820</text:p>
          </table:table-cell>
          <table:table-cell office:value-type="percentage" office:value="0.93839470703345862" table:style-name="ce34">
            <text:p>93,8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899975.5" table:style-name="ce33">
            <text:p>4.899.976</text:p>
          </table:table-cell>
          <table:table-cell office:value-type="percentage" office:value="0.94063642627014865" table:style-name="ce34">
            <text:p>94,0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4572.5" table:style-name="ce33">
            <text:p>164.573</text:p>
          </table:table-cell>
          <table:table-cell office:value-type="percentage" office:value="0.895803282257845" table:style-name="ce34">
            <text:p>89,5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960" table:style-name="ce33">
            <text:p>111.960</text:p>
          </table:table-cell>
          <table:table-cell office:value-type="float" office:value="12000" table:style-name="ce33">
            <text:p>12.000</text:p>
          </table:table-cell>
          <table:table-cell office:value-type="float" office:value="14400" table:style-name="ce33">
            <text:p>14.400</text:p>
          </table:table-cell>
          <table:table-cell office:value-type="float" office:value="21500" table:style-name="ce33">
            <text:p>21.50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8150" table:style-name="ce33">
            <text:p>178.150</text:p>
          </table:table-cell>
          <table:table-cell office:value-type="float" office:value="155770.5" table:style-name="ce33">
            <text:p>155.771</text:p>
          </table:table-cell>
          <table:table-cell office:value-type="percentage" office:value="0.87437833286556277" table:style-name="ce34">
            <text:p>87,4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646.5" table:style-name="ce33">
            <text:p>208.647</text:p>
          </table:table-cell>
          <table:table-cell office:value-type="percentage" office:value="0.92527805371270444" table:style-name="ce34">
            <text:p>92,53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637.5" table:style-name="ce38">
            <text:p>13.638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6117" table:style-name="ce41">
            <text:p>63.786.117</text:p>
          </table:table-cell>
          <table:table-cell office:value-type="float" office:value="4962250" table:style-name="ce41">
            <text:p>4.962.250</text:p>
          </table:table-cell>
          <table:table-cell office:value-type="float" office:value="12998118" table:style-name="ce41">
            <text:p>12.998.118</text:p>
          </table:table-cell>
          <table:table-cell office:value-type="float" office:value="17045690" table:style-name="ce42">
            <text:p>17.045.690</text:p>
          </table:table-cell>
          <table:table-cell office:value-type="float" office:value="653000" table:style-name="ce42">
            <text:p>653.0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431245" table:style-name="ce45">
            <text:p>110.431.245</text:p>
          </table:table-cell>
          <table:table-cell office:value-type="float" office:value="104045018.5" table:style-name="ce45">
            <text:p>104.045.019</text:p>
          </table:table-cell>
          <table:table-cell office:value-type="percentage" office:value="0.94217011227212011" table:style-name="ce46">
            <text:p>94,22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662" table:style-name="ce51">
            <text:p>7.492.662</text:p>
          </table:table-cell>
          <table:table-cell office:value-type="float" office:value="7340859" table:style-name="ce51">
            <text:p>7.340.859</text:p>
          </table:table-cell>
          <table:table-cell office:value-type="percentage" office:value="2.0260222601793595E-2" table:style-name="ce31">
            <text:p>2,03%</text:p>
          </table:table-cell>
          <table:table-cell office:value-type="float" office:value="4316483" table:style-name="ce51">
            <text:p>4.316.483</text:p>
          </table:table-cell>
          <table:table-cell office:value-type="date" office:date-value="2022-12-21T00:00:00" table:style-name="ce52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856" table:style-name="ce53">
            <text:p>1.152.856</text:p>
          </table:table-cell>
          <table:table-cell office:value-type="float" office:value="1132909" table:style-name="ce53">
            <text:p>1.132.909</text:p>
          </table:table-cell>
          <table:table-cell office:value-type="percentage" office:value="1.7302247635437557E-2" table:style-name="ce34">
            <text:p>1,73%</text:p>
          </table:table-cell>
          <table:table-cell office:value-type="float" office:value="743289" table:style-name="ce53">
            <text:p>743.289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374" table:style-name="ce53">
            <text:p>930.374</text:p>
          </table:table-cell>
          <table:table-cell office:value-type="float" office:value="921208" table:style-name="ce53">
            <text:p>921.208</text:p>
          </table:table-cell>
          <table:table-cell office:value-type="percentage" office:value="9.851952010696774E-3" table:style-name="ce34">
            <text:p>0,99%</text:p>
          </table:table-cell>
          <table:table-cell office:value-type="float" office:value="735493" table:style-name="ce53">
            <text:p>735.493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816" table:style-name="ce53">
            <text:p>929.816</text:p>
          </table:table-cell>
          <table:table-cell office:value-type="float" office:value="915236" table:style-name="ce53">
            <text:p>915.236</text:p>
          </table:table-cell>
          <table:table-cell office:value-type="percentage" office:value="1.5680521737634113E-2" table:style-name="ce34">
            <text:p>1,57%</text:p>
          </table:table-cell>
          <table:table-cell office:value-type="float" office:value="506895" table:style-name="ce53">
            <text:p>506.895</text:p>
          </table:table-cell>
          <table:table-cell office:value-type="date" office:date-value="2022-12-18T00:00:00" table:style-name="ce54">
            <text:p>1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7047" table:style-name="ce53">
            <text:p>1.827.047</text:p>
          </table:table-cell>
          <table:table-cell office:value-type="float" office:value="1773648" table:style-name="ce53">
            <text:p>1.773.648</text:p>
          </table:table-cell>
          <table:table-cell office:value-type="percentage" office:value="2.9226943806043303E-2" table:style-name="ce34">
            <text:p>2,92%</text:p>
          </table:table-cell>
          <table:table-cell office:value-type="float" office:value="1036219" table:style-name="ce53">
            <text:p>1.036.219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46" table:style-name="ce53">
            <text:p>520.446</text:p>
          </table:table-cell>
          <table:table-cell office:value-type="float" office:value="516967" table:style-name="ce53">
            <text:p>516.967</text:p>
          </table:table-cell>
          <table:table-cell office:value-type="percentage" office:value="6.684651241435231E-3" table:style-name="ce34">
            <text:p>0,67%</text:p>
          </table:table-cell>
          <table:table-cell office:value-type="float" office:value="366827" table:style-name="ce53">
            <text:p>366.827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3898" table:style-name="ce53">
            <text:p>2.153.898</text:p>
          </table:table-cell>
          <table:table-cell office:value-type="float" office:value="2176235" table:style-name="ce53">
            <text:p>2.176.235</text:p>
          </table:table-cell>
          <table:table-cell office:value-type="percentage" office:value="0" table:style-name="ce34">
            <text:p>0,00%</text:p>
          </table:table-cell>
          <table:table-cell office:value-type="float" office:value="1576304" table:style-name="ce53">
            <text:p>1.576.304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0767" table:style-name="ce53">
            <text:p>1.770.767</text:p>
          </table:table-cell>
          <table:table-cell office:value-type="float" office:value="1720668" table:style-name="ce53">
            <text:p>1.720.668</text:p>
          </table:table-cell>
          <table:table-cell office:value-type="percentage" office:value="2.8292259794766902E-2" table:style-name="ce34">
            <text:p>2,83%</text:p>
          </table:table-cell>
          <table:table-cell office:value-type="float" office:value="1125362" table:style-name="ce53">
            <text:p>1.125.362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5469" table:style-name="ce53">
            <text:p>6.505.469</text:p>
          </table:table-cell>
          <table:table-cell office:value-type="float" office:value="6372221" table:style-name="ce53">
            <text:p>6.372.221</text:p>
          </table:table-cell>
          <table:table-cell office:value-type="percentage" office:value="2.048245868207196E-2" table:style-name="ce34">
            <text:p>2,05%</text:p>
          </table:table-cell>
          <table:table-cell office:value-type="float" office:value="3978214" table:style-name="ce53">
            <text:p>3.978.214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6636" table:style-name="ce53">
            <text:p>4.456.636</text:p>
          </table:table-cell>
          <table:table-cell office:value-type="float" office:value="4399007" table:style-name="ce53">
            <text:p>4.399.007</text:p>
          </table:table-cell>
          <table:table-cell office:value-type="percentage" office:value="1.2931053826249216E-2" table:style-name="ce34">
            <text:p>1,29%</text:p>
          </table:table-cell>
          <table:table-cell office:value-type="float" office:value="3052218" table:style-name="ce53">
            <text:p>3.052.218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328" table:style-name="ce53">
            <text:p>971.328</text:p>
          </table:table-cell>
          <table:table-cell office:value-type="float" office:value="954087" table:style-name="ce53">
            <text:p>954.087</text:p>
          </table:table-cell>
          <table:table-cell office:value-type="percentage" office:value="1.7749925874678791E-2" table:style-name="ce34">
            <text:p>1,77%</text:p>
          </table:table-cell>
          <table:table-cell office:value-type="float" office:value="664518" table:style-name="ce53">
            <text:p>664.518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5714" table:style-name="ce53">
            <text:p>2.485.714</text:p>
          </table:table-cell>
          <table:table-cell office:value-type="float" office:value="2461099" table:style-name="ce53">
            <text:p>2.461.099</text:p>
          </table:table-cell>
          <table:table-cell office:value-type="percentage" office:value="9.9025873451249816E-3" table:style-name="ce34">
            <text:p>0,99%</text:p>
          </table:table-cell>
          <table:table-cell office:value-type="float" office:value="2013581" table:style-name="ce53">
            <text:p>2.013.581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23" table:style-name="ce53">
            <text:p>285.023</text:p>
          </table:table-cell>
          <table:table-cell office:value-type="float" office:value="287283" table:style-name="ce53">
            <text:p>287.283</text:p>
          </table:table-cell>
          <table:table-cell office:value-type="percentage" office:value="0" table:style-name="ce34">
            <text:p>0,00%</text:p>
          </table:table-cell>
          <table:table-cell office:value-type="float" office:value="189876" table:style-name="ce53">
            <text:p>189.876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3662" table:style-name="ce53">
            <text:p>5.783.662</text:p>
          </table:table-cell>
          <table:table-cell office:value-type="float" office:value="5744371" table:style-name="ce53">
            <text:p>5.744.371</text:p>
          </table:table-cell>
          <table:table-cell office:value-type="percentage" office:value="6.7934467816411128E-3" table:style-name="ce34">
            <text:p>0,68%</text:p>
          </table:table-cell>
          <table:table-cell office:value-type="float" office:value="3576042" table:style-name="ce53">
            <text:p>3.576.042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317" table:style-name="ce53">
            <text:p>1.302.317</text:p>
          </table:table-cell>
          <table:table-cell office:value-type="float" office:value="1283759" table:style-name="ce53">
            <text:p>1.283.759</text:p>
          </table:table-cell>
          <table:table-cell office:value-type="percentage" office:value="1.4249986754377006E-2" table:style-name="ce34">
            <text:p>1,42%</text:p>
          </table:table-cell>
          <table:table-cell office:value-type="float" office:value="726281" table:style-name="ce53">
            <text:p>726.281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141" table:style-name="ce53">
            <text:p>569.141</text:p>
          </table:table-cell>
          <table:table-cell office:value-type="float" office:value="564299" table:style-name="ce53">
            <text:p>564.299</text:p>
          </table:table-cell>
          <table:table-cell office:value-type="percentage" office:value="8.5075578810874641E-3" table:style-name="ce34">
            <text:p>0,85%</text:p>
          </table:table-cell>
          <table:table-cell office:value-type="float" office:value="374339" table:style-name="ce53">
            <text:p>374.339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516" table:style-name="ce53">
            <text:p>1.956.516</text:p>
          </table:table-cell>
          <table:table-cell office:value-type="float" office:value="1922848" table:style-name="ce53">
            <text:p>1.922.848</text:p>
          </table:table-cell>
          <table:table-cell office:value-type="percentage" office:value="1.7208139366097695E-2" table:style-name="ce34">
            <text:p>1,72%</text:p>
          </table:table-cell>
          <table:table-cell office:value-type="float" office:value="1258779" table:style-name="ce53">
            <text:p>1.258.779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03" table:style-name="ce53">
            <text:p>68.703</text:p>
          </table:table-cell>
          <table:table-cell office:value-type="float" office:value="65864" table:style-name="ce53">
            <text:p>65.864</text:p>
          </table:table-cell>
          <table:table-cell office:value-type="percentage" office:value="4.1322795220004947E-2" table:style-name="ce34">
            <text:p>4,13%</text:p>
          </table:table-cell>
          <table:table-cell office:value-type="float" office:value="44123" table:style-name="ce53">
            <text:p>44.123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45" table:style-name="ce53">
            <text:p>63.345</text:p>
          </table:table-cell>
          <table:table-cell office:value-type="percentage" office:value="4.8973831579263438E-2" table:style-name="ce34">
            <text:p>4,90%</text:p>
          </table:table-cell>
          <table:table-cell office:value-type="float" office:value="37311" table:style-name="ce53">
            <text:p>37.311</text:p>
          </table:table-cell>
          <table:table-cell office:value-type="date" office:date-value="2022-12-21T00:00:00" table:style-name="ce54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71" table:style-name="ce53">
            <text:p>95.171</text:p>
          </table:table-cell>
          <table:table-cell office:value-type="float" office:value="94900" table:style-name="ce53">
            <text:p>94.900</text:p>
          </table:table-cell>
          <table:table-cell office:value-type="percentage" office:value="2.8475060680249235E-3" table:style-name="ce34">
            <text:p>0,28%</text:p>
          </table:table-cell>
          <table:table-cell office:value-type="float" office:value="51909" table:style-name="ce53">
            <text:p>51.909</text:p>
          </table:table-cell>
          <table:table-cell office:value-type="date" office:date-value="2022-12-20T00:00:00" table:style-name="ce54">
            <text:p>20/12/2022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26" table:style-name="ce55">
            <text:p>8.126</text:p>
          </table:table-cell>
          <table:table-cell office:value-type="float" office:value="8144" table:style-name="ce55">
            <text:p>8.144</text:p>
          </table:table-cell>
          <table:table-cell office:value-type="percentage" office:value="0" table:style-name="ce39">
            <text:p>0,00%</text:p>
          </table:table-cell>
          <table:table-cell office:value-type="float" office:value="4139" table:style-name="ce55">
            <text:p>4.139</text:p>
          </table:table-cell>
          <table:table-cell office:value-type="date" office:date-value="2022-12-21T00:00:00" table:style-name="ce56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32279" table:style-name="ce57">
            <text:p>41.332.279</text:p>
          </table:table-cell>
          <table:table-cell office:value-type="float" office:value="40718957" table:style-name="ce57">
            <text:p>40.718.957</text:p>
          </table:table-cell>
          <table:table-cell office:value-type="percentage" office:value="1.4838813993295652E-2" table:style-name="ce46">
            <text:p>1,48%</text:p>
          </table:table-cell>
          <table:table-cell office:value-type="float" office:value="26378202" table:style-name="ce57">
            <text:p>26.378.202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08005" table:style-name="ce63">
            <text:p>7.508.005</text:p>
          </table:table-cell>
          <table:table-cell office:value-type="float" office:value="7047497" table:style-name="ce63">
            <text:p>7.047.497</text:p>
          </table:table-cell>
          <table:table-cell office:value-type="percentage" office:value="0.93866439886494479" table:style-name="ce64">
            <text:p>93,9%</text:p>
          </table:table-cell>
          <table:table-cell office:value-type="float" office:value="7019394" table:style-name="ce63">
            <text:p>7.019.394</text:p>
          </table:table-cell>
          <table:table-cell office:value-type="percentage" office:value="0.93492132730332489" table:style-name="ce64">
            <text:p>93,5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89408" table:style-name="ce63">
            <text:p>1.189.408</text:p>
          </table:table-cell>
          <table:table-cell office:value-type="float" office:value="1098772" table:style-name="ce63">
            <text:p>1.098.772</text:p>
          </table:table-cell>
          <table:table-cell office:value-type="percentage" office:value="0.92379738491753882" table:style-name="ce64">
            <text:p>92,4%</text:p>
          </table:table-cell>
          <table:table-cell office:value-type="float" office:value="1092699" table:style-name="ce63">
            <text:p>1.092.699</text:p>
          </table:table-cell>
          <table:table-cell office:value-type="percentage" office:value="0.91869148349430974" table:style-name="ce67">
            <text:p>91,9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30447" table:style-name="ce63">
            <text:p>930.447</text:p>
          </table:table-cell>
          <table:table-cell office:value-type="float" office:value="886199" table:style-name="ce63">
            <text:p>886.199</text:p>
          </table:table-cell>
          <table:table-cell office:value-type="percentage" office:value="0.95244436276327404" table:style-name="ce64">
            <text:p>95,2%</text:p>
          </table:table-cell>
          <table:table-cell office:value-type="float" office:value="886996" table:style-name="ce63">
            <text:p>886.996</text:p>
          </table:table-cell>
          <table:table-cell office:value-type="percentage" office:value="0.9533009403007372" table:style-name="ce67">
            <text:p>95,3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3187" table:style-name="ce63">
            <text:p>1.083.187</text:p>
          </table:table-cell>
          <table:table-cell office:value-type="float" office:value="898034" table:style-name="ce63">
            <text:p>898.034</text:p>
          </table:table-cell>
          <table:table-cell office:value-type="percentage" office:value="0.82906644928345707" table:style-name="ce64">
            <text:p>82,9%</text:p>
          </table:table-cell>
          <table:table-cell office:value-type="float" office:value="892793" table:style-name="ce63">
            <text:p>892.793</text:p>
          </table:table-cell>
          <table:table-cell office:value-type="percentage" office:value="0.82422794955995593" table:style-name="ce67">
            <text:p>82,4%</text:p>
          </table:table-cell>
          <table:table-cell office:value-type="date" office:date-value="2022-12-18T00:00:00" table:style-name="ce65">
            <text:p>1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33513" table:style-name="ce63">
            <text:p>2.033.513</text:p>
          </table:table-cell>
          <table:table-cell office:value-type="float" office:value="1750582" table:style-name="ce63">
            <text:p>1.750.582</text:p>
          </table:table-cell>
          <table:table-cell office:value-type="percentage" office:value="0.860865900537641" table:style-name="ce64">
            <text:p>86,1%</text:p>
          </table:table-cell>
          <table:table-cell office:value-type="float" office:value="1719548" table:style-name="ce63">
            <text:p>1.719.548</text:p>
          </table:table-cell>
          <table:table-cell office:value-type="percentage" office:value="0.84560462608303955" table:style-name="ce67">
            <text:p>84,6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7062" table:style-name="ce63">
            <text:p>527.062</text:p>
          </table:table-cell>
          <table:table-cell office:value-type="float" office:value="495240" table:style-name="ce63">
            <text:p>495.240</text:p>
          </table:table-cell>
          <table:table-cell office:value-type="percentage" office:value="0.93962380137441137" table:style-name="ce64">
            <text:p>94,0%</text:p>
          </table:table-cell>
          <table:table-cell office:value-type="float" office:value="496627" table:style-name="ce63">
            <text:p>496.627</text:p>
          </table:table-cell>
          <table:table-cell office:value-type="percentage" office:value="0.94225537033593776" table:style-name="ce67">
            <text:p>94,2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72149" table:style-name="ce63">
            <text:p>2.172.149</text:p>
          </table:table-cell>
          <table:table-cell office:value-type="float" office:value="2050083" table:style-name="ce63">
            <text:p>2.050.083</text:p>
          </table:table-cell>
          <table:table-cell office:value-type="percentage" office:value="0.94380403922567002" table:style-name="ce64">
            <text:p>94,4%</text:p>
          </table:table-cell>
          <table:table-cell office:value-type="float" office:value="2089225" table:style-name="ce63">
            <text:p>2.089.225</text:p>
          </table:table-cell>
          <table:table-cell office:value-type="percentage" office:value="0.96182398168818073" table:style-name="ce67">
            <text:p>96,2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16082" table:style-name="ce63">
            <text:p>1.816.082</text:p>
          </table:table-cell>
          <table:table-cell office:value-type="float" office:value="1665576" table:style-name="ce63">
            <text:p>1.665.576</text:p>
          </table:table-cell>
          <table:table-cell office:value-type="percentage" office:value="0.91712598880447027" table:style-name="ce64">
            <text:p>91,7%</text:p>
          </table:table-cell>
          <table:table-cell office:value-type="float" office:value="1643718" table:style-name="ce63">
            <text:p>1.643.718</text:p>
          </table:table-cell>
          <table:table-cell office:value-type="percentage" office:value="0.90509018865888213" table:style-name="ce67">
            <text:p>90,5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782414" table:style-name="ce63">
            <text:p>6.782.414</text:p>
          </table:table-cell>
          <table:table-cell office:value-type="float" office:value="6261157" table:style-name="ce63">
            <text:p>6.261.157</text:p>
          </table:table-cell>
          <table:table-cell office:value-type="percentage" office:value="0.92314580030060089" table:style-name="ce64">
            <text:p>92,3%</text:p>
          </table:table-cell>
          <table:table-cell office:value-type="float" office:value="6194751" table:style-name="ce63">
            <text:p>6.194.751</text:p>
          </table:table-cell>
          <table:table-cell office:value-type="percentage" office:value="0.91335489104616729" table:style-name="ce67">
            <text:p>91,3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492026" table:style-name="ce63">
            <text:p>4.492.026</text:p>
          </table:table-cell>
          <table:table-cell office:value-type="float" office:value="4198925" table:style-name="ce63">
            <text:p>4.198.925</text:p>
          </table:table-cell>
          <table:table-cell office:value-type="percentage" office:value="0.9347508229026279" table:style-name="ce64">
            <text:p>93,5%</text:p>
          </table:table-cell>
          <table:table-cell office:value-type="float" office:value="4223493" table:style-name="ce63">
            <text:p>4.223.493</text:p>
          </table:table-cell>
          <table:table-cell office:value-type="percentage" office:value="0.94022006996397611" table:style-name="ce67">
            <text:p>94,0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9890" table:style-name="ce63">
            <text:p>949.890</text:p>
          </table:table-cell>
          <table:table-cell office:value-type="float" office:value="910430" table:style-name="ce63">
            <text:p>910.430</text:p>
          </table:table-cell>
          <table:table-cell office:value-type="percentage" office:value="0.95845834780869366" table:style-name="ce64">
            <text:p>95,8%</text:p>
          </table:table-cell>
          <table:table-cell office:value-type="float" office:value="908012" table:style-name="ce63">
            <text:p>908.012</text:p>
          </table:table-cell>
          <table:table-cell office:value-type="percentage" office:value="0.95591278990198869" table:style-name="ce67">
            <text:p>95,6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6127" table:style-name="ce63">
            <text:p>2.456.127</text:p>
          </table:table-cell>
          <table:table-cell office:value-type="float" office:value="2343162" table:style-name="ce63">
            <text:p>2.343.162</text:p>
          </table:table-cell>
          <table:table-cell office:value-type="percentage" office:value="0.9540068571372734" table:style-name="ce64">
            <text:p>95,4%</text:p>
          </table:table-cell>
          <table:table-cell office:value-type="float" office:value="2349583" table:style-name="ce63">
            <text:p>2.349.583</text:p>
          </table:table-cell>
          <table:table-cell office:value-type="percentage" office:value="0.95662113563345874" table:style-name="ce67">
            <text:p>95,7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479" table:style-name="ce63">
            <text:p>281.479</text:p>
          </table:table-cell>
          <table:table-cell office:value-type="float" office:value="269606" table:style-name="ce63">
            <text:p>269.606</text:p>
          </table:table-cell>
          <table:table-cell office:value-type="percentage" office:value="0.95781923340639974" table:style-name="ce64">
            <text:p>95,8%</text:p>
          </table:table-cell>
          <table:table-cell office:value-type="float" office:value="274412" table:style-name="ce63">
            <text:p>274.412</text:p>
          </table:table-cell>
          <table:table-cell office:value-type="percentage" office:value="0.97489333129647326" table:style-name="ce67">
            <text:p>97,5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5970908" table:style-name="ce63">
            <text:p>5.970.908</text:p>
          </table:table-cell>
          <table:table-cell office:value-type="float" office:value="5527332" table:style-name="ce63">
            <text:p>5.527.332</text:p>
          </table:table-cell>
          <table:table-cell office:value-type="percentage" office:value="0.92571046145745339" table:style-name="ce64">
            <text:p>92,6%</text:p>
          </table:table-cell>
          <table:table-cell office:value-type="float" office:value="5540132" table:style-name="ce63">
            <text:p>5.540.132</text:p>
          </table:table-cell>
          <table:table-cell office:value-type="percentage" office:value="0.9278541890111186" table:style-name="ce67">
            <text:p>92,8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17614" table:style-name="ce63">
            <text:p>1.317.614</text:p>
          </table:table-cell>
          <table:table-cell office:value-type="float" office:value="1233208" table:style-name="ce63">
            <text:p>1.233.208</text:p>
          </table:table-cell>
          <table:table-cell office:value-type="percentage" office:value="0.93594026778707573" table:style-name="ce64">
            <text:p>93,6%</text:p>
          </table:table-cell>
          <table:table-cell office:value-type="float" office:value="1238844" table:style-name="ce63">
            <text:p>1.238.844</text:p>
          </table:table-cell>
          <table:table-cell office:value-type="percentage" office:value="0.94021769653327913" table:style-name="ce67">
            <text:p>94,0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0174" table:style-name="ce63">
            <text:p>580.174</text:p>
          </table:table-cell>
          <table:table-cell office:value-type="float" office:value="540389" table:style-name="ce63">
            <text:p>540.389</text:p>
          </table:table-cell>
          <table:table-cell office:value-type="percentage" office:value="0.93142574469038597" table:style-name="ce64">
            <text:p>93,1%</text:p>
          </table:table-cell>
          <table:table-cell office:value-type="float" office:value="541736" table:style-name="ce63">
            <text:p>541.736</text:p>
          </table:table-cell>
          <table:table-cell office:value-type="percentage" office:value="0.93374746196830605" table:style-name="ce67">
            <text:p>93,4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5253" table:style-name="ce63">
            <text:p>1.955.253</text:p>
          </table:table-cell>
          <table:table-cell office:value-type="float" office:value="1870998" table:style-name="ce63">
            <text:p>1.870.998</text:p>
          </table:table-cell>
          <table:table-cell office:value-type="percentage" office:value="0.95690838986054494" table:style-name="ce64">
            <text:p>95,7%</text:p>
          </table:table-cell>
          <table:table-cell office:value-type="float" office:value="1861822" table:style-name="ce63">
            <text:p>1.861.822</text:p>
          </table:table-cell>
          <table:table-cell office:value-type="percentage" office:value="0.95221539105169506" table:style-name="ce67">
            <text:p>95,2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1029" table:style-name="ce63">
            <text:p>71.029</text:p>
          </table:table-cell>
          <table:table-cell office:value-type="float" office:value="65685" table:style-name="ce63">
            <text:p>65.685</text:p>
          </table:table-cell>
          <table:table-cell office:value-type="percentage" office:value="0.92476312492080703" table:style-name="ce64">
            <text:p>92,5%</text:p>
          </table:table-cell>
          <table:table-cell office:value-type="float" office:value="63957" table:style-name="ce63">
            <text:p>63.957</text:p>
          </table:table-cell>
          <table:table-cell office:value-type="percentage" office:value="0.90043503357783439" table:style-name="ce67">
            <text:p>90,0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266" table:style-name="ce63">
            <text:p>68.266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46037558960537" table:style-name="ce64">
            <text:p>92,5%</text:p>
          </table:table-cell>
          <table:table-cell office:value-type="float" office:value="61498" table:style-name="ce63">
            <text:p>61.498</text:p>
          </table:table-cell>
          <table:table-cell office:value-type="percentage" office:value="0.9008584068203791" table:style-name="ce67">
            <text:p>90,1%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71" table:style-name="ce63">
            <text:p>95.171</text:p>
          </table:table-cell>
          <table:table-cell office:value-type="string" table:style-name="ce64">
            <text:p>-</text:p>
          </table:table-cell>
          <table:table-cell office:value-type="float" office:value="94900" table:style-name="ce63">
            <text:p>94.900</text:p>
          </table:table-cell>
          <table:table-cell office:value-type="string" table:style-name="ce67">
            <text:p>-</text:p>
          </table:table-cell>
          <table:table-cell office:value-type="date" office:date-value="2022-12-20T00:00:00" table:style-name="ce65">
            <text:p>20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26" table:style-name="ce63">
            <text:p>8.126</text:p>
          </table:table-cell>
          <table:table-cell office:value-type="string" table:style-name="ce64">
            <text:p>-</text:p>
          </table:table-cell>
          <table:table-cell office:value-type="float" office:value="8144" table:style-name="ce63">
            <text:p>8.144</text:p>
          </table:table-cell>
          <table:table-cell office:value-type="string" table:style-name="ce67">
            <text:p>-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185033" table:style-name="ce69">
            <text:p>42.185.033</text:p>
          </table:table-cell>
          <table:table-cell office:value-type="float" office:value="39279291" table:style-name="ce69">
            <text:p>39.279.291</text:p>
          </table:table-cell>
          <table:table-cell office:value-type="percentage" office:value="0.93111912464309321" table:style-name="ce70">
            <text:p>93,1%</text:p>
          </table:table-cell>
          <table:table-cell office:value-type="float" office:value="39202284" table:style-name="ce69">
            <text:p>39.202.284</text:p>
          </table:table-cell>
          <table:table-cell office:value-type="percentage" office:value="0.92929366678461534" table:style-name="ce70">
            <text:p>92,9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9" table:style-name="ce79">
            <text:p>656.769</text:p>
          </table:table-cell>
          <table:table-cell office:value-type="percentage" office:value="1" table:style-name="ce80">
            <text:p>100,0%</text:p>
          </table:table-cell>
          <table:table-cell office:value-type="float" office:value="937959" table:style-name="ce79">
            <text:p>937.959</text:p>
          </table:table-cell>
          <table:table-cell office:value-type="percentage" office:value="0.97884639266814089" table:style-name="ce80">
            <text:p>97,9%</text:p>
          </table:table-cell>
          <table:table-cell office:value-type="float" office:value="1230244" table:style-name="ce79">
            <text:p>1.230.244</text:p>
          </table:table-cell>
          <table:table-cell office:value-type="percentage" office:value="0.95546178872017584" table:style-name="ce80">
            <text:p>95,5%</text:p>
          </table:table-cell>
          <table:table-cell office:value-type="float" office:value="1278439" table:style-name="ce79">
            <text:p>1.278.439</text:p>
          </table:table-cell>
          <table:table-cell office:value-type="percentage" office:value="0.92350339801897807" table:style-name="ce80">
            <text:p>92,4%</text:p>
          </table:table-cell>
          <table:table-cell office:value-type="float" office:value="970036" table:style-name="ce79">
            <text:p>970.036</text:p>
          </table:table-cell>
          <table:table-cell office:value-type="percentage" office:value="0.8804318130867248" table:style-name="ce80">
            <text:p>88,0%</text:p>
          </table:table-cell>
          <table:table-cell office:value-type="float" office:value="814258" table:style-name="ce79">
            <text:p>814.258</text:p>
          </table:table-cell>
          <table:table-cell office:value-type="percentage" office:value="0.8792219515566152" table:style-name="ce80">
            <text:p>87,9%</text:p>
          </table:table-cell>
          <table:table-cell office:value-type="float" office:value="724124" table:style-name="ce79">
            <text:p>724.124</text:p>
          </table:table-cell>
          <table:table-cell office:value-type="percentage" office:value="0.93695768626608666" table:style-name="ce80">
            <text:p>93,7%</text:p>
          </table:table-cell>
          <table:table-cell office:value-type="float" office:value="7047497" table:style-name="ce79">
            <text:p>7.047.497</text:p>
          </table:table-cell>
          <table:table-cell office:value-type="float" office:value="7508005" table:style-name="ce79">
            <text:p>7.508.005</text:p>
          </table:table-cell>
          <table:table-cell office:value-type="percentage" office:value="0.93866439886494479" table:style-name="ce80">
            <text:p>93,9%</text:p>
          </table:table-cell>
          <table:table-cell office:value-type="percentage" office:value="0.82890109720794003" table:style-name="ce80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1" table:style-name="ce82">
            <text:p>101.771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0" table:style-name="ce82">
            <text:p>119.940</text:p>
          </table:table-cell>
          <table:table-cell office:value-type="percentage" office:value="1" table:style-name="ce83">
            <text:p>100,0%</text:p>
          </table:table-cell>
          <table:table-cell office:value-type="float" office:value="156163" table:style-name="ce82">
            <text:p>156.163</text:p>
          </table:table-cell>
          <table:table-cell office:value-type="percentage" office:value="0.96809249271588871" table:style-name="ce83">
            <text:p>96,8%</text:p>
          </table:table-cell>
          <table:table-cell office:value-type="float" office:value="188728" table:style-name="ce82">
            <text:p>188.728</text:p>
          </table:table-cell>
          <table:table-cell office:value-type="percentage" office:value="0.93908543563715974" table:style-name="ce83">
            <text:p>93,9%</text:p>
          </table:table-cell>
          <table:table-cell office:value-type="float" office:value="192652" table:style-name="ce82">
            <text:p>192.652</text:p>
          </table:table-cell>
          <table:table-cell office:value-type="percentage" office:value="0.90177263301768884" table:style-name="ce83">
            <text:p>90,2%</text:p>
          </table:table-cell>
          <table:table-cell office:value-type="float" office:value="132404" table:style-name="ce82">
            <text:p>132.404</text:p>
          </table:table-cell>
          <table:table-cell office:value-type="percentage" office:value="0.83652813404263382" table:style-name="ce83">
            <text:p>83,7%</text:p>
          </table:table-cell>
          <table:table-cell office:value-type="float" office:value="111221" table:style-name="ce82">
            <text:p>111.221</text:p>
          </table:table-cell>
          <table:table-cell office:value-type="percentage" office:value="0.85032645759109471" table:style-name="ce83">
            <text:p>85,0%</text:p>
          </table:table-cell>
          <table:table-cell office:value-type="float" office:value="95893" table:style-name="ce82">
            <text:p>95.893</text:p>
          </table:table-cell>
          <table:table-cell office:value-type="percentage" office:value="0.89588646916486825" table:style-name="ce83">
            <text:p>89,6%</text:p>
          </table:table-cell>
          <table:table-cell office:value-type="float" office:value="1098772" table:style-name="ce82">
            <text:p>1.098.772</text:p>
          </table:table-cell>
          <table:table-cell office:value-type="float" office:value="1189408" table:style-name="ce82">
            <text:p>1.189.408</text:p>
          </table:table-cell>
          <table:table-cell office:value-type="percentage" office:value="0.92379738491753882" table:style-name="ce83">
            <text:p>92,4%</text:p>
          </table:table-cell>
          <table:table-cell office:value-type="percentage" office:value="0.82544118431441482" table:style-name="ce83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20" table:style-name="ce82">
            <text:p>89.320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1" table:style-name="ce83">
            <text:p>100,0%</text:p>
          </table:table-cell>
          <table:table-cell office:value-type="float" office:value="149268" table:style-name="ce82">
            <text:p>149.268</text:p>
          </table:table-cell>
          <table:table-cell office:value-type="percentage" office:value="0.98209092703467338" table:style-name="ce83">
            <text:p>98,2%</text:p>
          </table:table-cell>
          <table:table-cell office:value-type="float" office:value="154550" table:style-name="ce82">
            <text:p>154.550</text:p>
          </table:table-cell>
          <table:table-cell office:value-type="percentage" office:value="0.95352381187416324" table:style-name="ce83">
            <text:p>95,4%</text:p>
          </table:table-cell>
          <table:table-cell office:value-type="float" office:value="152703" table:style-name="ce82">
            <text:p>152.703</text:p>
          </table:table-cell>
          <table:table-cell office:value-type="percentage" office:value="0.92034112825458048" table:style-name="ce83">
            <text:p>92,0%</text:p>
          </table:table-cell>
          <table:table-cell office:value-type="float" office:value="93267" table:style-name="ce82">
            <text:p>93.267</text:p>
          </table:table-cell>
          <table:table-cell office:value-type="percentage" office:value="0.85888333287288998" table:style-name="ce83">
            <text:p>85,9%</text:p>
          </table:table-cell>
          <table:table-cell office:value-type="float" office:value="69043" table:style-name="ce82">
            <text:p>69.043</text:p>
          </table:table-cell>
          <table:table-cell office:value-type="percentage" office:value="0.87129300118623965" table:style-name="ce83">
            <text:p>87,1%</text:p>
          </table:table-cell>
          <table:table-cell office:value-type="float" office:value="63184" table:style-name="ce82">
            <text:p>63.184</text:p>
          </table:table-cell>
          <table:table-cell office:value-type="percentage" office:value="0.96824813044011282" table:style-name="ce83">
            <text:p>96,8%</text:p>
          </table:table-cell>
          <table:table-cell office:value-type="float" office:value="886199" table:style-name="ce82">
            <text:p>886.199</text:p>
          </table:table-cell>
          <table:table-cell office:value-type="float" office:value="930447" table:style-name="ce82">
            <text:p>930.447</text:p>
          </table:table-cell>
          <table:table-cell office:value-type="percentage" office:value="0.95244436276327404" table:style-name="ce83">
            <text:p>95,2%</text:p>
          </table:table-cell>
          <table:table-cell office:value-type="percentage" office:value="0.87492212868339969" table:style-name="ce83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6740812559431688" table:style-name="ce83">
            <text:p>96,7%</text:p>
          </table:table-cell>
          <table:table-cell office:value-type="float" office:value="79978" table:style-name="ce82">
            <text:p>79.978</text:p>
          </table:table-cell>
          <table:table-cell office:value-type="percentage" office:value="0.91682142283971846" table:style-name="ce83">
            <text:p>91,7%</text:p>
          </table:table-cell>
          <table:table-cell office:value-type="float" office:value="112275" table:style-name="ce82">
            <text:p>112.275</text:p>
          </table:table-cell>
          <table:table-cell office:value-type="percentage" office:value="0.88132785945852599" table:style-name="ce83">
            <text:p>88,1%</text:p>
          </table:table-cell>
          <table:table-cell office:value-type="float" office:value="153832" table:style-name="ce82">
            <text:p>153.832</text:p>
          </table:table-cell>
          <table:table-cell office:value-type="percentage" office:value="0.86662009599567347" table:style-name="ce83">
            <text:p>86,7%</text:p>
          </table:table-cell>
          <table:table-cell office:value-type="float" office:value="174119" table:style-name="ce82">
            <text:p>174.119</text:p>
          </table:table-cell>
          <table:table-cell office:value-type="percentage" office:value="0.80378814807291932" table:style-name="ce83">
            <text:p>80,4%</text:p>
          </table:table-cell>
          <table:table-cell office:value-type="float" office:value="135790" table:style-name="ce82">
            <text:p>135.790</text:p>
          </table:table-cell>
          <table:table-cell office:value-type="percentage" office:value="0.7378006704809098" table:style-name="ce83">
            <text:p>73,8%</text:p>
          </table:table-cell>
          <table:table-cell office:value-type="float" office:value="105196" table:style-name="ce82">
            <text:p>105.196</text:p>
          </table:table-cell>
          <table:table-cell office:value-type="percentage" office:value="0.7666620509718467" table:style-name="ce83">
            <text:p>76,7%</text:p>
          </table:table-cell>
          <table:table-cell office:value-type="float" office:value="84959" table:style-name="ce82">
            <text:p>84.959</text:p>
          </table:table-cell>
          <table:table-cell office:value-type="percentage" office:value="0.85355047420028929" table:style-name="ce83">
            <text:p>85,4%</text:p>
          </table:table-cell>
          <table:table-cell office:value-type="float" office:value="898034" table:style-name="ce82">
            <text:p>898.034</text:p>
          </table:table-cell>
          <table:table-cell office:value-type="float" office:value="1083187" table:style-name="ce82">
            <text:p>1.083.187</text:p>
          </table:table-cell>
          <table:table-cell office:value-type="percentage" office:value="0.82906644928345707" table:style-name="ce83">
            <text:p>82,9%</text:p>
          </table:table-cell>
          <table:table-cell office:value-type="percentage" office:value="0.73622922260252921" table:style-name="ce83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85" table:style-name="ce82">
            <text:p>94.985</text:p>
          </table:table-cell>
          <table:table-cell office:value-type="percentage" office:value="0.94642394531794904" table:style-name="ce83">
            <text:p>94,6%</text:p>
          </table:table-cell>
          <table:table-cell office:value-type="float" office:value="156401" table:style-name="ce82">
            <text:p>156.401</text:p>
          </table:table-cell>
          <table:table-cell office:value-type="percentage" office:value="0.93403843627199212" table:style-name="ce83">
            <text:p>93,4%</text:p>
          </table:table-cell>
          <table:table-cell office:value-type="float" office:value="229772" table:style-name="ce82">
            <text:p>229.772</text:p>
          </table:table-cell>
          <table:table-cell office:value-type="percentage" office:value="0.91340661088032438" table:style-name="ce83">
            <text:p>91,3%</text:p>
          </table:table-cell>
          <table:table-cell office:value-type="float" office:value="326374" table:style-name="ce82">
            <text:p>326.374</text:p>
          </table:table-cell>
          <table:table-cell office:value-type="percentage" office:value="0.88629099490287766" table:style-name="ce83">
            <text:p>88,6%</text:p>
          </table:table-cell>
          <table:table-cell office:value-type="float" office:value="325643" table:style-name="ce82">
            <text:p>325.643</text:p>
          </table:table-cell>
          <table:table-cell office:value-type="percentage" office:value="0.82628487332056177" table:style-name="ce83">
            <text:p>82,6%</text:p>
          </table:table-cell>
          <table:table-cell office:value-type="float" office:value="240502" table:style-name="ce82">
            <text:p>240.502</text:p>
          </table:table-cell>
          <table:table-cell office:value-type="percentage" office:value="0.76871591947887563" table:style-name="ce83">
            <text:p>76,9%</text:p>
          </table:table-cell>
          <table:table-cell office:value-type="float" office:value="202949" table:style-name="ce82">
            <text:p>202.949</text:p>
          </table:table-cell>
          <table:table-cell office:value-type="percentage" office:value="0.79690659713905387" table:style-name="ce83">
            <text:p>79,7%</text:p>
          </table:table-cell>
          <table:table-cell office:value-type="float" office:value="173956" table:style-name="ce82">
            <text:p>173.956</text:p>
          </table:table-cell>
          <table:table-cell office:value-type="percentage" office:value="0.94405340135131466" table:style-name="ce83">
            <text:p>94,4%</text:p>
          </table:table-cell>
          <table:table-cell office:value-type="float" office:value="1750582" table:style-name="ce82">
            <text:p>1.750.582</text:p>
          </table:table-cell>
          <table:table-cell office:value-type="float" office:value="2033513" table:style-name="ce82">
            <text:p>2.033.513</text:p>
          </table:table-cell>
          <table:table-cell office:value-type="percentage" office:value="0.860865900537641" table:style-name="ce83">
            <text:p>86,1%</text:p>
          </table:table-cell>
          <table:table-cell office:value-type="percentage" office:value="0.77998849565289841" table:style-name="ce83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2" table:style-name="ce82">
            <text:p>42.612</text:p>
          </table:table-cell>
          <table:table-cell office:value-type="percentage" office:value="1" table:style-name="ce83">
            <text:p>100,0%</text:p>
          </table:table-cell>
          <table:table-cell office:value-type="float" office:value="56241" table:style-name="ce82">
            <text:p>56.241</text:p>
          </table:table-cell>
          <table:table-cell office:value-type="percentage" office:value="1" table:style-name="ce83">
            <text:p>100,0%</text:p>
          </table:table-cell>
          <table:table-cell office:value-type="float" office:value="77324" table:style-name="ce82">
            <text:p>77.324</text:p>
          </table:table-cell>
          <table:table-cell office:value-type="percentage" office:value="0.97561098704215399" table:style-name="ce83">
            <text:p>97,6%</text:p>
          </table:table-cell>
          <table:table-cell office:value-type="float" office:value="85277" table:style-name="ce82">
            <text:p>85.277</text:p>
          </table:table-cell>
          <table:table-cell office:value-type="percentage" office:value="0.93741892931735737" table:style-name="ce83">
            <text:p>93,7%</text:p>
          </table:table-cell>
          <table:table-cell office:value-type="float" office:value="89618" table:style-name="ce82">
            <text:p>89.618</text:p>
          </table:table-cell>
          <table:table-cell office:value-type="percentage" office:value="0.9202349413673423" table:style-name="ce83">
            <text:p>92,0%</text:p>
          </table:table-cell>
          <table:table-cell office:value-type="float" office:value="57068" table:style-name="ce82">
            <text:p>57.068</text:p>
          </table:table-cell>
          <table:table-cell office:value-type="percentage" office:value="0.849757288781679" table:style-name="ce83">
            <text:p>85,0%</text:p>
          </table:table-cell>
          <table:table-cell office:value-type="float" office:value="43671" table:style-name="ce82">
            <text:p>43.671</text:p>
          </table:table-cell>
          <table:table-cell office:value-type="percentage" office:value="0.85843178110195983" table:style-name="ce83">
            <text:p>85,8%</text:p>
          </table:table-cell>
          <table:table-cell office:value-type="float" office:value="43429" table:style-name="ce82">
            <text:p>43.429</text:p>
          </table:table-cell>
          <table:table-cell office:value-type="percentage" office:value="0.95905748294061788" table:style-name="ce83">
            <text:p>95,9%</text:p>
          </table:table-cell>
          <table:table-cell office:value-type="float" office:value="495240" table:style-name="ce82">
            <text:p>495.240</text:p>
          </table:table-cell>
          <table:table-cell office:value-type="float" office:value="527062" table:style-name="ce82">
            <text:p>527.062</text:p>
          </table:table-cell>
          <table:table-cell office:value-type="percentage" office:value="0.93962380137441137" table:style-name="ce83">
            <text:p>94,0%</text:p>
          </table:table-cell>
          <table:table-cell office:value-type="percentage" office:value="0.84851496174966379" table:style-name="ce83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36" table:style-name="ce82">
            <text:p>230.136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4" table:style-name="ce82">
            <text:p>252.404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3" table:style-name="ce82">
            <text:p>324.803</text:p>
          </table:table-cell>
          <table:table-cell office:value-type="percentage" office:value="0.9925437671699624" table:style-name="ce83">
            <text:p>99,3%</text:p>
          </table:table-cell>
          <table:table-cell office:value-type="float" office:value="358126" table:style-name="ce82">
            <text:p>358.126</text:p>
          </table:table-cell>
          <table:table-cell office:value-type="percentage" office:value="0.9394627009755957" table:style-name="ce83">
            <text:p>93,9%</text:p>
          </table:table-cell>
          <table:table-cell office:value-type="float" office:value="326588" table:style-name="ce82">
            <text:p>326.588</text:p>
          </table:table-cell>
          <table:table-cell office:value-type="percentage" office:value="0.90668014058778135" table:style-name="ce83">
            <text:p>90,7%</text:p>
          </table:table-cell>
          <table:table-cell office:value-type="float" office:value="219500" table:style-name="ce82">
            <text:p>219.500</text:p>
          </table:table-cell>
          <table:table-cell office:value-type="percentage" office:value="0.84781114089501042" table:style-name="ce83">
            <text:p>84,8%</text:p>
          </table:table-cell>
          <table:table-cell office:value-type="float" office:value="181732" table:style-name="ce82">
            <text:p>181.732</text:p>
          </table:table-cell>
          <table:table-cell office:value-type="percentage" office:value="0.85812096572370256" table:style-name="ce83">
            <text:p>85,8%</text:p>
          </table:table-cell>
          <table:table-cell office:value-type="float" office:value="156794" table:style-name="ce82">
            <text:p>156.794</text:p>
          </table:table-cell>
          <table:table-cell office:value-type="percentage" office:value="0.93219895599234237" table:style-name="ce83">
            <text:p>93,2%</text:p>
          </table:table-cell>
          <table:table-cell office:value-type="float" office:value="2050083" table:style-name="ce82">
            <text:p>2.050.083</text:p>
          </table:table-cell>
          <table:table-cell office:value-type="float" office:value="2172149" table:style-name="ce82">
            <text:p>2.172.149</text:p>
          </table:table-cell>
          <table:table-cell office:value-type="percentage" office:value="0.94380403922567002" table:style-name="ce83">
            <text:p>94,4%</text:p>
          </table:table-cell>
          <table:table-cell office:value-type="percentage" office:value="0.85897968239150368" table:style-name="ce83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03" table:style-name="ce82">
            <text:p>139.303</text:p>
          </table:table-cell>
          <table:table-cell office:value-type="percentage" office:value="1" table:style-name="ce83">
            <text:p>100,0%</text:p>
          </table:table-cell>
          <table:table-cell office:value-type="float" office:value="159865" table:style-name="ce82">
            <text:p>159.865</text:p>
          </table:table-cell>
          <table:table-cell office:value-type="percentage" office:value="1" table:style-name="ce83">
            <text:p>100,0%</text:p>
          </table:table-cell>
          <table:table-cell office:value-type="float" office:value="225994" table:style-name="ce82">
            <text:p>225.994</text:p>
          </table:table-cell>
          <table:table-cell office:value-type="percentage" office:value="0.99108004280176121" table:style-name="ce83">
            <text:p>99,1%</text:p>
          </table:table-cell>
          <table:table-cell office:value-type="float" office:value="290956" table:style-name="ce82">
            <text:p>290.956</text:p>
          </table:table-cell>
          <table:table-cell office:value-type="percentage" office:value="0.93432710247361173" table:style-name="ce83">
            <text:p>93,4%</text:p>
          </table:table-cell>
          <table:table-cell office:value-type="float" office:value="293020" table:style-name="ce82">
            <text:p>293.020</text:p>
          </table:table-cell>
          <table:table-cell office:value-type="percentage" office:value="0.88611078350434402" table:style-name="ce83">
            <text:p>88,6%</text:p>
          </table:table-cell>
          <table:table-cell office:value-type="float" office:value="213376" table:style-name="ce82">
            <text:p>213.376</text:p>
          </table:table-cell>
          <table:table-cell office:value-type="percentage" office:value="0.82783771934929451" table:style-name="ce83">
            <text:p>82,8%</text:p>
          </table:table-cell>
          <table:table-cell office:value-type="float" office:value="181956" table:style-name="ce82">
            <text:p>181.956</text:p>
          </table:table-cell>
          <table:table-cell office:value-type="percentage" office:value="0.83087966683714476" table:style-name="ce83">
            <text:p>83,1%</text:p>
          </table:table-cell>
          <table:table-cell office:value-type="float" office:value="161106" table:style-name="ce82">
            <text:p>161.106</text:p>
          </table:table-cell>
          <table:table-cell office:value-type="percentage" office:value="0.90602645431232287" table:style-name="ce83">
            <text:p>90,6%</text:p>
          </table:table-cell>
          <table:table-cell office:value-type="float" office:value="1665576" table:style-name="ce82">
            <text:p>1.665.576</text:p>
          </table:table-cell>
          <table:table-cell office:value-type="float" office:value="1816082" table:style-name="ce82">
            <text:p>1.816.082</text:p>
          </table:table-cell>
          <table:table-cell office:value-type="percentage" office:value="0.91712598880447027" table:style-name="ce83">
            <text:p>91,7%</text:p>
          </table:table-cell>
          <table:table-cell office:value-type="percentage" office:value="0.81300911426808598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54" table:style-name="ce82">
            <text:p>461.454</text:p>
          </table:table-cell>
          <table:table-cell office:value-type="percentage" office:value="1" table:style-name="ce83">
            <text:p>100,0%</text:p>
          </table:table-cell>
          <table:table-cell office:value-type="float" office:value="622438" table:style-name="ce82">
            <text:p>622.438</text:p>
          </table:table-cell>
          <table:table-cell office:value-type="percentage" office:value="0.9790825122377842" table:style-name="ce83">
            <text:p>97,9%</text:p>
          </table:table-cell>
          <table:table-cell office:value-type="float" office:value="810659" table:style-name="ce82">
            <text:p>810.659</text:p>
          </table:table-cell>
          <table:table-cell office:value-type="percentage" office:value="0.95093749560109042" table:style-name="ce83">
            <text:p>95,1%</text:p>
          </table:table-cell>
          <table:table-cell office:value-type="float" office:value="1045963" table:style-name="ce82">
            <text:p>1.045.963</text:p>
          </table:table-cell>
          <table:table-cell office:value-type="percentage" office:value="0.95312743472987538" table:style-name="ce83">
            <text:p>95,3%</text:p>
          </table:table-cell>
          <table:table-cell office:value-type="float" office:value="1168544" table:style-name="ce82">
            <text:p>1.168.544</text:p>
          </table:table-cell>
          <table:table-cell office:value-type="percentage" office:value="0.9161242777512093" table:style-name="ce83">
            <text:p>91,6%</text:p>
          </table:table-cell>
          <table:table-cell office:value-type="float" office:value="836465" table:style-name="ce82">
            <text:p>836.465</text:p>
          </table:table-cell>
          <table:table-cell office:value-type="percentage" office:value="0.86534323441903194" table:style-name="ce83">
            <text:p>86,5%</text:p>
          </table:table-cell>
          <table:table-cell office:value-type="float" office:value="703602" table:style-name="ce82">
            <text:p>703.602</text:p>
          </table:table-cell>
          <table:table-cell office:value-type="percentage" office:value="0.84868566272922352" table:style-name="ce83">
            <text:p>84,9%</text:p>
          </table:table-cell>
          <table:table-cell office:value-type="float" office:value="612032" table:style-name="ce82">
            <text:p>612.032</text:p>
          </table:table-cell>
          <table:table-cell office:value-type="percentage" office:value="0.911626050288741" table:style-name="ce83">
            <text:p>91,2%</text:p>
          </table:table-cell>
          <table:table-cell office:value-type="float" office:value="6261157" table:style-name="ce82">
            <text:p>6.261.157</text:p>
          </table:table-cell>
          <table:table-cell office:value-type="float" office:value="6782414" table:style-name="ce82">
            <text:p>6.782.414</text:p>
          </table:table-cell>
          <table:table-cell office:value-type="percentage" office:value="0.92314580030060089" table:style-name="ce83">
            <text:p>92,3%</text:p>
          </table:table-cell>
          <table:table-cell office:value-type="percentage" office:value="0.81618439647343144" table:style-name="ce83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1" table:style-name="ce82">
            <text:p>299.251</text:p>
          </table:table-cell>
          <table:table-cell office:value-type="percentage" office:value="1" table:style-name="ce83">
            <text:p>100,0%</text:p>
          </table:table-cell>
          <table:table-cell office:value-type="float" office:value="438027" table:style-name="ce82">
            <text:p>438.027</text:p>
          </table:table-cell>
          <table:table-cell office:value-type="percentage" office:value="0.99602297533289674" table:style-name="ce83">
            <text:p>99,6%</text:p>
          </table:table-cell>
          <table:table-cell office:value-type="float" office:value="577071" table:style-name="ce82">
            <text:p>577.071</text:p>
          </table:table-cell>
          <table:table-cell office:value-type="percentage" office:value="0.96639146598787551" table:style-name="ce83">
            <text:p>96,6%</text:p>
          </table:table-cell>
          <table:table-cell office:value-type="float" office:value="724422" table:style-name="ce82">
            <text:p>724.422</text:p>
          </table:table-cell>
          <table:table-cell office:value-type="percentage" office:value="0.95031588779161902" table:style-name="ce83">
            <text:p>95,0%</text:p>
          </table:table-cell>
          <table:table-cell office:value-type="float" office:value="768788" table:style-name="ce82">
            <text:p>768.788</text:p>
          </table:table-cell>
          <table:table-cell office:value-type="percentage" office:value="0.91443674075765735" table:style-name="ce83">
            <text:p>91,4%</text:p>
          </table:table-cell>
          <table:table-cell office:value-type="float" office:value="532152" table:style-name="ce82">
            <text:p>532.152</text:p>
          </table:table-cell>
          <table:table-cell office:value-type="percentage" office:value="0.86680859589425996" table:style-name="ce83">
            <text:p>86,7%</text:p>
          </table:table-cell>
          <table:table-cell office:value-type="float" office:value="450387" table:style-name="ce82">
            <text:p>450.387</text:p>
          </table:table-cell>
          <table:table-cell office:value-type="percentage" office:value="0.87833602783297871" table:style-name="ce83">
            <text:p>87,8%</text:p>
          </table:table-cell>
          <table:table-cell office:value-type="float" office:value="408827" table:style-name="ce82">
            <text:p>408.827</text:p>
          </table:table-cell>
          <table:table-cell office:value-type="percentage" office:value="0.94467718343966411" table:style-name="ce83">
            <text:p>94,5%</text:p>
          </table:table-cell>
          <table:table-cell office:value-type="float" office:value="4198925" table:style-name="ce82">
            <text:p>4.198.925</text:p>
          </table:table-cell>
          <table:table-cell office:value-type="float" office:value="4492026" table:style-name="ce82">
            <text:p>4.492.026</text:p>
          </table:table-cell>
          <table:table-cell office:value-type="percentage" office:value="0.9347508229026279" table:style-name="ce83">
            <text:p>93,5%</text:p>
          </table:table-cell>
          <table:table-cell office:value-type="percentage" office:value="0.83195711550025808" table:style-name="ce83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0" table:style-name="ce82">
            <text:p>96.190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6" table:style-name="ce82">
            <text:p>133.526</text:p>
          </table:table-cell>
          <table:table-cell office:value-type="percentage" office:value="1" table:style-name="ce83">
            <text:p>100,0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702648955362513" table:style-name="ce83">
            <text:p>96,7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3610984156002441" table:style-name="ce83">
            <text:p>93,6%</text:p>
          </table:table-cell>
          <table:table-cell office:value-type="float" office:value="115004" table:style-name="ce82">
            <text:p>115.004</text:p>
          </table:table-cell>
          <table:table-cell office:value-type="percentage" office:value="0.88572264752545404" table:style-name="ce83">
            <text:p>88,6%</text:p>
          </table:table-cell>
          <table:table-cell office:value-type="float" office:value="95839" table:style-name="ce82">
            <text:p>95.839</text:p>
          </table:table-cell>
          <table:table-cell office:value-type="percentage" office:value="0.85185678986009639" table:style-name="ce83">
            <text:p>85,2%</text:p>
          </table:table-cell>
          <table:table-cell office:value-type="float" office:value="81519" table:style-name="ce82">
            <text:p>81.519</text:p>
          </table:table-cell>
          <table:table-cell office:value-type="percentage" office:value="0.95111365200854048" table:style-name="ce83">
            <text:p>95,1%</text:p>
          </table:table-cell>
          <table:table-cell office:value-type="float" office:value="910430" table:style-name="ce82">
            <text:p>910.430</text:p>
          </table:table-cell>
          <table:table-cell office:value-type="float" office:value="949890" table:style-name="ce82">
            <text:p>949.890</text:p>
          </table:table-cell>
          <table:table-cell office:value-type="percentage" office:value="0.95845834780869366" table:style-name="ce83">
            <text:p>95,8%</text:p>
          </table:table-cell>
          <table:table-cell office:value-type="percentage" office:value="0.86052066211782807" table:style-name="ce83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93" table:style-name="ce82">
            <text:p>243.193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3" table:style-name="ce82">
            <text:p>292.473</text:p>
          </table:table-cell>
          <table:table-cell office:value-type="percentage" office:value="1" table:style-name="ce83">
            <text:p>100,0%</text:p>
          </table:table-cell>
          <table:table-cell office:value-type="float" office:value="348423" table:style-name="ce82">
            <text:p>348.423</text:p>
          </table:table-cell>
          <table:table-cell office:value-type="percentage" office:value="0.98545391808035843" table:style-name="ce83">
            <text:p>98,5%</text:p>
          </table:table-cell>
          <table:table-cell office:value-type="float" office:value="394082" table:style-name="ce82">
            <text:p>394.082</text:p>
          </table:table-cell>
          <table:table-cell office:value-type="percentage" office:value="0.96305474095796673" table:style-name="ce83">
            <text:p>96,3%</text:p>
          </table:table-cell>
          <table:table-cell office:value-type="float" office:value="412902" table:style-name="ce82">
            <text:p>412.902</text:p>
          </table:table-cell>
          <table:table-cell office:value-type="percentage" office:value="0.93240176408023723" table:style-name="ce83">
            <text:p>93,2%</text:p>
          </table:table-cell>
          <table:table-cell office:value-type="float" office:value="269412" table:style-name="ce82">
            <text:p>269.412</text:p>
          </table:table-cell>
          <table:table-cell office:value-type="percentage" office:value="0.87301926778527406" table:style-name="ce83">
            <text:p>87,3%</text:p>
          </table:table-cell>
          <table:table-cell office:value-type="float" office:value="205256" table:style-name="ce82">
            <text:p>205.256</text:p>
          </table:table-cell>
          <table:table-cell office:value-type="percentage" office:value="0.89101501115635395" table:style-name="ce83">
            <text:p>89,1%</text:p>
          </table:table-cell>
          <table:table-cell office:value-type="float" office:value="177421" table:style-name="ce82">
            <text:p>177.421</text:p>
          </table:table-cell>
          <table:table-cell office:value-type="percentage" office:value="0.96769460685923725" table:style-name="ce83">
            <text:p>96,8%</text:p>
          </table:table-cell>
          <table:table-cell office:value-type="float" office:value="2343162" table:style-name="ce82">
            <text:p>2.343.162</text:p>
          </table:table-cell>
          <table:table-cell office:value-type="float" office:value="2456127" table:style-name="ce82">
            <text:p>2.456.127</text:p>
          </table:table-cell>
          <table:table-cell office:value-type="percentage" office:value="0.9540068571372734" table:style-name="ce83">
            <text:p>95,4%</text:p>
          </table:table-cell>
          <table:table-cell office:value-type="percentage" office:value="0.86884306137916612" table:style-name="ce83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4" table:style-name="ce82">
            <text:p>23.504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1" table:style-name="ce82">
            <text:p>38.561</text:p>
          </table:table-cell>
          <table:table-cell office:value-type="percentage" office:value="0.99862744082457144" table:style-name="ce83">
            <text:p>99,9%</text:p>
          </table:table-cell>
          <table:table-cell office:value-type="float" office:value="46001" table:style-name="ce82">
            <text:p>46.001</text:p>
          </table:table-cell>
          <table:table-cell office:value-type="percentage" office:value="0.96844210526315788" table:style-name="ce83">
            <text:p>96,8%</text:p>
          </table:table-cell>
          <table:table-cell office:value-type="float" office:value="48573" table:style-name="ce82">
            <text:p>48.573</text:p>
          </table:table-cell>
          <table:table-cell office:value-type="percentage" office:value="0.93908050421467792" table:style-name="ce83">
            <text:p>93,9%</text:p>
          </table:table-cell>
          <table:table-cell office:value-type="float" office:value="32653" table:style-name="ce82">
            <text:p>32.653</text:p>
          </table:table-cell>
          <table:table-cell office:value-type="percentage" office:value="0.88165568635921809" table:style-name="ce83">
            <text:p>88,2%</text:p>
          </table:table-cell>
          <table:table-cell office:value-type="float" office:value="25922" table:style-name="ce82">
            <text:p>25.922</text:p>
          </table:table-cell>
          <table:table-cell office:value-type="percentage" office:value="0.85931180799575679" table:style-name="ce83">
            <text:p>85,9%</text:p>
          </table:table-cell>
          <table:table-cell office:value-type="float" office:value="25594" table:style-name="ce82">
            <text:p>25.594</text:p>
          </table:table-cell>
          <table:table-cell office:value-type="percentage" office:value="0.98495285741774097" table:style-name="ce83">
            <text:p>98,5%</text:p>
          </table:table-cell>
          <table:table-cell office:value-type="float" office:value="269606" table:style-name="ce82">
            <text:p>269.606</text:p>
          </table:table-cell>
          <table:table-cell office:value-type="float" office:value="281479" table:style-name="ce82">
            <text:p>281.479</text:p>
          </table:table-cell>
          <table:table-cell office:value-type="percentage" office:value="0.95781923340639974" table:style-name="ce83">
            <text:p>95,8%</text:p>
          </table:table-cell>
          <table:table-cell office:value-type="percentage" office:value="0.85270861798491981" table:style-name="ce83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549" table:style-name="ce82">
            <text:p>375.549</text:p>
          </table:table-cell>
          <table:table-cell office:value-type="percentage" office:value="1" table:style-name="ce83">
            <text:p>100,0%</text:p>
          </table:table-cell>
          <table:table-cell office:value-type="float" office:value="513312" table:style-name="ce82">
            <text:p>513.312</text:p>
          </table:table-cell>
          <table:table-cell office:value-type="percentage" office:value="0.97393416184422732" table:style-name="ce83">
            <text:p>97,4%</text:p>
          </table:table-cell>
          <table:table-cell office:value-type="float" office:value="695181" table:style-name="ce82">
            <text:p>695.181</text:p>
          </table:table-cell>
          <table:table-cell office:value-type="percentage" office:value="0.96491537327644361" table:style-name="ce83">
            <text:p>96,5%</text:p>
          </table:table-cell>
          <table:table-cell office:value-type="float" office:value="951872" table:style-name="ce82">
            <text:p>951.872</text:p>
          </table:table-cell>
          <table:table-cell office:value-type="percentage" office:value="0.96172098460332267" table:style-name="ce83">
            <text:p>96,2%</text:p>
          </table:table-cell>
          <table:table-cell office:value-type="float" office:value="1055608" table:style-name="ce82">
            <text:p>1.055.608</text:p>
          </table:table-cell>
          <table:table-cell office:value-type="percentage" office:value="0.91312964249290463" table:style-name="ce83">
            <text:p>91,3%</text:p>
          </table:table-cell>
          <table:table-cell office:value-type="float" office:value="784339" table:style-name="ce82">
            <text:p>784.339</text:p>
          </table:table-cell>
          <table:table-cell office:value-type="percentage" office:value="0.87067128159814577" table:style-name="ce83">
            <text:p>87,1%</text:p>
          </table:table-cell>
          <table:table-cell office:value-type="float" office:value="641875" table:style-name="ce82">
            <text:p>641.875</text:p>
          </table:table-cell>
          <table:table-cell office:value-type="percentage" office:value="0.87263801445707134" table:style-name="ce83">
            <text:p>87,3%</text:p>
          </table:table-cell>
          <table:table-cell office:value-type="float" office:value="509596" table:style-name="ce82">
            <text:p>509.596</text:p>
          </table:table-cell>
          <table:table-cell office:value-type="percentage" office:value="0.89286890703297472" table:style-name="ce83">
            <text:p>89,3%</text:p>
          </table:table-cell>
          <table:table-cell office:value-type="float" office:value="5527332" table:style-name="ce82">
            <text:p>5.527.332</text:p>
          </table:table-cell>
          <table:table-cell office:value-type="float" office:value="5970908" table:style-name="ce82">
            <text:p>5.970.908</text:p>
          </table:table-cell>
          <table:table-cell office:value-type="percentage" office:value="0.92571046145745339" table:style-name="ce83">
            <text:p>92,6%</text:p>
          </table:table-cell>
          <table:table-cell office:value-type="percentage" office:value="0.81815759667060795" table:style-name="ce83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7" table:style-name="ce82">
            <text:p>72.917</text:p>
          </table:table-cell>
          <table:table-cell office:value-type="percentage" office:value="1" table:style-name="ce83">
            <text:p>100,0%</text:p>
          </table:table-cell>
          <table:table-cell office:value-type="float" office:value="103967" table:style-name="ce82">
            <text:p>103.967</text:p>
          </table:table-cell>
          <table:table-cell office:value-type="percentage" office:value="1" table:style-name="ce83">
            <text:p>100,0%</text:p>
          </table:table-cell>
          <table:table-cell office:value-type="float" office:value="149970" table:style-name="ce82">
            <text:p>149.970</text:p>
          </table:table-cell>
          <table:table-cell office:value-type="percentage" office:value="0.97674236848789575" table:style-name="ce83">
            <text:p>97,7%</text:p>
          </table:table-cell>
          <table:table-cell office:value-type="float" office:value="210169" table:style-name="ce82">
            <text:p>210.169</text:p>
          </table:table-cell>
          <table:table-cell office:value-type="percentage" office:value="0.96362269203082951" table:style-name="ce83">
            <text:p>96,4%</text:p>
          </table:table-cell>
          <table:table-cell office:value-type="float" office:value="237219" table:style-name="ce82">
            <text:p>237.219</text:p>
          </table:table-cell>
          <table:table-cell office:value-type="percentage" office:value="0.9396002661723466" table:style-name="ce83">
            <text:p>94,0%</text:p>
          </table:table-cell>
          <table:table-cell office:value-type="float" office:value="175374" table:style-name="ce82">
            <text:p>175.374</text:p>
          </table:table-cell>
          <table:table-cell office:value-type="percentage" office:value="0.88094879291117878" table:style-name="ce83">
            <text:p>88,1%</text:p>
          </table:table-cell>
          <table:table-cell office:value-type="float" office:value="150770" table:style-name="ce82">
            <text:p>150.770</text:p>
          </table:table-cell>
          <table:table-cell office:value-type="percentage" office:value="0.86679813037904097" table:style-name="ce83">
            <text:p>86,7%</text:p>
          </table:table-cell>
          <table:table-cell office:value-type="float" office:value="132822" table:style-name="ce82">
            <text:p>132.822</text:p>
          </table:table-cell>
          <table:table-cell office:value-type="percentage" office:value="0.91844609171875868" table:style-name="ce83">
            <text:p>91,8%</text:p>
          </table:table-cell>
          <table:table-cell office:value-type="float" office:value="1233208" table:style-name="ce82">
            <text:p>1.233.208</text:p>
          </table:table-cell>
          <table:table-cell office:value-type="float" office:value="1317614" table:style-name="ce82">
            <text:p>1.317.614</text:p>
          </table:table-cell>
          <table:table-cell office:value-type="percentage" office:value="0.93594026778707573" table:style-name="ce83">
            <text:p>93,6%</text:p>
          </table:table-cell>
          <table:table-cell office:value-type="percentage" office:value="0.81503374582638277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0" table:style-name="ce82">
            <text:p>56.020</text:p>
          </table:table-cell>
          <table:table-cell office:value-type="percentage" office:value="0.98905367231638419" table:style-name="ce83">
            <text:p>98,9%</text:p>
          </table:table-cell>
          <table:table-cell office:value-type="float" office:value="72668" table:style-name="ce82">
            <text:p>72.668</text:p>
          </table:table-cell>
          <table:table-cell office:value-type="percentage" office:value="0.96032773886612921" table:style-name="ce83">
            <text:p>96,0%</text:p>
          </table:table-cell>
          <table:table-cell office:value-type="float" office:value="92602" table:style-name="ce82">
            <text:p>92.602</text:p>
          </table:table-cell>
          <table:table-cell office:value-type="percentage" office:value="0.94783925975966754" table:style-name="ce83">
            <text:p>94,8%</text:p>
          </table:table-cell>
          <table:table-cell office:value-type="float" office:value="96711" table:style-name="ce82">
            <text:p>96.711</text:p>
          </table:table-cell>
          <table:table-cell office:value-type="percentage" office:value="0.91475837802559523" table:style-name="ce83">
            <text:p>91,5%</text:p>
          </table:table-cell>
          <table:table-cell office:value-type="float" office:value="66185" table:style-name="ce82">
            <text:p>66.185</text:p>
          </table:table-cell>
          <table:table-cell office:value-type="percentage" office:value="0.86258129260123295" table:style-name="ce83">
            <text:p>86,3%</text:p>
          </table:table-cell>
          <table:table-cell office:value-type="float" office:value="60187" table:style-name="ce82">
            <text:p>60.187</text:p>
          </table:table-cell>
          <table:table-cell office:value-type="percentage" office:value="0.87478561669718902" table:style-name="ce83">
            <text:p>87,5%</text:p>
          </table:table-cell>
          <table:table-cell office:value-type="float" office:value="53418" table:style-name="ce82">
            <text:p>53.418</text:p>
          </table:table-cell>
          <table:table-cell office:value-type="percentage" office:value="0.9286695293892665" table:style-name="ce83">
            <text:p>92,9%</text:p>
          </table:table-cell>
          <table:table-cell office:value-type="float" office:value="540389" table:style-name="ce82">
            <text:p>540.389</text:p>
          </table:table-cell>
          <table:table-cell office:value-type="float" office:value="580174" table:style-name="ce82">
            <text:p>580.174</text:p>
          </table:table-cell>
          <table:table-cell office:value-type="percentage" office:value="0.93142574469038597" table:style-name="ce83">
            <text:p>93,1%</text:p>
          </table:table-cell>
          <table:table-cell office:value-type="percentage" office:value="0.82169195351963187" table:style-name="ce83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31" table:style-name="ce82">
            <text:p>165.531</text:p>
          </table:table-cell>
          <table:table-cell office:value-type="percentage" office:value="1" table:style-name="ce83">
            <text:p>100,0%</text:p>
          </table:table-cell>
          <table:table-cell office:value-type="float" office:value="215446" table:style-name="ce82">
            <text:p>215.446</text:p>
          </table:table-cell>
          <table:table-cell office:value-type="percentage" office:value="0.99574794561067825" table:style-name="ce83">
            <text:p>99,6%</text:p>
          </table:table-cell>
          <table:table-cell office:value-type="float" office:value="281981" table:style-name="ce82">
            <text:p>281.981</text:p>
          </table:table-cell>
          <table:table-cell office:value-type="percentage" office:value="0.99232130854474365" table:style-name="ce83">
            <text:p>99,2%</text:p>
          </table:table-cell>
          <table:table-cell office:value-type="float" office:value="328541" table:style-name="ce82">
            <text:p>328.541</text:p>
          </table:table-cell>
          <table:table-cell office:value-type="percentage" office:value="0.97355000637099331" table:style-name="ce83">
            <text:p>97,4%</text:p>
          </table:table-cell>
          <table:table-cell office:value-type="float" office:value="327735" table:style-name="ce82">
            <text:p>327.735</text:p>
          </table:table-cell>
          <table:table-cell office:value-type="percentage" office:value="0.94159407465293743" table:style-name="ce83">
            <text:p>94,2%</text:p>
          </table:table-cell>
          <table:table-cell office:value-type="float" office:value="213394" table:style-name="ce82">
            <text:p>213.394</text:p>
          </table:table-cell>
          <table:table-cell office:value-type="percentage" office:value="0.89799061586045825" table:style-name="ce83">
            <text:p>89,8%</text:p>
          </table:table-cell>
          <table:table-cell office:value-type="float" office:value="176995" table:style-name="ce82">
            <text:p>176.995</text:p>
          </table:table-cell>
          <table:table-cell office:value-type="percentage" office:value="0.88846221419069848" table:style-name="ce83">
            <text:p>88,8%</text:p>
          </table:table-cell>
          <table:table-cell office:value-type="float" office:value="161375" table:style-name="ce82">
            <text:p>161.375</text:p>
          </table:table-cell>
          <table:table-cell office:value-type="percentage" office:value="0.93379123581592094" table:style-name="ce83">
            <text:p>93,4%</text:p>
          </table:table-cell>
          <table:table-cell office:value-type="float" office:value="1870998" table:style-name="ce82">
            <text:p>1.870.998</text:p>
          </table:table-cell>
          <table:table-cell office:value-type="float" office:value="1955253" table:style-name="ce82">
            <text:p>1.955.253</text:p>
          </table:table-cell>
          <table:table-cell office:value-type="percentage" office:value="0.95690838986054494" table:style-name="ce83">
            <text:p>95,7%</text:p>
          </table:table-cell>
          <table:table-cell office:value-type="percentage" office:value="0.85593629741050403" table:style-name="ce83">
            <text:p>85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054635178004934" table:style-name="ce83">
            <text:p>85,1%</text:p>
          </table:table-cell>
          <table:table-cell office:value-type="float" office:value="3939" table:style-name="ce82">
            <text:p>3.939</text:p>
          </table:table-cell>
          <table:table-cell office:value-type="percentage" office:value="0.89441416893732972" table:style-name="ce83">
            <text:p>89,4%</text:p>
          </table:table-cell>
          <table:table-cell office:value-type="float" office:value="7730" table:style-name="ce82">
            <text:p>7.730</text:p>
          </table:table-cell>
          <table:table-cell office:value-type="percentage" office:value="0.92808260295353584" table:style-name="ce83">
            <text:p>92,8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2671108419139914" table:style-name="ce83">
            <text:p>92,7%</text:p>
          </table:table-cell>
          <table:table-cell office:value-type="float" office:value="11357" table:style-name="ce82">
            <text:p>11.357</text:p>
          </table:table-cell>
          <table:table-cell office:value-type="percentage" office:value="0.91907420895039249" table:style-name="ce83">
            <text:p>91,9%</text:p>
          </table:table-cell>
          <table:table-cell office:value-type="float" office:value="9676" table:style-name="ce82">
            <text:p>9.676</text:p>
          </table:table-cell>
          <table:table-cell office:value-type="percentage" office:value="0.84884639003421358" table:style-name="ce83">
            <text:p>84,9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514035895075929" table:style-name="ce83">
            <text:p>91,5%</text:p>
          </table:table-cell>
          <table:table-cell office:value-type="float" office:value="9917" table:style-name="ce82">
            <text:p>9.917</text:p>
          </table:table-cell>
          <table:table-cell office:value-type="percentage" office:value="1.0685270983730202" table:style-name="ce83">
            <text:p>106,9%</text:p>
          </table:table-cell>
          <table:table-cell office:value-type="float" office:value="65685" table:style-name="ce82">
            <text:p>65.685</text:p>
          </table:table-cell>
          <table:table-cell office:value-type="float" office:value="71029" table:style-name="ce82">
            <text:p>71.029</text:p>
          </table:table-cell>
          <table:table-cell office:value-type="percentage" office:value="0.92476312492080703" table:style-name="ce83">
            <text:p>92,5%</text:p>
          </table:table-cell>
          <table:table-cell office:value-type="percentage" office:value="0.78648658356981216" table:style-name="ce83">
            <text:p>78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3751493428912782" table:style-name="ce83">
            <text:p>83,8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90270838811464638" table:style-name="ce83">
            <text:p>90,3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3941286695815118" table:style-name="ce83">
            <text:p>93,9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4241273956115179" table:style-name="ce83">
            <text:p>94,2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816900119014923" table:style-name="ce83">
            <text:p>98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6121256391526657" table:style-name="ce83">
            <text:p>86,1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9427764947395427" table:style-name="ce83">
            <text:p>89,4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6805845511482258" table:style-name="ce83">
            <text:p>96,8%</text:p>
          </table:table-cell>
          <table:table-cell office:value-type="float" office:value="63119" table:style-name="ce82">
            <text:p>63.119</text:p>
          </table:table-cell>
          <table:table-cell office:value-type="float" office:value="68266" table:style-name="ce82">
            <text:p>68.266</text:p>
          </table:table-cell>
          <table:table-cell office:value-type="percentage" office:value="0.9246037558960537" table:style-name="ce83">
            <text:p>92,5%</text:p>
          </table:table-cell>
          <table:table-cell office:value-type="percentage" office:value="0.7512199185927495" table:style-name="ce83">
            <text:p>75,1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9" table:style-name="ce82">
            <text:p>22.699</text:p>
          </table:table-cell>
          <table:table-cell office:value-type="string" table:style-name="ce83">
            <text:p>-</text:p>
          </table:table-cell>
          <table:table-cell office:value-type="float" office:value="32684" table:style-name="ce82">
            <text:p>32.684</text:p>
          </table:table-cell>
          <table:table-cell office:value-type="string" table:style-name="ce83">
            <text:p>-</text:p>
          </table:table-cell>
          <table:table-cell office:value-type="float" office:value="25137" table:style-name="ce82">
            <text:p>25.137</text:p>
          </table:table-cell>
          <table:table-cell office:value-type="string" table:style-name="ce83">
            <text:p>-</text:p>
          </table:table-cell>
          <table:table-cell office:value-type="float" office:value="1238" table:style-name="ce82">
            <text:p>1.238</text:p>
          </table:table-cell>
          <table:table-cell office:value-type="string" table:style-name="ce83">
            <text:p>-</text:p>
          </table:table-cell>
          <table:table-cell office:value-type="float" office:value="95171" table:style-name="ce82">
            <text:p>95.171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69" table:style-name="ce85">
            <text:p>1.969</text:p>
          </table:table-cell>
          <table:table-cell office:value-type="string" table:style-name="ce86">
            <text:p>-</text:p>
          </table:table-cell>
          <table:table-cell office:value-type="float" office:value="2429" table:style-name="ce85">
            <text:p>2.429</text:p>
          </table:table-cell>
          <table:table-cell office:value-type="string" table:style-name="ce86">
            <text:p>-</text:p>
          </table:table-cell>
          <table:table-cell office:value-type="float" office:value="2129" table:style-name="ce85">
            <text:p>2.129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26" table:style-name="ce85">
            <text:p>8.126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722" table:style-name="ce89">
            <text:p>2.952.722</text:p>
          </table:table-cell>
          <table:table-cell office:value-type="percentage" office:value="1" table:style-name="ce90">
            <text:p>100,0%</text:p>
          </table:table-cell>
          <table:table-cell office:value-type="float" office:value="3970577" table:style-name="ce89">
            <text:p>3.970.577</text:p>
          </table:table-cell>
          <table:table-cell office:value-type="percentage" office:value="0.99343179305394347" table:style-name="ce90">
            <text:p>99,3%</text:p>
          </table:table-cell>
          <table:table-cell office:value-type="float" office:value="5340864" table:style-name="ce89">
            <text:p>5.340.864</text:p>
          </table:table-cell>
          <table:table-cell office:value-type="percentage" office:value="0.96971563241013425" table:style-name="ce90">
            <text:p>97,0%</text:p>
          </table:table-cell>
          <table:table-cell office:value-type="float" office:value="6775633" table:style-name="ce89">
            <text:p>6.775.633</text:p>
          </table:table-cell>
          <table:table-cell office:value-type="percentage" office:value="0.95033727860612638" table:style-name="ce90">
            <text:p>95,0%</text:p>
          </table:table-cell>
          <table:table-cell office:value-type="float" office:value="7143081" table:style-name="ce89">
            <text:p>7.143.081</text:p>
          </table:table-cell>
          <table:table-cell office:value-type="percentage" office:value="0.91381047097485313" table:style-name="ce90">
            <text:p>91,4%</text:p>
          </table:table-cell>
          <table:table-cell office:value-type="float" office:value="5141142" table:style-name="ce89">
            <text:p>5.141.142</text:p>
          </table:table-cell>
          <table:table-cell office:value-type="percentage" office:value="0.86521788886607587" table:style-name="ce90">
            <text:p>86,5%</text:p>
          </table:table-cell>
          <table:table-cell office:value-type="float" office:value="4268523" table:style-name="ce89">
            <text:p>4.268.523</text:p>
          </table:table-cell>
          <table:table-cell office:value-type="percentage" office:value="0.86677469563548748" table:style-name="ce90">
            <text:p>86,7%</text:p>
          </table:table-cell>
          <table:table-cell office:value-type="float" office:value="3686749" table:style-name="ce89">
            <text:p>3.686.749</text:p>
          </table:table-cell>
          <table:table-cell office:value-type="percentage" office:value="0.92539763180472101" table:style-name="ce90">
            <text:p>92,5%</text:p>
          </table:table-cell>
          <table:table-cell office:value-type="float" office:value="39279291" table:style-name="ce89">
            <text:p>39.279.291</text:p>
          </table:table-cell>
          <table:table-cell office:value-type="float" office:value="42185033" table:style-name="ce89">
            <text:p>42.185.033</text:p>
          </table:table-cell>
          <table:table-cell office:value-type="percentage" office:value="0.93111912464309321" table:style-name="ce90">
            <text:p>93,1%</text:p>
          </table:table-cell>
          <table:table-cell office:value-type="percentage" office:value="0.8286998058195566" table:style-name="ce90">
            <text:p>82,9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5" table:style-name="ce92">
            <text:p>653.115</text:p>
          </table:table-cell>
          <table:table-cell office:value-type="percentage" office:value="0.99815381699863825" table:style-name="ce93">
            <text:p>99,8%</text:p>
          </table:table-cell>
          <table:table-cell office:value-type="float" office:value="934179" table:style-name="ce92">
            <text:p>934.179</text:p>
          </table:table-cell>
          <table:table-cell office:value-type="percentage" office:value="0.97490161537586528" table:style-name="ce93">
            <text:p>97,5%</text:p>
          </table:table-cell>
          <table:table-cell office:value-type="float" office:value="1222995" table:style-name="ce92">
            <text:p>1.222.995</text:p>
          </table:table-cell>
          <table:table-cell office:value-type="percentage" office:value="0.94983189537671509" table:style-name="ce93">
            <text:p>95,0%</text:p>
          </table:table-cell>
          <table:table-cell office:value-type="float" office:value="1268162" table:style-name="ce92">
            <text:p>1.268.162</text:p>
          </table:table-cell>
          <table:table-cell office:value-type="percentage" office:value="0.91607962228823059" table:style-name="ce93">
            <text:p>91,6%</text:p>
          </table:table-cell>
          <table:table-cell office:value-type="float" office:value="954111" table:style-name="ce92">
            <text:p>954.111</text:p>
          </table:table-cell>
          <table:table-cell office:value-type="percentage" office:value="0.86597783754003776" table:style-name="ce93">
            <text:p>86,6%</text:p>
          </table:table-cell>
          <table:table-cell office:value-type="float" office:value="794927" table:style-name="ce92">
            <text:p>794.927</text:p>
          </table:table-cell>
          <table:table-cell office:value-type="percentage" office:value="0.85834866625202999" table:style-name="ce93">
            <text:p>85,8%</text:p>
          </table:table-cell>
          <table:table-cell office:value-type="float" office:value="760995" table:style-name="ce92">
            <text:p>760.995</text:p>
          </table:table-cell>
          <table:table-cell office:value-type="percentage" office:value="0.98466576782437898" table:style-name="ce93">
            <text:p>98,5%</text:p>
          </table:table-cell>
          <table:table-cell office:value-type="float" office:value="7019394" table:style-name="ce92">
            <text:p>7.019.394</text:p>
          </table:table-cell>
          <table:table-cell office:value-type="float" office:value="7508005" table:style-name="ce92">
            <text:p>7.508.005</text:p>
          </table:table-cell>
          <table:table-cell office:value-type="percentage" office:value="0.93492132730332489" table:style-name="ce93">
            <text:p>93,5%</text:p>
          </table:table-cell>
          <table:table-cell office:value-type="percentage" office:value="0.82559572403291992" table:style-name="ce93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5" table:style-name="ce94">
            <text:p>100.545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4" table:style-name="ce94">
            <text:p>119.284</text:p>
          </table:table-cell>
          <table:table-cell office:value-type="percentage" office:value="0.99714942528735628" table:style-name="ce95">
            <text:p>99,7%</text:p>
          </table:table-cell>
          <table:table-cell office:value-type="float" office:value="155588" table:style-name="ce94">
            <text:p>155.588</text:p>
          </table:table-cell>
          <table:table-cell office:value-type="percentage" office:value="0.96452792759283368" table:style-name="ce95">
            <text:p>96,5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3824451410658305" table:style-name="ce95">
            <text:p>93,8%</text:p>
          </table:table-cell>
          <table:table-cell office:value-type="float" office:value="191306" table:style-name="ce94">
            <text:p>191.306</text:p>
          </table:table-cell>
          <table:table-cell office:value-type="percentage" office:value="0.89547222625294309" table:style-name="ce95">
            <text:p>89,5%</text:p>
          </table:table-cell>
          <table:table-cell office:value-type="float" office:value="130313" table:style-name="ce94">
            <text:p>130.313</text:p>
          </table:table-cell>
          <table:table-cell office:value-type="percentage" office:value="0.82331720137985065" table:style-name="ce95">
            <text:p>82,3%</text:p>
          </table:table-cell>
          <table:table-cell office:value-type="float" office:value="108685" table:style-name="ce94">
            <text:p>108.685</text:p>
          </table:table-cell>
          <table:table-cell office:value-type="percentage" office:value="0.83093778192327095" table:style-name="ce95">
            <text:p>83,1%</text:p>
          </table:table-cell>
          <table:table-cell office:value-type="float" office:value="98419" table:style-name="ce94">
            <text:p>98.419</text:p>
          </table:table-cell>
          <table:table-cell office:value-type="percentage" office:value="0.91948578528919911" table:style-name="ce95">
            <text:p>91,9%</text:p>
          </table:table-cell>
          <table:table-cell office:value-type="float" office:value="1092699" table:style-name="ce94">
            <text:p>1.092.699</text:p>
          </table:table-cell>
          <table:table-cell office:value-type="float" office:value="1189408" table:style-name="ce94">
            <text:p>1.189.408</text:p>
          </table:table-cell>
          <table:table-cell office:value-type="percentage" office:value="0.91869148349430974" table:style-name="ce95">
            <text:p>91,9%</text:p>
          </table:table-cell>
          <table:table-cell office:value-type="percentage" office:value="0.82087890541365893" table:style-name="ce95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40" table:style-name="ce94">
            <text:p>88.640</text:p>
          </table:table-cell>
          <table:table-cell office:value-type="percentage" office:value="1" table:style-name="ce95">
            <text:p>100,0%</text:p>
          </table:table-cell>
          <table:table-cell office:value-type="float" office:value="114699" table:style-name="ce94">
            <text:p>114.699</text:p>
          </table:table-cell>
          <table:table-cell office:value-type="percentage" office:value="1" table:style-name="ce95">
            <text:p>100,0%</text:p>
          </table:table-cell>
          <table:table-cell office:value-type="float" office:value="149555" table:style-name="ce94">
            <text:p>149.555</text:p>
          </table:table-cell>
          <table:table-cell office:value-type="percentage" office:value="0.98397920915849724" table:style-name="ce95">
            <text:p>98,4%</text:p>
          </table:table-cell>
          <table:table-cell office:value-type="float" office:value="155008" table:style-name="ce94">
            <text:p>155.008</text:p>
          </table:table-cell>
          <table:table-cell office:value-type="percentage" office:value="0.95634952462627176" table:style-name="ce95">
            <text:p>95,6%</text:p>
          </table:table-cell>
          <table:table-cell office:value-type="float" office:value="152419" table:style-name="ce94">
            <text:p>152.419</text:p>
          </table:table-cell>
          <table:table-cell office:value-type="percentage" office:value="0.91862945998071355" table:style-name="ce95">
            <text:p>91,9%</text:p>
          </table:table-cell>
          <table:table-cell office:value-type="float" office:value="91975" table:style-name="ce94">
            <text:p>91.975</text:p>
          </table:table-cell>
          <table:table-cell office:value-type="percentage" office:value="0.84698547761785048" table:style-name="ce95">
            <text:p>84,7%</text:p>
          </table:table-cell>
          <table:table-cell office:value-type="float" office:value="67480" table:style-name="ce94">
            <text:p>67.480</text:p>
          </table:table-cell>
          <table:table-cell office:value-type="percentage" office:value="0.85156861260442696" table:style-name="ce95">
            <text:p>85,2%</text:p>
          </table:table-cell>
          <table:table-cell office:value-type="float" office:value="67220" table:style-name="ce94">
            <text:p>67.220</text:p>
          </table:table-cell>
          <table:table-cell office:value-type="percentage" office:value="1.0300968493318623" table:style-name="ce95">
            <text:p>103,0%</text:p>
          </table:table-cell>
          <table:table-cell office:value-type="float" office:value="886996" table:style-name="ce94">
            <text:p>886.996</text:p>
          </table:table-cell>
          <table:table-cell office:value-type="float" office:value="930447" table:style-name="ce94">
            <text:p>930.447</text:p>
          </table:table-cell>
          <table:table-cell office:value-type="percentage" office:value="0.9533009403007372" table:style-name="ce95">
            <text:p>95,3%</text:p>
          </table:table-cell>
          <table:table-cell office:value-type="percentage" office:value="0.87570898686825505" table:style-name="ce95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93720284153413" table:style-name="ce95">
            <text:p>95,9%</text:p>
          </table:table-cell>
          <table:table-cell office:value-type="float" office:value="79893" table:style-name="ce94">
            <text:p>79.893</text:p>
          </table:table-cell>
          <table:table-cell office:value-type="percentage" office:value="0.91584703212050345" table:style-name="ce95">
            <text:p>91,6%</text:p>
          </table:table-cell>
          <table:table-cell office:value-type="float" office:value="112224" table:style-name="ce94">
            <text:p>112.224</text:p>
          </table:table-cell>
          <table:table-cell office:value-type="percentage" office:value="0.88092752349030168" table:style-name="ce95">
            <text:p>88,1%</text:p>
          </table:table-cell>
          <table:table-cell office:value-type="float" office:value="153229" table:style-name="ce94">
            <text:p>153.229</text:p>
          </table:table-cell>
          <table:table-cell office:value-type="percentage" office:value="0.86322306600265908" table:style-name="ce95">
            <text:p>86,3%</text:p>
          </table:table-cell>
          <table:table-cell office:value-type="float" office:value="173030" table:style-name="ce94">
            <text:p>173.030</text:p>
          </table:table-cell>
          <table:table-cell office:value-type="percentage" office:value="0.79876098105925963" table:style-name="ce95">
            <text:p>79,9%</text:p>
          </table:table-cell>
          <table:table-cell office:value-type="float" office:value="133807" table:style-name="ce94">
            <text:p>133.807</text:p>
          </table:table-cell>
          <table:table-cell office:value-type="percentage" office:value="0.72702624872994404" table:style-name="ce95">
            <text:p>72,7%</text:p>
          </table:table-cell>
          <table:table-cell office:value-type="float" office:value="103118" table:style-name="ce94">
            <text:p>103.118</text:p>
          </table:table-cell>
          <table:table-cell office:value-type="percentage" office:value="0.75151771333619988" table:style-name="ce95">
            <text:p>75,2%</text:p>
          </table:table-cell>
          <table:table-cell office:value-type="float" office:value="86038" table:style-name="ce94">
            <text:p>86.038</text:p>
          </table:table-cell>
          <table:table-cell office:value-type="percentage" office:value="0.86439077318759039" table:style-name="ce95">
            <text:p>86,4%</text:p>
          </table:table-cell>
          <table:table-cell office:value-type="float" office:value="892793" table:style-name="ce94">
            <text:p>892.793</text:p>
          </table:table-cell>
          <table:table-cell office:value-type="float" office:value="1083187" table:style-name="ce94">
            <text:p>1.083.187</text:p>
          </table:table-cell>
          <table:table-cell office:value-type="percentage" office:value="0.82422794955995593" table:style-name="ce95">
            <text:p>82,4%</text:p>
          </table:table-cell>
          <table:table-cell office:value-type="percentage" office:value="0.7319325285400996" table:style-name="ce95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444" table:style-name="ce94">
            <text:p>93.444</text:p>
          </table:table-cell>
          <table:table-cell office:value-type="percentage" office:value="0.93106952830752676" table:style-name="ce95">
            <text:p>93,1%</text:p>
          </table:table-cell>
          <table:table-cell office:value-type="float" office:value="152765" table:style-name="ce94">
            <text:p>152.765</text:p>
          </table:table-cell>
          <table:table-cell office:value-type="percentage" office:value="0.91232397310177604" table:style-name="ce95">
            <text:p>91,2%</text:p>
          </table:table-cell>
          <table:table-cell office:value-type="float" office:value="226486" table:style-name="ce94">
            <text:p>226.486</text:p>
          </table:table-cell>
          <table:table-cell office:value-type="percentage" office:value="0.90034386118343901" table:style-name="ce95">
            <text:p>90,0%</text:p>
          </table:table-cell>
          <table:table-cell office:value-type="float" office:value="325201" table:style-name="ce94">
            <text:p>325.201</text:p>
          </table:table-cell>
          <table:table-cell office:value-type="percentage" office:value="0.8831056329040019" table:style-name="ce95">
            <text:p>88,3%</text:p>
          </table:table-cell>
          <table:table-cell office:value-type="float" office:value="322864" table:style-name="ce94">
            <text:p>322.864</text:p>
          </table:table-cell>
          <table:table-cell office:value-type="percentage" office:value="0.81923345301379069" table:style-name="ce95">
            <text:p>81,9%</text:p>
          </table:table-cell>
          <table:table-cell office:value-type="float" office:value="234534" table:style-name="ce94">
            <text:p>234.534</text:p>
          </table:table-cell>
          <table:table-cell office:value-type="percentage" office:value="0.74964041654147839" table:style-name="ce95">
            <text:p>75,0%</text:p>
          </table:table-cell>
          <table:table-cell office:value-type="float" office:value="192830" table:style-name="ce94">
            <text:p>192.830</text:p>
          </table:table-cell>
          <table:table-cell office:value-type="percentage" office:value="0.75717298004091549" table:style-name="ce95">
            <text:p>75,7%</text:p>
          </table:table-cell>
          <table:table-cell office:value-type="float" office:value="171424" table:style-name="ce94">
            <text:p>171.424</text:p>
          </table:table-cell>
          <table:table-cell office:value-type="percentage" office:value="0.93031232192765856" table:style-name="ce95">
            <text:p>93,0%</text:p>
          </table:table-cell>
          <table:table-cell office:value-type="float" office:value="1719548" table:style-name="ce94">
            <text:p>1.719.548</text:p>
          </table:table-cell>
          <table:table-cell office:value-type="float" office:value="2033513" table:style-name="ce94">
            <text:p>2.033.513</text:p>
          </table:table-cell>
          <table:table-cell office:value-type="percentage" office:value="0.84560462608303955" table:style-name="ce95">
            <text:p>84,6%</text:p>
          </table:table-cell>
          <table:table-cell office:value-type="percentage" office:value="0.76616100115444474" table:style-name="ce95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1" table:style-name="ce94">
            <text:p>42.301</text:p>
          </table:table-cell>
          <table:table-cell office:value-type="percentage" office:value="1" table:style-name="ce95">
            <text:p>100,0%</text:p>
          </table:table-cell>
          <table:table-cell office:value-type="float" office:value="56124" table:style-name="ce94">
            <text:p>56.124</text:p>
          </table:table-cell>
          <table:table-cell office:value-type="percentage" office:value="1" table:style-name="ce95">
            <text:p>100,0%</text:p>
          </table:table-cell>
          <table:table-cell office:value-type="float" office:value="77192" table:style-name="ce94">
            <text:p>77.192</text:p>
          </table:table-cell>
          <table:table-cell office:value-type="percentage" office:value="0.97394551900778481" table:style-name="ce95">
            <text:p>97,4%</text:p>
          </table:table-cell>
          <table:table-cell office:value-type="float" office:value="85153" table:style-name="ce94">
            <text:p>85.153</text:p>
          </table:table-cell>
          <table:table-cell office:value-type="percentage" office:value="0.9360558425854677" table:style-name="ce95">
            <text:p>93,6%</text:p>
          </table:table-cell>
          <table:table-cell office:value-type="float" office:value="89367" table:style-name="ce94">
            <text:p>89.367</text:p>
          </table:table-cell>
          <table:table-cell office:value-type="percentage" office:value="0.91765756884973204" table:style-name="ce95">
            <text:p>91,8%</text:p>
          </table:table-cell>
          <table:table-cell office:value-type="float" office:value="56831" table:style-name="ce94">
            <text:p>56.831</text:p>
          </table:table-cell>
          <table:table-cell office:value-type="percentage" office:value="0.8462282974478097" table:style-name="ce95">
            <text:p>84,6%</text:p>
          </table:table-cell>
          <table:table-cell office:value-type="float" office:value="43424" table:style-name="ce94">
            <text:p>43.424</text:p>
          </table:table-cell>
          <table:table-cell office:value-type="percentage" office:value="0.85357655337801974" table:style-name="ce95">
            <text:p>85,4%</text:p>
          </table:table-cell>
          <table:table-cell office:value-type="float" office:value="46235" table:style-name="ce94">
            <text:p>46.235</text:p>
          </table:table-cell>
          <table:table-cell office:value-type="percentage" office:value="1.0210233420930592" table:style-name="ce95">
            <text:p>102,1%</text:p>
          </table:table-cell>
          <table:table-cell office:value-type="float" office:value="496627" table:style-name="ce94">
            <text:p>496.627</text:p>
          </table:table-cell>
          <table:table-cell office:value-type="float" office:value="527062" table:style-name="ce94">
            <text:p>527.062</text:p>
          </table:table-cell>
          <table:table-cell office:value-type="percentage" office:value="0.94225537033593776" table:style-name="ce95">
            <text:p>94,2%</text:p>
          </table:table-cell>
          <table:table-cell office:value-type="percentage" office:value="0.85089136561838763" table:style-name="ce95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78" table:style-name="ce94">
            <text:p>228.678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3" table:style-name="ce94">
            <text:p>251.363</text:p>
          </table:table-cell>
          <table:table-cell office:value-type="percentage" office:value="1" table:style-name="ce95">
            <text:p>100,0%</text:p>
          </table:table-cell>
          <table:table-cell office:value-type="float" office:value="325064" table:style-name="ce94">
            <text:p>325.064</text:p>
          </table:table-cell>
          <table:table-cell office:value-type="percentage" office:value="0.99334133961612625" table:style-name="ce95">
            <text:p>99,3%</text:p>
          </table:table-cell>
          <table:table-cell office:value-type="float" office:value="356920" table:style-name="ce94">
            <text:p>356.920</text:p>
          </table:table-cell>
          <table:table-cell office:value-type="percentage" office:value="0.93629903227414268" table:style-name="ce95">
            <text:p>93,6%</text:p>
          </table:table-cell>
          <table:table-cell office:value-type="float" office:value="325076" table:style-name="ce94">
            <text:p>325.076</text:p>
          </table:table-cell>
          <table:table-cell office:value-type="percentage" office:value="0.90248249593283769" table:style-name="ce95">
            <text:p>90,2%</text:p>
          </table:table-cell>
          <table:table-cell office:value-type="float" office:value="217265" table:style-name="ce94">
            <text:p>217.265</text:p>
          </table:table-cell>
          <table:table-cell office:value-type="percentage" office:value="0.83917853087268546" table:style-name="ce95">
            <text:p>83,9%</text:p>
          </table:table-cell>
          <table:table-cell office:value-type="float" office:value="186659" table:style-name="ce94">
            <text:p>186.659</text:p>
          </table:table-cell>
          <table:table-cell office:value-type="percentage" office:value="0.88138578423734171" table:style-name="ce95">
            <text:p>88,1%</text:p>
          </table:table-cell>
          <table:table-cell office:value-type="float" office:value="198200" table:style-name="ce94">
            <text:p>198.200</text:p>
          </table:table-cell>
          <table:table-cell office:value-type="percentage" office:value="1.1783731078847548" table:style-name="ce95">
            <text:p>117,8%</text:p>
          </table:table-cell>
          <table:table-cell office:value-type="float" office:value="2089225" table:style-name="ce94">
            <text:p>2.089.225</text:p>
          </table:table-cell>
          <table:table-cell office:value-type="float" office:value="2172149" table:style-name="ce94">
            <text:p>2.172.149</text:p>
          </table:table-cell>
          <table:table-cell office:value-type="percentage" office:value="0.96182398168818073" table:style-name="ce95">
            <text:p>96,2%</text:p>
          </table:table-cell>
          <table:table-cell office:value-type="percentage" office:value="0.87538008312072702" table:style-name="ce95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50" table:style-name="ce94">
            <text:p>137.250</text:p>
          </table:table-cell>
          <table:table-cell office:value-type="percentage" office:value="1" table:style-name="ce95">
            <text:p>100,0%</text:p>
          </table:table-cell>
          <table:table-cell office:value-type="float" office:value="158468" table:style-name="ce94">
            <text:p>158.468</text:p>
          </table:table-cell>
          <table:table-cell office:value-type="percentage" office:value="1" table:style-name="ce95">
            <text:p>100,0%</text:p>
          </table:table-cell>
          <table:table-cell office:value-type="float" office:value="223364" table:style-name="ce94">
            <text:p>223.364</text:p>
          </table:table-cell>
          <table:table-cell office:value-type="percentage" office:value="0.97954637149823709" table:style-name="ce95">
            <text:p>98,0%</text:p>
          </table:table-cell>
          <table:table-cell office:value-type="float" office:value="287033" table:style-name="ce94">
            <text:p>287.033</text:p>
          </table:table-cell>
          <table:table-cell office:value-type="percentage" office:value="0.92172944089246545" table:style-name="ce95">
            <text:p>92,2%</text:p>
          </table:table-cell>
          <table:table-cell office:value-type="float" office:value="287441" table:style-name="ce94">
            <text:p>287.441</text:p>
          </table:table-cell>
          <table:table-cell office:value-type="percentage" office:value="0.86923953901191786" table:style-name="ce95">
            <text:p>86,9%</text:p>
          </table:table-cell>
          <table:table-cell office:value-type="float" office:value="207203" table:style-name="ce94">
            <text:p>207.203</text:p>
          </table:table-cell>
          <table:table-cell office:value-type="percentage" office:value="0.80388824873618336" table:style-name="ce95">
            <text:p>80,4%</text:p>
          </table:table-cell>
          <table:table-cell office:value-type="float" office:value="174959" table:style-name="ce94">
            <text:p>174.959</text:p>
          </table:table-cell>
          <table:table-cell office:value-type="percentage" office:value="0.79892872799006354" table:style-name="ce95">
            <text:p>79,9%</text:p>
          </table:table-cell>
          <table:table-cell office:value-type="float" office:value="168000" table:style-name="ce94">
            <text:p>168.000</text:p>
          </table:table-cell>
          <table:table-cell office:value-type="percentage" office:value="0.9447968686732352" table:style-name="ce95">
            <text:p>94,5%</text:p>
          </table:table-cell>
          <table:table-cell office:value-type="float" office:value="1643718" table:style-name="ce94">
            <text:p>1.643.718</text:p>
          </table:table-cell>
          <table:table-cell office:value-type="float" office:value="1816082" table:style-name="ce94">
            <text:p>1.816.082</text:p>
          </table:table-cell>
          <table:table-cell office:value-type="percentage" office:value="0.90509018865888213" table:style-name="ce95">
            <text:p>90,5%</text:p>
          </table:table-cell>
          <table:table-cell office:value-type="percentage" office:value="0.8023396802586672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64" table:style-name="ce94">
            <text:p>455.864</text:p>
          </table:table-cell>
          <table:table-cell office:value-type="percentage" office:value="1" table:style-name="ce95">
            <text:p>100,0%</text:p>
          </table:table-cell>
          <table:table-cell office:value-type="float" office:value="618657" table:style-name="ce94">
            <text:p>618.657</text:p>
          </table:table-cell>
          <table:table-cell office:value-type="percentage" office:value="0.97313507493676621" table:style-name="ce95">
            <text:p>97,3%</text:p>
          </table:table-cell>
          <table:table-cell office:value-type="float" office:value="802610" table:style-name="ce94">
            <text:p>802.610</text:p>
          </table:table-cell>
          <table:table-cell office:value-type="percentage" office:value="0.94149567616518315" table:style-name="ce95">
            <text:p>94,1%</text:p>
          </table:table-cell>
          <table:table-cell office:value-type="float" office:value="1040411" table:style-name="ce94">
            <text:p>1.040.411</text:p>
          </table:table-cell>
          <table:table-cell office:value-type="percentage" office:value="0.94806820843064654" table:style-name="ce95">
            <text:p>94,8%</text:p>
          </table:table-cell>
          <table:table-cell office:value-type="float" office:value="1157065" table:style-name="ce94">
            <text:p>1.157.065</text:p>
          </table:table-cell>
          <table:table-cell office:value-type="percentage" office:value="0.90712488142184033" table:style-name="ce95">
            <text:p>90,7%</text:p>
          </table:table-cell>
          <table:table-cell office:value-type="float" office:value="820692" table:style-name="ce94">
            <text:p>820.692</text:p>
          </table:table-cell>
          <table:table-cell office:value-type="percentage" office:value="0.84902568516533761" table:style-name="ce95">
            <text:p>84,9%</text:p>
          </table:table-cell>
          <table:table-cell office:value-type="float" office:value="685909" table:style-name="ce94">
            <text:p>685.909</text:p>
          </table:table-cell>
          <table:table-cell office:value-type="percentage" office:value="0.82734434273486845" table:style-name="ce95">
            <text:p>82,7%</text:p>
          </table:table-cell>
          <table:table-cell office:value-type="float" office:value="613543" table:style-name="ce94">
            <text:p>613.543</text:p>
          </table:table-cell>
          <table:table-cell office:value-type="percentage" office:value="0.913876695617721" table:style-name="ce95">
            <text:p>91,4%</text:p>
          </table:table-cell>
          <table:table-cell office:value-type="float" office:value="6194751" table:style-name="ce94">
            <text:p>6.194.751</text:p>
          </table:table-cell>
          <table:table-cell office:value-type="float" office:value="6782414" table:style-name="ce94">
            <text:p>6.782.414</text:p>
          </table:table-cell>
          <table:table-cell office:value-type="percentage" office:value="0.91335489104616729" table:style-name="ce95">
            <text:p>91,3%</text:p>
          </table:table-cell>
          <table:table-cell office:value-type="percentage" office:value="0.80752792275264551" table:style-name="ce95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88" table:style-name="ce94">
            <text:p>295.588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2" table:style-name="ce94">
            <text:p>435.752</text:p>
          </table:table-cell>
          <table:table-cell office:value-type="percentage" office:value="0.99084988721530964" table:style-name="ce95">
            <text:p>99,1%</text:p>
          </table:table-cell>
          <table:table-cell office:value-type="float" office:value="579767" table:style-name="ce94">
            <text:p>579.767</text:p>
          </table:table-cell>
          <table:table-cell office:value-type="percentage" office:value="0.97090632012593359" table:style-name="ce95">
            <text:p>97,1%</text:p>
          </table:table-cell>
          <table:table-cell office:value-type="float" office:value="733807" table:style-name="ce94">
            <text:p>733.807</text:p>
          </table:table-cell>
          <table:table-cell office:value-type="percentage" office:value="0.96262737834122181" table:style-name="ce95">
            <text:p>96,3%</text:p>
          </table:table-cell>
          <table:table-cell office:value-type="float" office:value="770040" table:style-name="ce94">
            <text:p>770.040</text:p>
          </table:table-cell>
          <table:table-cell office:value-type="percentage" office:value="0.91592593517722243" table:style-name="ce95">
            <text:p>91,6%</text:p>
          </table:table-cell>
          <table:table-cell office:value-type="float" office:value="530711" table:style-name="ce94">
            <text:p>530.711</text:p>
          </table:table-cell>
          <table:table-cell office:value-type="percentage" office:value="0.86446138835452768" table:style-name="ce95">
            <text:p>86,4%</text:p>
          </table:table-cell>
          <table:table-cell office:value-type="float" office:value="447398" table:style-name="ce94">
            <text:p>447.398</text:p>
          </table:table-cell>
          <table:table-cell office:value-type="percentage" office:value="0.87250693776778421" table:style-name="ce95">
            <text:p>87,3%</text:p>
          </table:table-cell>
          <table:table-cell office:value-type="float" office:value="430430" table:style-name="ce94">
            <text:p>430.430</text:p>
          </table:table-cell>
          <table:table-cell office:value-type="percentage" office:value="0.99459526906964224" table:style-name="ce95">
            <text:p>99,5%</text:p>
          </table:table-cell>
          <table:table-cell office:value-type="float" office:value="4223493" table:style-name="ce94">
            <text:p>4.223.493</text:p>
          </table:table-cell>
          <table:table-cell office:value-type="float" office:value="4492026" table:style-name="ce94">
            <text:p>4.492.026</text:p>
          </table:table-cell>
          <table:table-cell office:value-type="percentage" office:value="0.94022006996397611" table:style-name="ce95">
            <text:p>94,0%</text:p>
          </table:table-cell>
          <table:table-cell office:value-type="percentage" office:value="0.83682491438059303" table:style-name="ce95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2" table:style-name="ce94">
            <text:p>132.912</text:p>
          </table:table-cell>
          <table:table-cell office:value-type="percentage" office:value="1.0170409763936183" table:style-name="ce95">
            <text:p>101,7%</text:p>
          </table:table-cell>
          <table:table-cell office:value-type="float" office:value="161626" table:style-name="ce94">
            <text:p>161.626</text:p>
          </table:table-cell>
          <table:table-cell office:value-type="percentage" office:value="0.96232874673271684" table:style-name="ce95">
            <text:p>96,2%</text:p>
          </table:table-cell>
          <table:table-cell office:value-type="float" office:value="146272" table:style-name="ce94">
            <text:p>146.272</text:p>
          </table:table-cell>
          <table:table-cell office:value-type="percentage" office:value="0.92849888279504367" table:style-name="ce95">
            <text:p>92,8%</text:p>
          </table:table-cell>
          <table:table-cell office:value-type="float" office:value="113414" table:style-name="ce94">
            <text:p>113.414</text:p>
          </table:table-cell>
          <table:table-cell office:value-type="percentage" office:value="0.87347699511714239" table:style-name="ce95">
            <text:p>87,3%</text:p>
          </table:table-cell>
          <table:table-cell office:value-type="float" office:value="93657" table:style-name="ce94">
            <text:p>93.657</text:p>
          </table:table-cell>
          <table:table-cell office:value-type="percentage" office:value="0.83246226867900375" table:style-name="ce95">
            <text:p>83,2%</text:p>
          </table:table-cell>
          <table:table-cell office:value-type="float" office:value="86642" table:style-name="ce94">
            <text:p>86.642</text:p>
          </table:table-cell>
          <table:table-cell office:value-type="percentage" office:value="1.0108856712830625" table:style-name="ce95">
            <text:p>101,1%</text:p>
          </table:table-cell>
          <table:table-cell office:value-type="float" office:value="908012" table:style-name="ce94">
            <text:p>908.012</text:p>
          </table:table-cell>
          <table:table-cell office:value-type="float" office:value="949890" table:style-name="ce94">
            <text:p>949.890</text:p>
          </table:table-cell>
          <table:table-cell office:value-type="percentage" office:value="0.95591278990198869" table:style-name="ce95">
            <text:p>95,6%</text:p>
          </table:table-cell>
          <table:table-cell office:value-type="percentage" office:value="0.85823521572326633" table:style-name="ce95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30" table:style-name="ce94">
            <text:p>241.830</text:p>
          </table:table-cell>
          <table:table-cell office:value-type="percentage" office:value="1" table:style-name="ce95">
            <text:p>100,0%</text:p>
          </table:table-cell>
          <table:table-cell office:value-type="float" office:value="291599" table:style-name="ce94">
            <text:p>291.599</text:p>
          </table:table-cell>
          <table:table-cell office:value-type="percentage" office:value="0.99866433324543047" table:style-name="ce95">
            <text:p>99,9%</text:p>
          </table:table-cell>
          <table:table-cell office:value-type="float" office:value="348228" table:style-name="ce94">
            <text:p>348.228</text:p>
          </table:table-cell>
          <table:table-cell office:value-type="percentage" office:value="0.98490239446100591" table:style-name="ce95">
            <text:p>98,5%</text:p>
          </table:table-cell>
          <table:table-cell office:value-type="float" office:value="393057" table:style-name="ce94">
            <text:p>393.057</text:p>
          </table:table-cell>
          <table:table-cell office:value-type="percentage" office:value="0.96054985337243404" table:style-name="ce95">
            <text:p>96,1%</text:p>
          </table:table-cell>
          <table:table-cell office:value-type="float" office:value="411478" table:style-name="ce94">
            <text:p>411.478</text:p>
          </table:table-cell>
          <table:table-cell office:value-type="percentage" office:value="0.92918613394996352" table:style-name="ce95">
            <text:p>92,9%</text:p>
          </table:table-cell>
          <table:table-cell office:value-type="float" office:value="267542" table:style-name="ce94">
            <text:p>267.542</text:p>
          </table:table-cell>
          <table:table-cell office:value-type="percentage" office:value="0.86695960440443554" table:style-name="ce95">
            <text:p>86,7%</text:p>
          </table:table-cell>
          <table:table-cell office:value-type="float" office:value="202681" table:style-name="ce94">
            <text:p>202.681</text:p>
          </table:table-cell>
          <table:table-cell office:value-type="percentage" office:value="0.87983695227511483" table:style-name="ce95">
            <text:p>88,0%</text:p>
          </table:table-cell>
          <table:table-cell office:value-type="float" office:value="193168" table:style-name="ce94">
            <text:p>193.168</text:p>
          </table:table-cell>
          <table:table-cell office:value-type="percentage" office:value="1.0535823370276638" table:style-name="ce95">
            <text:p>105,4%</text:p>
          </table:table-cell>
          <table:table-cell office:value-type="float" office:value="2349583" table:style-name="ce94">
            <text:p>2.349.583</text:p>
          </table:table-cell>
          <table:table-cell office:value-type="float" office:value="2456127" table:style-name="ce94">
            <text:p>2.456.127</text:p>
          </table:table-cell>
          <table:table-cell office:value-type="percentage" office:value="0.95662113563345874" table:style-name="ce95">
            <text:p>95,7%</text:p>
          </table:table-cell>
          <table:table-cell office:value-type="percentage" office:value="0.87122396432019866" table:style-name="ce95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1" table:style-name="ce94">
            <text:p>25.131</text:p>
          </table:table-cell>
          <table:table-cell office:value-type="percentage" office:value="1" table:style-name="ce95">
            <text:p>100,0%</text:p>
          </table:table-cell>
          <table:table-cell office:value-type="float" office:value="30723" table:style-name="ce94">
            <text:p>30.723</text:p>
          </table:table-cell>
          <table:table-cell office:value-type="percentage" office:value="1" table:style-name="ce95">
            <text:p>100,0%</text:p>
          </table:table-cell>
          <table:table-cell office:value-type="float" office:value="39735" table:style-name="ce94">
            <text:p>39.735</text:p>
          </table:table-cell>
          <table:table-cell office:value-type="percentage" office:value="1.0290309214274616" table:style-name="ce95">
            <text:p>102,9%</text:p>
          </table:table-cell>
          <table:table-cell office:value-type="float" office:value="46343" table:style-name="ce94">
            <text:p>46.343</text:p>
          </table:table-cell>
          <table:table-cell office:value-type="percentage" office:value="0.97564210526315787" table:style-name="ce95">
            <text:p>97,6%</text:p>
          </table:table-cell>
          <table:table-cell office:value-type="float" office:value="48671" table:style-name="ce94">
            <text:p>48.671</text:p>
          </table:table-cell>
          <table:table-cell office:value-type="percentage" office:value="0.94097517593380253" table:style-name="ce95">
            <text:p>94,1%</text:p>
          </table:table-cell>
          <table:table-cell office:value-type="float" office:value="32494" table:style-name="ce94">
            <text:p>32.494</text:p>
          </table:table-cell>
          <table:table-cell office:value-type="percentage" office:value="0.87736256615185226" table:style-name="ce95">
            <text:p>87,7%</text:p>
          </table:table-cell>
          <table:table-cell office:value-type="float" office:value="25560" table:style-name="ce94">
            <text:p>25.560</text:p>
          </table:table-cell>
          <table:table-cell office:value-type="percentage" office:value="0.84731154279652587" table:style-name="ce95">
            <text:p>84,7%</text:p>
          </table:table-cell>
          <table:table-cell office:value-type="float" office:value="25755" table:style-name="ce94">
            <text:p>25.755</text:p>
          </table:table-cell>
          <table:table-cell office:value-type="percentage" office:value="0.99114873965749473" table:style-name="ce95">
            <text:p>99,1%</text:p>
          </table:table-cell>
          <table:table-cell office:value-type="float" office:value="274412" table:style-name="ce94">
            <text:p>274.412</text:p>
          </table:table-cell>
          <table:table-cell office:value-type="float" office:value="281479" table:style-name="ce94">
            <text:p>281.479</text:p>
          </table:table-cell>
          <table:table-cell office:value-type="percentage" office:value="0.97489333129647326" table:style-name="ce95">
            <text:p>97,5%</text:p>
          </table:table-cell>
          <table:table-cell office:value-type="percentage" office:value="0.86790901270178633" table:style-name="ce95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492" table:style-name="ce94">
            <text:p>372.492</text:p>
          </table:table-cell>
          <table:table-cell office:value-type="percentage" office:value="1" table:style-name="ce95">
            <text:p>100,0%</text:p>
          </table:table-cell>
          <table:table-cell office:value-type="float" office:value="511585" table:style-name="ce94">
            <text:p>511.585</text:p>
          </table:table-cell>
          <table:table-cell office:value-type="percentage" office:value="0.97065743288113082" table:style-name="ce95">
            <text:p>97,1%</text:p>
          </table:table-cell>
          <table:table-cell office:value-type="float" office:value="691939" table:style-name="ce94">
            <text:p>691.939</text:p>
          </table:table-cell>
          <table:table-cell office:value-type="percentage" office:value="0.96041545794480732" table:style-name="ce95">
            <text:p>96,0%</text:p>
          </table:table-cell>
          <table:table-cell office:value-type="float" office:value="963024" table:style-name="ce94">
            <text:p>963.024</text:p>
          </table:table-cell>
          <table:table-cell office:value-type="percentage" office:value="0.97298837393749382" table:style-name="ce95">
            <text:p>97,3%</text:p>
          </table:table-cell>
          <table:table-cell office:value-type="float" office:value="1054171" table:style-name="ce94">
            <text:p>1.054.171</text:p>
          </table:table-cell>
          <table:table-cell office:value-type="percentage" office:value="0.9118865983929525" table:style-name="ce95">
            <text:p>91,2%</text:p>
          </table:table-cell>
          <table:table-cell office:value-type="float" office:value="775250" table:style-name="ce94">
            <text:p>775.250</text:p>
          </table:table-cell>
          <table:table-cell office:value-type="percentage" office:value="0.86058185434992074" table:style-name="ce95">
            <text:p>86,1%</text:p>
          </table:table-cell>
          <table:table-cell office:value-type="float" office:value="631411" table:style-name="ce94">
            <text:p>631.411</text:p>
          </table:table-cell>
          <table:table-cell office:value-type="percentage" office:value="0.85841206052012287" table:style-name="ce95">
            <text:p>85,8%</text:p>
          </table:table-cell>
          <table:table-cell office:value-type="float" office:value="540260" table:style-name="ce94">
            <text:p>540.260</text:p>
          </table:table-cell>
          <table:table-cell office:value-type="percentage" office:value="0.94659564775554539" table:style-name="ce95">
            <text:p>94,7%</text:p>
          </table:table-cell>
          <table:table-cell office:value-type="float" office:value="5540132" table:style-name="ce94">
            <text:p>5.540.132</text:p>
          </table:table-cell>
          <table:table-cell office:value-type="float" office:value="5970908" table:style-name="ce94">
            <text:p>5.970.908</text:p>
          </table:table-cell>
          <table:table-cell office:value-type="percentage" office:value="0.9278541890111186" table:style-name="ce95">
            <text:p>92,8%</text:p>
          </table:table-cell>
          <table:table-cell office:value-type="percentage" office:value="0.82005225710305241" table:style-name="ce95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1" table:style-name="ce94">
            <text:p>75.971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7" table:style-name="ce94">
            <text:p>108.347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0" table:style-name="ce94">
            <text:p>154.050</text:p>
          </table:table-cell>
          <table:table-cell office:value-type="percentage" office:value="1.0033150754521594" table:style-name="ce95">
            <text:p>100,3%</text:p>
          </table:table-cell>
          <table:table-cell office:value-type="float" office:value="212087" table:style-name="ce94">
            <text:p>212.087</text:p>
          </table:table-cell>
          <table:table-cell office:value-type="percentage" office:value="0.97241670220033649" table:style-name="ce95">
            <text:p>97,2%</text:p>
          </table:table-cell>
          <table:table-cell office:value-type="float" office:value="236120" table:style-name="ce94">
            <text:p>236.120</text:p>
          </table:table-cell>
          <table:table-cell office:value-type="percentage" office:value="0.93524723925408371" table:style-name="ce95">
            <text:p>93,5%</text:p>
          </table:table-cell>
          <table:table-cell office:value-type="float" office:value="172191" table:style-name="ce94">
            <text:p>172.191</text:p>
          </table:table-cell>
          <table:table-cell office:value-type="percentage" office:value="0.86495976370595862" table:style-name="ce95">
            <text:p>86,5%</text:p>
          </table:table-cell>
          <table:table-cell office:value-type="float" office:value="145889" table:style-name="ce94">
            <text:p>145.889</text:p>
          </table:table-cell>
          <table:table-cell office:value-type="percentage" office:value="0.83873656856714141" table:style-name="ce95">
            <text:p>83,9%</text:p>
          </table:table-cell>
          <table:table-cell office:value-type="float" office:value="134189" table:style-name="ce94">
            <text:p>134.189</text:p>
          </table:table-cell>
          <table:table-cell office:value-type="percentage" office:value="0.92789871106931465" table:style-name="ce95">
            <text:p>92,8%</text:p>
          </table:table-cell>
          <table:table-cell office:value-type="float" office:value="1238844" table:style-name="ce94">
            <text:p>1.238.844</text:p>
          </table:table-cell>
          <table:table-cell office:value-type="float" office:value="1317614" table:style-name="ce94">
            <text:p>1.317.614</text:p>
          </table:table-cell>
          <table:table-cell office:value-type="percentage" office:value="0.94021769653327913" table:style-name="ce95">
            <text:p>94,0%</text:p>
          </table:table-cell>
          <table:table-cell office:value-type="percentage" office:value="0.81875860829198266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4" table:style-name="ce94">
            <text:p>55.914</text:p>
          </table:table-cell>
          <table:table-cell office:value-type="percentage" office:value="0.98718220338983054" table:style-name="ce95">
            <text:p>98,7%</text:p>
          </table:table-cell>
          <table:table-cell office:value-type="float" office:value="72511" table:style-name="ce94">
            <text:p>72.511</text:p>
          </table:table-cell>
          <table:table-cell office:value-type="percentage" office:value="0.95825294039910136" table:style-name="ce95">
            <text:p>95,8%</text:p>
          </table:table-cell>
          <table:table-cell office:value-type="float" office:value="92835" table:style-name="ce94">
            <text:p>92.835</text:p>
          </table:table-cell>
          <table:table-cell office:value-type="percentage" office:value="0.95022416016704536" table:style-name="ce95">
            <text:p>95,0%</text:p>
          </table:table-cell>
          <table:table-cell office:value-type="float" office:value="96627" table:style-name="ce94">
            <text:p>96.627</text:p>
          </table:table-cell>
          <table:table-cell office:value-type="percentage" office:value="0.91396384892596694" table:style-name="ce95">
            <text:p>91,4%</text:p>
          </table:table-cell>
          <table:table-cell office:value-type="float" office:value="65830" table:style-name="ce94">
            <text:p>65.830</text:p>
          </table:table-cell>
          <table:table-cell office:value-type="percentage" office:value="0.85795461950501117" table:style-name="ce95">
            <text:p>85,8%</text:p>
          </table:table-cell>
          <table:table-cell office:value-type="float" office:value="59500" table:style-name="ce94">
            <text:p>59.500</text:p>
          </table:table-cell>
          <table:table-cell office:value-type="percentage" office:value="0.86480044184762073" table:style-name="ce95">
            <text:p>86,5%</text:p>
          </table:table-cell>
          <table:table-cell office:value-type="float" office:value="56193" table:style-name="ce94">
            <text:p>56.193</text:p>
          </table:table-cell>
          <table:table-cell office:value-type="percentage" office:value="0.97691277968046453" table:style-name="ce95">
            <text:p>97,7%</text:p>
          </table:table-cell>
          <table:table-cell office:value-type="float" office:value="541736" table:style-name="ce94">
            <text:p>541.736</text:p>
          </table:table-cell>
          <table:table-cell office:value-type="float" office:value="580174" table:style-name="ce94">
            <text:p>580.174</text:p>
          </table:table-cell>
          <table:table-cell office:value-type="percentage" office:value="0.93374746196830605" table:style-name="ce95">
            <text:p>93,4%</text:p>
          </table:table-cell>
          <table:table-cell office:value-type="percentage" office:value="0.82374014299312404" table:style-name="ce95">
            <text:p>82,4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43" table:style-name="ce94">
            <text:p>164.043</text:p>
          </table:table-cell>
          <table:table-cell office:value-type="percentage" office:value="1.0283151335832403" table:style-name="ce95">
            <text:p>102,8%</text:p>
          </table:table-cell>
          <table:table-cell office:value-type="float" office:value="214934" table:style-name="ce94">
            <text:p>214.934</text:p>
          </table:table-cell>
          <table:table-cell office:value-type="percentage" office:value="0.99338158490705564" table:style-name="ce95">
            <text:p>99,3%</text:p>
          </table:table-cell>
          <table:table-cell office:value-type="float" office:value="278698" table:style-name="ce94">
            <text:p>278.698</text:p>
          </table:table-cell>
          <table:table-cell office:value-type="percentage" office:value="0.98076808029194507" table:style-name="ce95">
            <text:p>98,1%</text:p>
          </table:table-cell>
          <table:table-cell office:value-type="float" office:value="327501" table:style-name="ce94">
            <text:p>327.501</text:p>
          </table:table-cell>
          <table:table-cell office:value-type="percentage" office:value="0.97046822355963691" table:style-name="ce95">
            <text:p>97,0%</text:p>
          </table:table-cell>
          <table:table-cell office:value-type="float" office:value="325281" table:style-name="ce94">
            <text:p>325.281</text:p>
          </table:table-cell>
          <table:table-cell office:value-type="percentage" office:value="0.93454364714535254" table:style-name="ce95">
            <text:p>93,5%</text:p>
          </table:table-cell>
          <table:table-cell office:value-type="float" office:value="210062" table:style-name="ce94">
            <text:p>210.062</text:p>
          </table:table-cell>
          <table:table-cell office:value-type="percentage" office:value="0.88396911229406439" table:style-name="ce95">
            <text:p>88,4%</text:p>
          </table:table-cell>
          <table:table-cell office:value-type="float" office:value="173881" table:style-name="ce94">
            <text:p>173.881</text:p>
          </table:table-cell>
          <table:table-cell office:value-type="percentage" office:value="0.87283086112993502" table:style-name="ce95">
            <text:p>87,3%</text:p>
          </table:table-cell>
          <table:table-cell office:value-type="float" office:value="167422" table:style-name="ce94">
            <text:p>167.422</text:p>
          </table:table-cell>
          <table:table-cell office:value-type="percentage" office:value="0.96878200639983336" table:style-name="ce95">
            <text:p>96,9%</text:p>
          </table:table-cell>
          <table:table-cell office:value-type="float" office:value="1861822" table:style-name="ce94">
            <text:p>1.861.822</text:p>
          </table:table-cell>
          <table:table-cell office:value-type="float" office:value="1955253" table:style-name="ce94">
            <text:p>1.955.253</text:p>
          </table:table-cell>
          <table:table-cell office:value-type="percentage" office:value="0.95221539105169506" table:style-name="ce95">
            <text:p>95,2%</text:p>
          </table:table-cell>
          <table:table-cell office:value-type="percentage" office:value="0.85173849951599057" table:style-name="ce95">
            <text:p>85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525907648924925" table:style-name="ce95">
            <text:p>84,5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760217983651224" table:style-name="ce95">
            <text:p>88,8%</text:p>
          </table:table-cell>
          <table:table-cell office:value-type="float" office:value="7658" table:style-name="ce94">
            <text:p>7.658</text:p>
          </table:table-cell>
          <table:table-cell office:value-type="percentage" office:value="0.91943810781606439" table:style-name="ce95">
            <text:p>91,9%</text:p>
          </table:table-cell>
          <table:table-cell office:value-type="float" office:value="10625" table:style-name="ce94">
            <text:p>10.625</text:p>
          </table:table-cell>
          <table:table-cell office:value-type="percentage" office:value="0.9193562343168642" table:style-name="ce95">
            <text:p>91,9%</text:p>
          </table:table-cell>
          <table:table-cell office:value-type="float" office:value="11218" table:style-name="ce94">
            <text:p>11.218</text:p>
          </table:table-cell>
          <table:table-cell office:value-type="percentage" office:value="0.90782552399449701" table:style-name="ce95">
            <text:p>90,8%</text:p>
          </table:table-cell>
          <table:table-cell office:value-type="float" office:value="9406" table:style-name="ce94">
            <text:p>9.406</text:p>
          </table:table-cell>
          <table:table-cell office:value-type="percentage" office:value="0.82516010176331256" table:style-name="ce95">
            <text:p>82,5%</text:p>
          </table:table-cell>
          <table:table-cell office:value-type="float" office:value="9268" table:style-name="ce94">
            <text:p>9.268</text:p>
          </table:table-cell>
          <table:table-cell office:value-type="percentage" office:value="0.85301426599171648" table:style-name="ce95">
            <text:p>85,3%</text:p>
          </table:table-cell>
          <table:table-cell office:value-type="float" office:value="9475" table:style-name="ce94">
            <text:p>9.475</text:p>
          </table:table-cell>
          <table:table-cell office:value-type="percentage" office:value="1.0209029199439716" table:style-name="ce95">
            <text:p>102,1%</text:p>
          </table:table-cell>
          <table:table-cell office:value-type="float" office:value="63957" table:style-name="ce94">
            <text:p>63.957</text:p>
          </table:table-cell>
          <table:table-cell office:value-type="float" office:value="71029" table:style-name="ce94">
            <text:p>71.029</text:p>
          </table:table-cell>
          <table:table-cell office:value-type="percentage" office:value="0.90043503357783439" table:style-name="ce95">
            <text:p>90,0%</text:p>
          </table:table-cell>
          <table:table-cell office:value-type="percentage" office:value="0.76579618520780202" table:style-name="ce95">
            <text:p>76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1919553962564717" table:style-name="ce95">
            <text:p>81,9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8666841966868259" table:style-name="ce95">
            <text:p>88,7%</text:p>
          </table:table-cell>
          <table:table-cell office:value-type="float" office:value="7415" table:style-name="ce94">
            <text:p>7.415</text:p>
          </table:table-cell>
          <table:table-cell office:value-type="percentage" office:value="0.92629606495940042" table:style-name="ce95">
            <text:p>92,6%</text:p>
          </table:table-cell>
          <table:table-cell office:value-type="float" office:value="10071" table:style-name="ce94">
            <text:p>10.071</text:p>
          </table:table-cell>
          <table:table-cell office:value-type="percentage" office:value="0.93241366540135173" table:style-name="ce95">
            <text:p>93,2%</text:p>
          </table:table-cell>
          <table:table-cell office:value-type="float" office:value="10595" table:style-name="ce94">
            <text:p>10.595</text:p>
          </table:table-cell>
          <table:table-cell office:value-type="percentage" office:value="0.96997161951844735" table:style-name="ce95">
            <text:p>97,0%</text:p>
          </table:table-cell>
          <table:table-cell office:value-type="float" office:value="9176" table:style-name="ce94">
            <text:p>9.176</text:p>
          </table:table-cell>
          <table:table-cell office:value-type="percentage" office:value="0.83783783783783783" table:style-name="ce95">
            <text:p>83,8%</text:p>
          </table:table-cell>
          <table:table-cell office:value-type="float" office:value="9768" table:style-name="ce94">
            <text:p>9.768</text:p>
          </table:table-cell>
          <table:table-cell office:value-type="percentage" office:value="0.83551449833205027" table:style-name="ce95">
            <text:p>83,6%</text:p>
          </table:table-cell>
          <table:table-cell office:value-type="float" office:value="9044" table:style-name="ce94">
            <text:p>9.044</text:p>
          </table:table-cell>
          <table:table-cell office:value-type="percentage" office:value="0.94405010438413361" table:style-name="ce95">
            <text:p>94,4%</text:p>
          </table:table-cell>
          <table:table-cell office:value-type="float" office:value="61498" table:style-name="ce94">
            <text:p>61.498</text:p>
          </table:table-cell>
          <table:table-cell office:value-type="float" office:value="68266" table:style-name="ce94">
            <text:p>68.266</text:p>
          </table:table-cell>
          <table:table-cell office:value-type="percentage" office:value="0.9008584068203791" table:style-name="ce95">
            <text:p>90,1%</text:p>
          </table:table-cell>
          <table:table-cell office:value-type="percentage" office:value="0.73192735236009621" table:style-name="ce95">
            <text:p>73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2" table:style-name="ce94">
            <text:p>3.702</text:p>
          </table:table-cell>
          <table:table-cell office:value-type="string" table:style-name="ce95">
            <text:p>-</text:p>
          </table:table-cell>
          <table:table-cell office:value-type="float" office:value="9847" table:style-name="ce94">
            <text:p>9.847</text:p>
          </table:table-cell>
          <table:table-cell office:value-type="string" table:style-name="ce95">
            <text:p>-</text:p>
          </table:table-cell>
          <table:table-cell office:value-type="float" office:value="22743" table:style-name="ce94">
            <text:p>22.743</text:p>
          </table:table-cell>
          <table:table-cell office:value-type="string" table:style-name="ce95">
            <text:p>-</text:p>
          </table:table-cell>
          <table:table-cell office:value-type="float" office:value="32582" table:style-name="ce94">
            <text:p>32.582</text:p>
          </table:table-cell>
          <table:table-cell office:value-type="string" table:style-name="ce95">
            <text:p>-</text:p>
          </table:table-cell>
          <table:table-cell office:value-type="float" office:value="24610" table:style-name="ce94">
            <text:p>24.610</text:p>
          </table:table-cell>
          <table:table-cell office:value-type="string" table:style-name="ce95">
            <text:p>-</text:p>
          </table:table-cell>
          <table:table-cell office:value-type="float" office:value="1374" table:style-name="ce94">
            <text:p>1.374</text:p>
          </table:table-cell>
          <table:table-cell office:value-type="string" table:style-name="ce95">
            <text:p>-</text:p>
          </table:table-cell>
          <table:table-cell office:value-type="float" office:value="94900" table:style-name="ce94">
            <text:p>94.900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3" table:style-name="ce97">
            <text:p>1.983</text:p>
          </table:table-cell>
          <table:table-cell office:value-type="string" table:style-name="ce98">
            <text:p>-</text:p>
          </table:table-cell>
          <table:table-cell office:value-type="float" office:value="2449" table:style-name="ce97">
            <text:p>2.449</text:p>
          </table:table-cell>
          <table:table-cell office:value-type="string" table:style-name="ce98">
            <text:p>-</text:p>
          </table:table-cell>
          <table:table-cell office:value-type="float" office:value="2141" table:style-name="ce97">
            <text:p>2.141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4" table:style-name="ce97">
            <text:p>8.144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674" table:style-name="ce99">
            <text:p>2.928.674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362" table:style-name="ce99">
            <text:p>3.956.362</text:p>
          </table:table-cell>
          <table:table-cell office:value-type="percentage" office:value="0.98987522358349578" table:style-name="ce100">
            <text:p>99,0%</text:p>
          </table:table-cell>
          <table:table-cell office:value-type="float" office:value="5323189" table:style-name="ce99">
            <text:p>5.323.189</text:p>
          </table:table-cell>
          <table:table-cell office:value-type="percentage" office:value="0.96650646554071962" table:style-name="ce100">
            <text:p>96,7%</text:p>
          </table:table-cell>
          <table:table-cell office:value-type="float" office:value="6776254" table:style-name="ce99">
            <text:p>6.776.254</text:p>
          </table:table-cell>
          <table:table-cell office:value-type="percentage" office:value="0.95042437887410347" table:style-name="ce100">
            <text:p>95,0%</text:p>
          </table:table-cell>
          <table:table-cell office:value-type="float" office:value="7101929" table:style-name="ce99">
            <text:p>7.101.929</text:p>
          </table:table-cell>
          <table:table-cell office:value-type="percentage" office:value="0.90854591797572615" table:style-name="ce100">
            <text:p>90,9%</text:p>
          </table:table-cell>
          <table:table-cell office:value-type="float" office:value="5067838" table:style-name="ce99">
            <text:p>5.067.838</text:p>
          </table:table-cell>
          <table:table-cell office:value-type="percentage" office:value="0.85288134338154364" table:style-name="ce100">
            <text:p>85,3%</text:p>
          </table:table-cell>
          <table:table-cell office:value-type="float" office:value="4183755" table:style-name="ce99">
            <text:p>4.183.755</text:p>
          </table:table-cell>
          <table:table-cell office:value-type="percentage" office:value="0.84956153843810822" table:style-name="ce100">
            <text:p>85,0%</text:p>
          </table:table-cell>
          <table:table-cell office:value-type="float" office:value="3864283" table:style-name="ce99">
            <text:p>3.864.283</text:p>
          </table:table-cell>
          <table:table-cell office:value-type="percentage" office:value="0.96995980383347025" table:style-name="ce100">
            <text:p>97,0%</text:p>
          </table:table-cell>
          <table:table-cell office:value-type="float" office:value="39202284" table:style-name="ce99">
            <text:p>39.202.284</text:p>
          </table:table-cell>
          <table:table-cell office:value-type="float" office:value="42185033" table:style-name="ce99">
            <text:p>42.185.033</text:p>
          </table:table-cell>
          <table:table-cell office:value-type="percentage" office:value="0.92929366678461534" table:style-name="ce100">
            <text:p>92,9%</text:p>
          </table:table-cell>
          <table:table-cell office:value-type="percentage" office:value="0.8270751409052447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299619" table:style-name="ce102">
            <text:p>299.619</text:p>
          </table:table-cell>
          <table:table-cell office:value-type="percentage" office:value="0.70866259061720216" table:style-name="ce103">
            <text:p>70,87%</text:p>
          </table:table-cell>
          <table:table-cell office:value-type="float" office:value="398068" table:style-name="ce102">
            <text:p>398.068</text:p>
          </table:table-cell>
          <table:table-cell office:value-type="percentage" office:value="0.60836620445865419" table:style-name="ce103">
            <text:p>60,84%</text:p>
          </table:table-cell>
          <table:table-cell office:value-type="float" office:value="358240" table:style-name="ce102">
            <text:p>358.240</text:p>
          </table:table-cell>
          <table:table-cell office:value-type="percentage" office:value="0.37385635375259985" table:style-name="ce103">
            <text:p>37,3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2285" table:style-name="ce104">
            <text:p>72.285</text:p>
          </table:table-cell>
          <table:table-cell office:value-type="percentage" office:value="0.73946579644614485" table:style-name="ce105">
            <text:p>73,95%</text:p>
          </table:table-cell>
          <table:table-cell office:value-type="float" office:value="76611" table:style-name="ce104">
            <text:p>76.611</text:p>
          </table:table-cell>
          <table:table-cell office:value-type="percentage" office:value="0.64042633228840129" table:style-name="ce105">
            <text:p>64,04%</text:p>
          </table:table-cell>
          <table:table-cell office:value-type="float" office:value="66999" table:style-name="ce104">
            <text:p>66.999</text:p>
          </table:table-cell>
          <table:table-cell office:value-type="percentage" office:value="0.4153431281383671" table:style-name="ce105">
            <text:p>41,5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69901" table:style-name="ce104">
            <text:p>69.901</text:p>
          </table:table-cell>
          <table:table-cell office:value-type="percentage" office:value="0.81692494682467331" table:style-name="ce105">
            <text:p>81,69%</text:p>
          </table:table-cell>
          <table:table-cell office:value-type="float" office:value="87132" table:style-name="ce104">
            <text:p>87.132</text:p>
          </table:table-cell>
          <table:table-cell office:value-type="percentage" office:value="0.7793629638905536" table:style-name="ce105">
            <text:p>77,94%</text:p>
          </table:table-cell>
          <table:table-cell office:value-type="float" office:value="94477" table:style-name="ce104">
            <text:p>94.477</text:p>
          </table:table-cell>
          <table:table-cell office:value-type="percentage" office:value="0.62160010527008358" table:style-name="ce105">
            <text:p>62,1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5666" table:style-name="ce104">
            <text:p>35.666</text:p>
          </table:table-cell>
          <table:table-cell office:value-type="percentage" office:value="0.66500102548803908" table:style-name="ce105">
            <text:p>66,50%</text:p>
          </table:table-cell>
          <table:table-cell office:value-type="float" office:value="44971" table:style-name="ce104">
            <text:p>44.971</text:p>
          </table:table-cell>
          <table:table-cell office:value-type="percentage" office:value="0.51552147098608336" table:style-name="ce105">
            <text:p>51,55%</text:p>
          </table:table-cell>
          <table:table-cell office:value-type="float" office:value="37287" table:style-name="ce104">
            <text:p>37.287</text:p>
          </table:table-cell>
          <table:table-cell office:value-type="percentage" office:value="0.29269269112117619" table:style-name="ce105">
            <text:p>29,2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48991" table:style-name="ce104">
            <text:p>48.991</text:p>
          </table:table-cell>
          <table:table-cell office:value-type="percentage" office:value="0.48814292262011516" table:style-name="ce105">
            <text:p>48,81%</text:p>
          </table:table-cell>
          <table:table-cell office:value-type="float" office:value="57857" table:style-name="ce104">
            <text:p>57.857</text:p>
          </table:table-cell>
          <table:table-cell office:value-type="percentage" office:value="0.34552631893267083" table:style-name="ce105">
            <text:p>34,55%</text:p>
          </table:table-cell>
          <table:table-cell office:value-type="float" office:value="55605" table:style-name="ce104">
            <text:p>55.605</text:p>
          </table:table-cell>
          <table:table-cell office:value-type="percentage" office:value="0.22104509948122678" table:style-name="ce105">
            <text:p>22,1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0501" table:style-name="ce104">
            <text:p>30.501</text:p>
          </table:table-cell>
          <table:table-cell office:value-type="percentage" office:value="0.73920314090446415" table:style-name="ce105">
            <text:p>73,92%</text:p>
          </table:table-cell>
          <table:table-cell office:value-type="float" office:value="32755" table:style-name="ce104">
            <text:p>32.755</text:p>
          </table:table-cell>
          <table:table-cell office:value-type="percentage" office:value="0.59692380587902971" table:style-name="ce105">
            <text:p>59,69%</text:p>
          </table:table-cell>
          <table:table-cell office:value-type="float" office:value="25972" table:style-name="ce104">
            <text:p>25.972</text:p>
          </table:table-cell>
          <table:table-cell office:value-type="percentage" office:value="0.32769345294421942" table:style-name="ce105">
            <text:p>32,7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79537" table:style-name="ce104">
            <text:p>179.537</text:p>
          </table:table-cell>
          <table:table-cell office:value-type="percentage" office:value="0.82189404100840957" table:style-name="ce105">
            <text:p>82,19%</text:p>
          </table:table-cell>
          <table:table-cell office:value-type="float" office:value="173003" table:style-name="ce104">
            <text:p>173.003</text:p>
          </table:table-cell>
          <table:table-cell office:value-type="percentage" office:value="0.70275287494059202" table:style-name="ce105">
            <text:p>70,28%</text:p>
          </table:table-cell>
          <table:table-cell office:value-type="float" office:value="159407" table:style-name="ce104">
            <text:p>159.407</text:p>
          </table:table-cell>
          <table:table-cell office:value-type="percentage" office:value="0.48712119128598624" table:style-name="ce105">
            <text:p>48,71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0246" table:style-name="ce104">
            <text:p>100.246</text:p>
          </table:table-cell>
          <table:table-cell office:value-type="percentage" office:value="0.74432176773264236" table:style-name="ce105">
            <text:p>74,43%</text:p>
          </table:table-cell>
          <table:table-cell office:value-type="float" office:value="102035" table:style-name="ce104">
            <text:p>102.035</text:p>
          </table:table-cell>
          <table:table-cell office:value-type="percentage" office:value="0.65104066970381425" table:style-name="ce105">
            <text:p>65,10%</text:p>
          </table:table-cell>
          <table:table-cell office:value-type="float" office:value="96635" table:style-name="ce104">
            <text:p>96.635</text:p>
          </table:table-cell>
          <table:table-cell office:value-type="percentage" office:value="0.42378567544336659" table:style-name="ce105">
            <text:p>42,3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26961" table:style-name="ce104">
            <text:p>326.961</text:p>
          </table:table-cell>
          <table:table-cell office:value-type="percentage" office:value="0.71982484374415212" table:style-name="ce105">
            <text:p>71,98%</text:p>
          </table:table-cell>
          <table:table-cell office:value-type="float" office:value="367729" table:style-name="ce104">
            <text:p>367.729</text:p>
          </table:table-cell>
          <table:table-cell office:value-type="percentage" office:value="0.57843035473844484" table:style-name="ce105">
            <text:p>57,84%</text:p>
          </table:table-cell>
          <table:table-cell office:value-type="float" office:value="322918" table:style-name="ce104">
            <text:p>322.918</text:p>
          </table:table-cell>
          <table:table-cell office:value-type="percentage" office:value="0.37879655219335495" table:style-name="ce105">
            <text:p>37,8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197440" table:style-name="ce104">
            <text:p>197.440</text:p>
          </table:table-cell>
          <table:table-cell office:value-type="percentage" office:value="0.67471328786035512" table:style-name="ce105">
            <text:p>67,47%</text:p>
          </table:table-cell>
          <table:table-cell office:value-type="float" office:value="273996" table:style-name="ce104">
            <text:p>273.996</text:p>
          </table:table-cell>
          <table:table-cell office:value-type="percentage" office:value="0.62303536345776034" table:style-name="ce105">
            <text:p>62,30%</text:p>
          </table:table-cell>
          <table:table-cell office:value-type="float" office:value="228745" table:style-name="ce104">
            <text:p>228.745</text:p>
          </table:table-cell>
          <table:table-cell office:value-type="percentage" office:value="0.38306762233312119" table:style-name="ce105">
            <text:p>38,3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2193" table:style-name="ce104">
            <text:p>52.193</text:p>
          </table:table-cell>
          <table:table-cell office:value-type="percentage" office:value="0.69627801494130204" table:style-name="ce105">
            <text:p>69,63%</text:p>
          </table:table-cell>
          <table:table-cell office:value-type="float" office:value="55648" table:style-name="ce104">
            <text:p>55.648</text:p>
          </table:table-cell>
          <table:table-cell office:value-type="percentage" office:value="0.61354590458549707" table:style-name="ce105">
            <text:p>61,35%</text:p>
          </table:table-cell>
          <table:table-cell office:value-type="float" office:value="58245" table:style-name="ce104">
            <text:p>58.245</text:p>
          </table:table-cell>
          <table:table-cell office:value-type="percentage" office:value="0.44569001798217089" table:style-name="ce105">
            <text:p>44,5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3548" table:style-name="ce104">
            <text:p>203.548</text:p>
          </table:table-cell>
          <table:table-cell office:value-type="percentage" office:value="0.86164813254822614" table:style-name="ce105">
            <text:p>86,16%</text:p>
          </table:table-cell>
          <table:table-cell office:value-type="float" office:value="236815" table:style-name="ce104">
            <text:p>236.815</text:p>
          </table:table-cell>
          <table:table-cell office:value-type="percentage" office:value="0.81104082688046464" table:style-name="ce105">
            <text:p>81,10%</text:p>
          </table:table-cell>
          <table:table-cell office:value-type="float" office:value="252415" table:style-name="ce104">
            <text:p>252.415</text:p>
          </table:table-cell>
          <table:table-cell office:value-type="percentage" office:value="0.71391197117369887" table:style-name="ce105">
            <text:p>71,3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6994" table:style-name="ce104">
            <text:p>16.994</text:p>
          </table:table-cell>
          <table:table-cell office:value-type="percentage" office:value="0.76497861805086653" table:style-name="ce105">
            <text:p>76,50%</text:p>
          </table:table-cell>
          <table:table-cell office:value-type="float" office:value="19979" table:style-name="ce104">
            <text:p>19.979</text:p>
          </table:table-cell>
          <table:table-cell office:value-type="percentage" office:value="0.70749672438825739" table:style-name="ce105">
            <text:p>70,75%</text:p>
          </table:table-cell>
          <table:table-cell office:value-type="float" office:value="19207" table:style-name="ce104">
            <text:p>19.207</text:p>
          </table:table-cell>
          <table:table-cell office:value-type="percentage" office:value="0.49741026570673846" table:style-name="ce105">
            <text:p>49,7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55950" table:style-name="ce104">
            <text:p>255.950</text:p>
          </table:table-cell>
          <table:table-cell office:value-type="percentage" office:value="0.69088474816920264" table:style-name="ce105">
            <text:p>69,09%</text:p>
          </table:table-cell>
          <table:table-cell office:value-type="float" office:value="301960" table:style-name="ce104">
            <text:p>301.960</text:p>
          </table:table-cell>
          <table:table-cell office:value-type="percentage" office:value="0.57292476994592545" table:style-name="ce105">
            <text:p>57,29%</text:p>
          </table:table-cell>
          <table:table-cell office:value-type="float" office:value="255523" table:style-name="ce104">
            <text:p>255.523</text:p>
          </table:table-cell>
          <table:table-cell office:value-type="percentage" office:value="0.35466744765135511" table:style-name="ce105">
            <text:p>35,4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5082" table:style-name="ce104">
            <text:p>45.082</text:p>
          </table:table-cell>
          <table:table-cell office:value-type="percentage" office:value="0.62656530138566524" table:style-name="ce105">
            <text:p>62,66%</text:p>
          </table:table-cell>
          <table:table-cell office:value-type="float" office:value="59317" table:style-name="ce104">
            <text:p>59.317</text:p>
          </table:table-cell>
          <table:table-cell office:value-type="percentage" office:value="0.5707838571236119" table:style-name="ce105">
            <text:p>57,08%</text:p>
          </table:table-cell>
          <table:table-cell office:value-type="float" office:value="59062" table:style-name="ce104">
            <text:p>59.062</text:p>
          </table:table-cell>
          <table:table-cell office:value-type="percentage" office:value="0.38466598498121024" table:style-name="ce105">
            <text:p>38,4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5181" table:style-name="ce104">
            <text:p>35.181</text:p>
          </table:table-cell>
          <table:table-cell office:value-type="percentage" office:value="0.84996738421395956" table:style-name="ce105">
            <text:p>85,00%</text:p>
          </table:table-cell>
          <table:table-cell office:value-type="float" office:value="39938" table:style-name="ce104">
            <text:p>39.938</text:p>
          </table:table-cell>
          <table:table-cell office:value-type="percentage" office:value="0.70512005649717513" table:style-name="ce105">
            <text:p>70,51%</text:p>
          </table:table-cell>
          <table:table-cell office:value-type="float" office:value="39422" table:style-name="ce104">
            <text:p>39.422</text:p>
          </table:table-cell>
          <table:table-cell office:value-type="percentage" office:value="0.52097264437689972" table:style-name="ce105">
            <text:p>52,1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20838" table:style-name="ce104">
            <text:p>120.838</text:p>
          </table:table-cell>
          <table:table-cell office:value-type="percentage" office:value="0.75748153905946369" table:style-name="ce105">
            <text:p>75,75%</text:p>
          </table:table-cell>
          <table:table-cell office:value-type="float" office:value="138052" table:style-name="ce104">
            <text:p>138.052</text:p>
          </table:table-cell>
          <table:table-cell office:value-type="percentage" office:value="0.63804849190723123" table:style-name="ce105">
            <text:p>63,80%</text:p>
          </table:table-cell>
          <table:table-cell office:value-type="float" office:value="106728" table:style-name="ce104">
            <text:p>106.728</text:p>
          </table:table-cell>
          <table:table-cell office:value-type="percentage" office:value="0.37558725097919154" table:style-name="ce105">
            <text:p>37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842" table:style-name="ce106">
            <text:p>842</text:p>
          </table:table-cell>
          <table:table-cell office:value-type="percentage" office:value="0.29679238632358124" table:style-name="ce105">
            <text:p>29,68%</text:p>
          </table:table-cell>
          <table:table-cell office:value-type="float" office:value="950" table:style-name="ce106">
            <text:p>950</text:p>
          </table:table-cell>
          <table:table-cell office:value-type="percentage" office:value="0.21571298819255222" table:style-name="ce105">
            <text:p>21,57%</text:p>
          </table:table-cell>
          <table:table-cell office:value-type="float" office:value="1123" table:style-name="ce106">
            <text:p>1123</text:p>
          </table:table-cell>
          <table:table-cell office:value-type="percentage" office:value="0.13483011165806219" table:style-name="ce105">
            <text:p>13,48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56" table:style-name="ce106">
            <text:p>856</text:p>
          </table:table-cell>
          <table:table-cell office:value-type="percentage" office:value="0.34090003982477102" table:style-name="ce105">
            <text:p>34,09%</text:p>
          </table:table-cell>
          <table:table-cell office:value-type="float" office:value="997" table:style-name="ce106">
            <text:p>997</text:p>
          </table:table-cell>
          <table:table-cell office:value-type="percentage" office:value="0.26216145148566922" table:style-name="ce105">
            <text:p>26,22%</text:p>
          </table:table-cell>
          <table:table-cell office:value-type="float" office:value="1411" table:style-name="ce104">
            <text:p>1.411</text:p>
          </table:table-cell>
          <table:table-cell office:value-type="percentage" office:value="0.17626483447845095" table:style-name="ce105">
            <text:p>17,6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29" table:style-name="ce106">
            <text:p>29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2" table:style-name="ce108">
            <text:p>2</text:p>
          </table:table-cell>
          <table:table-cell office:value-type="percentage" office:value="0" table:style-name="ce109">
            <text:p>0,00%</text:p>
          </table:table-cell>
          <table:table-cell office:value-type="float" office:value="16" table:style-name="ce108">
            <text:p>16</text:p>
          </table:table-cell>
          <table:table-cell office:value-type="percentage" office:value="0" table:style-name="ce109">
            <text:p>0,00%</text:p>
          </table:table-cell>
          <table:table-cell office:value-type="float" office:value="72" table:style-name="ce108">
            <text:p>72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092633" table:style-name="ce111">
            <text:p>2.092.633</text:p>
          </table:table-cell>
          <table:table-cell office:value-type="percentage" office:value="0.72574308073530358" table:style-name="ce112">
            <text:p>72,57%</text:p>
          </table:table-cell>
          <table:table-cell office:value-type="float" office:value="2467829" table:style-name="ce111">
            <text:p>2.467.829</text:p>
          </table:table-cell>
          <table:table-cell office:value-type="percentage" office:value="0.61744673089591773" table:style-name="ce112">
            <text:p>61,74%</text:p>
          </table:table-cell>
          <table:table-cell office:value-type="float" office:value="2239522" table:style-name="ce111">
            <text:p>2.239.522</text:p>
          </table:table-cell>
          <table:table-cell office:value-type="percentage" office:value="0.40661950810325981" table:style-name="ce112">
            <text:p>40,66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09800" table:style-name="ce116">
            <text:p>1.009.800</text:p>
          </table:table-cell>
          <table:table-cell office:value-type="percentage" office:value="0.93152833191116446" table:style-name="ce117">
            <text:p>93,2%</text:p>
          </table:table-cell>
          <table:table-cell office:value-type="float" office:value="885959" table:style-name="ce116">
            <text:p>885.959</text:p>
          </table:table-cell>
          <table:table-cell office:value-type="percentage" office:value="0.94838248344268072" table:style-name="ce117">
            <text:p>94,8%</text:p>
          </table:table-cell>
          <table:table-cell office:value-type="float" office:value="907469" table:style-name="ce116">
            <text:p>907.469</text:p>
          </table:table-cell>
          <table:table-cell office:value-type="percentage" office:value="0.74200548653101606" table:style-name="ce117">
            <text:p>74,2%</text:p>
          </table:table-cell>
          <table:table-cell office:value-type="float" office:value="741400" table:style-name="ce116">
            <text:p>741.400</text:p>
          </table:table-cell>
          <table:table-cell office:value-type="percentage" office:value="0.58462562354021019" table:style-name="ce117">
            <text:p>58,5%</text:p>
          </table:table-cell>
          <table:table-cell office:value-type="float" office:value="419608" table:style-name="ce116">
            <text:p>419.608</text:p>
          </table:table-cell>
          <table:table-cell office:value-type="percentage" office:value="0.43978950038307912" table:style-name="ce117">
            <text:p>44,0%</text:p>
          </table:table-cell>
          <table:table-cell office:value-type="float" office:value="301412" table:style-name="ce116">
            <text:p>301.412</text:p>
          </table:table-cell>
          <table:table-cell office:value-type="percentage" office:value="0.3791694080085341" table:style-name="ce117">
            <text:p>37,9%</text:p>
          </table:table-cell>
          <table:table-cell office:value-type="float" office:value="38446" table:style-name="ce116">
            <text:p>38.446</text:p>
          </table:table-cell>
          <table:table-cell office:value-type="percentage" office:value="0.2297670415834957" table:style-name="ce117">
            <text:p>23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104" table:style-name="ce119">
            <text:p>205.104</text:p>
          </table:table-cell>
          <table:table-cell office:value-type="percentage" office:value="0.93301611707281573" table:style-name="ce83">
            <text:p>93,3%</text:p>
          </table:table-cell>
          <table:table-cell office:value-type="float" office:value="148022" table:style-name="ce119">
            <text:p>148.022</text:p>
          </table:table-cell>
          <table:table-cell office:value-type="percentage" office:value="0.95137157107231918" table:style-name="ce83">
            <text:p>95,1%</text:p>
          </table:table-cell>
          <table:table-cell office:value-type="float" office:value="147306" table:style-name="ce119">
            <text:p>147.306</text:p>
          </table:table-cell>
          <table:table-cell office:value-type="percentage" office:value="0.78121967129651726" table:style-name="ce83">
            <text:p>78,1%</text:p>
          </table:table-cell>
          <table:table-cell office:value-type="float" office:value="118843" table:style-name="ce119">
            <text:p>118.843</text:p>
          </table:table-cell>
          <table:table-cell office:value-type="percentage" office:value="0.62121940765057027" table:style-name="ce83">
            <text:p>62,1%</text:p>
          </table:table-cell>
          <table:table-cell office:value-type="float" office:value="62641" table:style-name="ce119">
            <text:p>62.641</text:p>
          </table:table-cell>
          <table:table-cell office:value-type="percentage" office:value="0.48069647694397338" table:style-name="ce83">
            <text:p>48,1%</text:p>
          </table:table-cell>
          <table:table-cell office:value-type="float" office:value="47795" table:style-name="ce119">
            <text:p>47.795</text:p>
          </table:table-cell>
          <table:table-cell office:value-type="percentage" office:value="0.43975709619542713" table:style-name="ce83">
            <text:p>44,0%</text:p>
          </table:table-cell>
          <table:table-cell office:value-type="float" office:value="10671" table:style-name="ce116">
            <text:p>10.671</text:p>
          </table:table-cell>
          <table:table-cell office:value-type="percentage" office:value="0.47160472002474918" table:style-name="ce117">
            <text:p>47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607" table:style-name="ce119">
            <text:p>193.607</text:p>
          </table:table-cell>
          <table:table-cell office:value-type="percentage" office:value="0.95213903874810046" table:style-name="ce83">
            <text:p>95,2%</text:p>
          </table:table-cell>
          <table:table-cell office:value-type="float" office:value="144636" table:style-name="ce119">
            <text:p>144.636</text:p>
          </table:table-cell>
          <table:table-cell office:value-type="percentage" office:value="0.96710909030122694" table:style-name="ce83">
            <text:p>96,7%</text:p>
          </table:table-cell>
          <table:table-cell office:value-type="float" office:value="146725" table:style-name="ce119">
            <text:p>146.725</text:p>
          </table:table-cell>
          <table:table-cell office:value-type="percentage" office:value="0.9465640483071841" table:style-name="ce83">
            <text:p>94,7%</text:p>
          </table:table-cell>
          <table:table-cell office:value-type="float" office:value="129670" table:style-name="ce119">
            <text:p>129.670</text:p>
          </table:table-cell>
          <table:table-cell office:value-type="percentage" office:value="0.85074695411989321" table:style-name="ce83">
            <text:p>85,1%</text:p>
          </table:table-cell>
          <table:table-cell office:value-type="float" office:value="64361" table:style-name="ce119">
            <text:p>64.361</text:p>
          </table:table-cell>
          <table:table-cell office:value-type="percentage" office:value="0.69976624082631145" table:style-name="ce83">
            <text:p>70,0%</text:p>
          </table:table-cell>
          <table:table-cell office:value-type="float" office:value="45709" table:style-name="ce119">
            <text:p>45.709</text:p>
          </table:table-cell>
          <table:table-cell office:value-type="percentage" office:value="0.67737107291049203" table:style-name="ce83">
            <text:p>67,7%</text:p>
          </table:table-cell>
          <table:table-cell office:value-type="float" office:value="10348" table:style-name="ce116">
            <text:p>10.348</text:p>
          </table:table-cell>
          <table:table-cell office:value-type="percentage" office:value="0.71871093207389913" table:style-name="ce117">
            <text:p>71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045" table:style-name="ce119">
            <text:p>122.045</text:p>
          </table:table-cell>
          <table:table-cell office:value-type="percentage" office:value="0.92917995843072165" table:style-name="ce83">
            <text:p>92,9%</text:p>
          </table:table-cell>
          <table:table-cell office:value-type="float" office:value="101080" table:style-name="ce119">
            <text:p>101.080</text:p>
          </table:table-cell>
          <table:table-cell office:value-type="percentage" office:value="0.90069860279441116" table:style-name="ce83">
            <text:p>90,1%</text:p>
          </table:table-cell>
          <table:table-cell office:value-type="float" office:value="113723" table:style-name="ce119">
            <text:p>113.723</text:p>
          </table:table-cell>
          <table:table-cell office:value-type="percentage" office:value="0.74217674200053518" table:style-name="ce83">
            <text:p>74,2%</text:p>
          </table:table-cell>
          <table:table-cell office:value-type="float" office:value="89704" table:style-name="ce119">
            <text:p>89.704</text:p>
          </table:table-cell>
          <table:table-cell office:value-type="percentage" office:value="0.51843033000057792" table:style-name="ce83">
            <text:p>51,8%</text:p>
          </table:table-cell>
          <table:table-cell office:value-type="float" office:value="43796" table:style-name="ce119">
            <text:p>43.796</text:p>
          </table:table-cell>
          <table:table-cell office:value-type="percentage" office:value="0.32730724102625425" table:style-name="ce83">
            <text:p>32,7%</text:p>
          </table:table-cell>
          <table:table-cell office:value-type="float" office:value="30230" table:style-name="ce119">
            <text:p>30.230</text:p>
          </table:table-cell>
          <table:table-cell office:value-type="percentage" office:value="0.29315929323687429" table:style-name="ce83">
            <text:p>29,3%</text:p>
          </table:table-cell>
          <table:table-cell office:value-type="float" office:value="3884" table:style-name="ce116">
            <text:p>3.884</text:p>
          </table:table-cell>
          <table:table-cell office:value-type="percentage" office:value="0.19484298184007223" table:style-name="ce117">
            <text:p>19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278" table:style-name="ce119">
            <text:p>227.278</text:p>
          </table:table-cell>
          <table:table-cell office:value-type="percentage" office:value="0.92311004065651536" table:style-name="ce83">
            <text:p>92,3%</text:p>
          </table:table-cell>
          <table:table-cell office:value-type="float" office:value="202887" table:style-name="ce119">
            <text:p>202.887</text:p>
          </table:table-cell>
          <table:table-cell office:value-type="percentage" office:value="0.89580371413685611" table:style-name="ce83">
            <text:p>89,6%</text:p>
          </table:table-cell>
          <table:table-cell office:value-type="float" office:value="250429" table:style-name="ce119">
            <text:p>250.429</text:p>
          </table:table-cell>
          <table:table-cell office:value-type="percentage" office:value="0.77007450776596631" table:style-name="ce83">
            <text:p>77,0%</text:p>
          </table:table-cell>
          <table:table-cell office:value-type="float" office:value="197529" table:style-name="ce119">
            <text:p>197.529</text:p>
          </table:table-cell>
          <table:table-cell office:value-type="percentage" office:value="0.61180249269042075" table:style-name="ce83">
            <text:p>61,2%</text:p>
          </table:table-cell>
          <table:table-cell office:value-type="float" office:value="92962" table:style-name="ce119">
            <text:p>92.962</text:p>
          </table:table-cell>
          <table:table-cell office:value-type="percentage" office:value="0.39636896995744753" table:style-name="ce83">
            <text:p>39,6%</text:p>
          </table:table-cell>
          <table:table-cell office:value-type="float" office:value="56649" table:style-name="ce119">
            <text:p>56.649</text:p>
          </table:table-cell>
          <table:table-cell office:value-type="percentage" office:value="0.2937769019343463" table:style-name="ce83">
            <text:p>29,4%</text:p>
          </table:table-cell>
          <table:table-cell office:value-type="float" office:value="6878" table:style-name="ce116">
            <text:p>6.878</text:p>
          </table:table-cell>
          <table:table-cell office:value-type="percentage" office:value="0.16714865488833264" table:style-name="ce117">
            <text:p>16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2976" table:style-name="ce119">
            <text:p>92.976</text:p>
          </table:table-cell>
          <table:table-cell office:value-type="percentage" office:value="0.94463804927609851" table:style-name="ce83">
            <text:p>94,5%</text:p>
          </table:table-cell>
          <table:table-cell office:value-type="float" office:value="76839" table:style-name="ce119">
            <text:p>76.839</text:p>
          </table:table-cell>
          <table:table-cell office:value-type="percentage" office:value="0.99542698725256507" table:style-name="ce83">
            <text:p>99,5%</text:p>
          </table:table-cell>
          <table:table-cell office:value-type="float" office:value="74162" table:style-name="ce119">
            <text:p>74.162</text:p>
          </table:table-cell>
          <table:table-cell office:value-type="percentage" office:value="0.87092645003699221" table:style-name="ce83">
            <text:p>87,1%</text:p>
          </table:table-cell>
          <table:table-cell office:value-type="float" office:value="64538" table:style-name="ce119">
            <text:p>64.538</text:p>
          </table:table-cell>
          <table:table-cell office:value-type="percentage" office:value="0.72216813812704916" table:style-name="ce83">
            <text:p>72,2%</text:p>
          </table:table-cell>
          <table:table-cell office:value-type="float" office:value="33032" table:style-name="ce119">
            <text:p>33.032</text:p>
          </table:table-cell>
          <table:table-cell office:value-type="percentage" office:value="0.5812320740440956" table:style-name="ce83">
            <text:p>58,1%</text:p>
          </table:table-cell>
          <table:table-cell office:value-type="float" office:value="21806" table:style-name="ce119">
            <text:p>21.806</text:p>
          </table:table-cell>
          <table:table-cell office:value-type="percentage" office:value="0.50216470154753134" table:style-name="ce83">
            <text:p>50,2%</text:p>
          </table:table-cell>
          <table:table-cell office:value-type="float" office:value="3153" table:style-name="ce116">
            <text:p>3.153</text:p>
          </table:table-cell>
          <table:table-cell office:value-type="percentage" office:value="0.31697999396803056" table:style-name="ce117">
            <text:p>31,7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2698" table:style-name="ce119">
            <text:p>452.698</text:p>
          </table:table-cell>
          <table:table-cell office:value-type="percentage" office:value="0.94304028197591461" table:style-name="ce83">
            <text:p>94,3%</text:p>
          </table:table-cell>
          <table:table-cell office:value-type="float" office:value="312203" table:style-name="ce119">
            <text:p>312.203</text:p>
          </table:table-cell>
          <table:table-cell office:value-type="percentage" office:value="0.96043548347402363" table:style-name="ce83">
            <text:p>96,0%</text:p>
          </table:table-cell>
          <table:table-cell office:value-type="float" office:value="316608" table:style-name="ce119">
            <text:p>316.608</text:p>
          </table:table-cell>
          <table:table-cell office:value-type="percentage" office:value="0.88705592289588708" table:style-name="ce83">
            <text:p>88,7%</text:p>
          </table:table-cell>
          <table:table-cell office:value-type="float" office:value="243280" table:style-name="ce119">
            <text:p>243.280</text:p>
          </table:table-cell>
          <table:table-cell office:value-type="percentage" office:value="0.74837884064034255" table:style-name="ce83">
            <text:p>74,8%</text:p>
          </table:table-cell>
          <table:table-cell office:value-type="float" office:value="133429" table:style-name="ce119">
            <text:p>133.429</text:p>
          </table:table-cell>
          <table:table-cell office:value-type="percentage" office:value="0.61413020965180765" table:style-name="ce83">
            <text:p>61,4%</text:p>
          </table:table-cell>
          <table:table-cell office:value-type="float" office:value="102118" table:style-name="ce119">
            <text:p>102.118</text:p>
          </table:table-cell>
          <table:table-cell office:value-type="percentage" office:value="0.54708318377361931" table:style-name="ce83">
            <text:p>54,7%</text:p>
          </table:table-cell>
          <table:table-cell office:value-type="float" office:value="13662" table:style-name="ce116">
            <text:p>13.662</text:p>
          </table:table-cell>
          <table:table-cell office:value-type="percentage" office:value="0.28713141800298436" table:style-name="ce117">
            <text:p>28,7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8247" table:style-name="ce119">
            <text:p>278.247</text:p>
          </table:table-cell>
          <table:table-cell office:value-type="percentage" office:value="0.94092006573830478" table:style-name="ce83">
            <text:p>94,1%</text:p>
          </table:table-cell>
          <table:table-cell office:value-type="float" office:value="214795" table:style-name="ce119">
            <text:p>214.795</text:p>
          </table:table-cell>
          <table:table-cell office:value-type="percentage" office:value="0.96163661109220822" table:style-name="ce83">
            <text:p>96,2%</text:p>
          </table:table-cell>
          <table:table-cell office:value-type="float" office:value="237013" table:style-name="ce119">
            <text:p>237.013</text:p>
          </table:table-cell>
          <table:table-cell office:value-type="percentage" office:value="0.82573432323112672" table:style-name="ce83">
            <text:p>82,6%</text:p>
          </table:table-cell>
          <table:table-cell office:value-type="float" office:value="194682" table:style-name="ce119">
            <text:p>194.682</text:p>
          </table:table-cell>
          <table:table-cell office:value-type="percentage" office:value="0.67729377507036226" table:style-name="ce83">
            <text:p>67,7%</text:p>
          </table:table-cell>
          <table:table-cell office:value-type="float" office:value="106720" table:style-name="ce119">
            <text:p>106.720</text:p>
          </table:table-cell>
          <table:table-cell office:value-type="percentage" office:value="0.51505045776364244" table:style-name="ce83">
            <text:p>51,5%</text:p>
          </table:table-cell>
          <table:table-cell office:value-type="float" office:value="79199" table:style-name="ce119">
            <text:p>79.199</text:p>
          </table:table-cell>
          <table:table-cell office:value-type="percentage" office:value="0.45267176881440796" table:style-name="ce83">
            <text:p>45,3%</text:p>
          </table:table-cell>
          <table:table-cell office:value-type="float" office:value="12124" table:style-name="ce116">
            <text:p>12.124</text:p>
          </table:table-cell>
          <table:table-cell office:value-type="percentage" office:value="0.32803030303030301" table:style-name="ce117">
            <text:p>32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2162" table:style-name="ce119">
            <text:p>992.162</text:p>
          </table:table-cell>
          <table:table-cell office:value-type="percentage" office:value="0.92335282418863851" table:style-name="ce83">
            <text:p>92,3%</text:p>
          </table:table-cell>
          <table:table-cell office:value-type="float" office:value="747271" table:style-name="ce119">
            <text:p>747.271</text:p>
          </table:table-cell>
          <table:table-cell office:value-type="percentage" office:value="0.93105119547476356" table:style-name="ce83">
            <text:p>93,1%</text:p>
          </table:table-cell>
          <table:table-cell office:value-type="float" office:value="817684" table:style-name="ce119">
            <text:p>817.684</text:p>
          </table:table-cell>
          <table:table-cell office:value-type="percentage" office:value="0.78592402425579888" table:style-name="ce83">
            <text:p>78,6%</text:p>
          </table:table-cell>
          <table:table-cell office:value-type="float" office:value="713790" table:style-name="ce119">
            <text:p>713.790</text:p>
          </table:table-cell>
          <table:table-cell office:value-type="percentage" office:value="0.6168970628270668" table:style-name="ce83">
            <text:p>61,7%</text:p>
          </table:table-cell>
          <table:table-cell office:value-type="float" office:value="384877" table:style-name="ce119">
            <text:p>384.877</text:p>
          </table:table-cell>
          <table:table-cell office:value-type="percentage" office:value="0.4689664332051488" table:style-name="ce83">
            <text:p>46,9%</text:p>
          </table:table-cell>
          <table:table-cell office:value-type="float" office:value="271110" table:style-name="ce119">
            <text:p>271.110</text:p>
          </table:table-cell>
          <table:table-cell office:value-type="percentage" office:value="0.39525651361915354" table:style-name="ce83">
            <text:p>39,5%</text:p>
          </table:table-cell>
          <table:table-cell office:value-type="float" office:value="39520" table:style-name="ce116">
            <text:p>39.520</text:p>
          </table:table-cell>
          <table:table-cell office:value-type="percentage" office:value="0.27776215912285634" table:style-name="ce117">
            <text:p>27,8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701083" table:style-name="ce119">
            <text:p>701.083</text:p>
          </table:table-cell>
          <table:table-cell office:value-type="percentage" office:value="0.95862799792162334" table:style-name="ce83">
            <text:p>95,9%</text:p>
          </table:table-cell>
          <table:table-cell office:value-type="float" office:value="568775" table:style-name="ce119">
            <text:p>568.775</text:p>
          </table:table-cell>
          <table:table-cell office:value-type="percentage" office:value="0.98104065943732566" table:style-name="ce83">
            <text:p>98,1%</text:p>
          </table:table-cell>
          <table:table-cell office:value-type="float" office:value="622501" table:style-name="ce119">
            <text:p>622.501</text:p>
          </table:table-cell>
          <table:table-cell office:value-type="percentage" office:value="0.8483170642961978" table:style-name="ce83">
            <text:p>84,8%</text:p>
          </table:table-cell>
          <table:table-cell office:value-type="float" office:value="550588" table:style-name="ce119">
            <text:p>550.588</text:p>
          </table:table-cell>
          <table:table-cell office:value-type="percentage" office:value="0.71501220715806968" table:style-name="ce83">
            <text:p>71,5%</text:p>
          </table:table-cell>
          <table:table-cell office:value-type="float" office:value="308619" table:style-name="ce119">
            <text:p>308.619</text:p>
          </table:table-cell>
          <table:table-cell office:value-type="percentage" office:value="0.58151988558744783" table:style-name="ce83">
            <text:p>58,2%</text:p>
          </table:table-cell>
          <table:table-cell office:value-type="float" office:value="240869" table:style-name="ce119">
            <text:p>240.869</text:p>
          </table:table-cell>
          <table:table-cell office:value-type="percentage" office:value="0.53837746257247465" table:style-name="ce83">
            <text:p>53,8%</text:p>
          </table:table-cell>
          <table:table-cell office:value-type="float" office:value="50516" table:style-name="ce116">
            <text:p>50.516</text:p>
          </table:table-cell>
          <table:table-cell office:value-type="percentage" office:value="0.52857038222891883" table:style-name="ce117">
            <text:p>52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502" table:style-name="ce119">
            <text:p>156.502</text:p>
          </table:table-cell>
          <table:table-cell office:value-type="percentage" office:value="0.9020860112168495" table:style-name="ce83">
            <text:p>90,2%</text:p>
          </table:table-cell>
          <table:table-cell office:value-type="float" office:value="128664" table:style-name="ce119">
            <text:p>128.664</text:p>
          </table:table-cell>
          <table:table-cell office:value-type="percentage" office:value="0.96803900325027081" table:style-name="ce83">
            <text:p>96,8%</text:p>
          </table:table-cell>
          <table:table-cell office:value-type="float" office:value="137209" table:style-name="ce119">
            <text:p>137.209</text:p>
          </table:table-cell>
          <table:table-cell office:value-type="percentage" office:value="0.84892900894658041" table:style-name="ce83">
            <text:p>84,9%</text:p>
          </table:table-cell>
          <table:table-cell office:value-type="float" office:value="108715" table:style-name="ce119">
            <text:p>108.715</text:p>
          </table:table-cell>
          <table:table-cell office:value-type="percentage" office:value="0.74323862393349371" table:style-name="ce83">
            <text:p>74,3%</text:p>
          </table:table-cell>
          <table:table-cell office:value-type="float" office:value="73495" table:style-name="ce119">
            <text:p>73.495</text:p>
          </table:table-cell>
          <table:table-cell office:value-type="percentage" office:value="0.64802405346782588" table:style-name="ce83">
            <text:p>64,8%</text:p>
          </table:table-cell>
          <table:table-cell office:value-type="float" office:value="51958" table:style-name="ce119">
            <text:p>51.958</text:p>
          </table:table-cell>
          <table:table-cell office:value-type="percentage" office:value="0.55476899751219877" table:style-name="ce83">
            <text:p>55,5%</text:p>
          </table:table-cell>
          <table:table-cell office:value-type="float" office:value="6898" table:style-name="ce116">
            <text:p>6.898</text:p>
          </table:table-cell>
          <table:table-cell office:value-type="percentage" office:value="0.35796574987026464" table:style-name="ce117">
            <text:p>35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149" table:style-name="ce119">
            <text:p>510.149</text:p>
          </table:table-cell>
          <table:table-cell office:value-type="percentage" office:value="0.95635782831454608" table:style-name="ce83">
            <text:p>95,6%</text:p>
          </table:table-cell>
          <table:table-cell office:value-type="float" office:value="339388" table:style-name="ce119">
            <text:p>339.388</text:p>
          </table:table-cell>
          <table:table-cell office:value-type="percentage" office:value="0.97461433313805901" table:style-name="ce83">
            <text:p>97,5%</text:p>
          </table:table-cell>
          <table:table-cell office:value-type="float" office:value="379252" table:style-name="ce119">
            <text:p>379.252</text:p>
          </table:table-cell>
          <table:table-cell office:value-type="percentage" office:value="0.96487786758663496" table:style-name="ce83">
            <text:p>96,5%</text:p>
          </table:table-cell>
          <table:table-cell office:value-type="float" office:value="393921" table:style-name="ce119">
            <text:p>393.921</text:p>
          </table:table-cell>
          <table:table-cell office:value-type="percentage" office:value="0.95733186221377575" table:style-name="ce83">
            <text:p>95,7%</text:p>
          </table:table-cell>
          <table:table-cell office:value-type="float" office:value="209202" table:style-name="ce119">
            <text:p>209.202</text:p>
          </table:table-cell>
          <table:table-cell office:value-type="percentage" office:value="0.78194077939164697" table:style-name="ce83">
            <text:p>78,2%</text:p>
          </table:table-cell>
          <table:table-cell office:value-type="float" office:value="152810" table:style-name="ce119">
            <text:p>152.810</text:p>
          </table:table-cell>
          <table:table-cell office:value-type="percentage" office:value="0.75394338887216861" table:style-name="ce83">
            <text:p>75,4%</text:p>
          </table:table-cell>
          <table:table-cell office:value-type="float" office:value="26961" table:style-name="ce116">
            <text:p>26.961</text:p>
          </table:table-cell>
          <table:table-cell office:value-type="percentage" office:value="0.64608195542774982" table:style-name="ce117">
            <text:p>64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277" table:style-name="ce119">
            <text:p>46.277</text:p>
          </table:table-cell>
          <table:table-cell office:value-type="percentage" office:value="0.82853510939234432" table:style-name="ce83">
            <text:p>82,9%</text:p>
          </table:table-cell>
          <table:table-cell office:value-type="float" office:value="37347" table:style-name="ce119">
            <text:p>37.347</text:p>
          </table:table-cell>
          <table:table-cell office:value-type="percentage" office:value="0.93990184975462443" table:style-name="ce83">
            <text:p>94,0%</text:p>
          </table:table-cell>
          <table:table-cell office:value-type="float" office:value="38276" table:style-name="ce119">
            <text:p>38.276</text:p>
          </table:table-cell>
          <table:table-cell office:value-type="percentage" office:value="0.82592840342662321" table:style-name="ce83">
            <text:p>82,6%</text:p>
          </table:table-cell>
          <table:table-cell office:value-type="float" office:value="34757" table:style-name="ce119">
            <text:p>34.757</text:p>
          </table:table-cell>
          <table:table-cell office:value-type="percentage" office:value="0.71412134535965976" table:style-name="ce83">
            <text:p>71,4%</text:p>
          </table:table-cell>
          <table:table-cell office:value-type="float" office:value="18266" table:style-name="ce119">
            <text:p>18.266</text:p>
          </table:table-cell>
          <table:table-cell office:value-type="percentage" office:value="0.56213454791653839" table:style-name="ce83">
            <text:p>56,2%</text:p>
          </table:table-cell>
          <table:table-cell office:value-type="float" office:value="12522" table:style-name="ce119">
            <text:p>12.522</text:p>
          </table:table-cell>
          <table:table-cell office:value-type="percentage" office:value="0.48990610328638495" table:style-name="ce83">
            <text:p>49,0%</text:p>
          </table:table-cell>
          <table:table-cell office:value-type="float" office:value="2123" table:style-name="ce116">
            <text:p>2.123</text:p>
          </table:table-cell>
          <table:table-cell office:value-type="percentage" office:value="0.38114901256732497" table:style-name="ce117">
            <text:p>38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39988" table:style-name="ce119">
            <text:p>839.988</text:p>
          </table:table-cell>
          <table:table-cell office:value-type="percentage" office:value="0.95012990949883325" table:style-name="ce83">
            <text:p>95,0%</text:p>
          </table:table-cell>
          <table:table-cell office:value-type="float" office:value="639589" table:style-name="ce119">
            <text:p>639.589</text:p>
          </table:table-cell>
          <table:table-cell office:value-type="percentage" office:value="0.92434304179992743" table:style-name="ce83">
            <text:p>92,4%</text:p>
          </table:table-cell>
          <table:table-cell office:value-type="float" office:value="739437" table:style-name="ce119">
            <text:p>739.437</text:p>
          </table:table-cell>
          <table:table-cell office:value-type="percentage" office:value="0.76782821611922447" table:style-name="ce83">
            <text:p>76,8%</text:p>
          </table:table-cell>
          <table:table-cell office:value-type="float" office:value="654018" table:style-name="ce119">
            <text:p>654.018</text:p>
          </table:table-cell>
          <table:table-cell office:value-type="percentage" office:value="0.62040978171473127" table:style-name="ce83">
            <text:p>62,0%</text:p>
          </table:table-cell>
          <table:table-cell office:value-type="float" office:value="386919" table:style-name="ce119">
            <text:p>386.919</text:p>
          </table:table-cell>
          <table:table-cell office:value-type="percentage" office:value="0.49908932602386324" table:style-name="ce83">
            <text:p>49,9%</text:p>
          </table:table-cell>
          <table:table-cell office:value-type="float" office:value="280822" table:style-name="ce119">
            <text:p>280.822</text:p>
          </table:table-cell>
          <table:table-cell office:value-type="percentage" office:value="0.44475310059533329" table:style-name="ce83">
            <text:p>44,5%</text:p>
          </table:table-cell>
          <table:table-cell office:value-type="float" office:value="33602" table:style-name="ce116">
            <text:p>33.602</text:p>
          </table:table-cell>
          <table:table-cell office:value-type="percentage" office:value="0.27203691709844557" table:style-name="ce117">
            <text:p>27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4011" table:style-name="ce119">
            <text:p>164.011</text:p>
          </table:table-cell>
          <table:table-cell office:value-type="percentage" office:value="0.88982627849694551" table:style-name="ce83">
            <text:p>89,0%</text:p>
          </table:table-cell>
          <table:table-cell office:value-type="float" office:value="136914" table:style-name="ce119">
            <text:p>136.914</text:p>
          </table:table-cell>
          <table:table-cell office:value-type="percentage" office:value="0.88876338851022396" table:style-name="ce83">
            <text:p>88,9%</text:p>
          </table:table-cell>
          <table:table-cell office:value-type="float" office:value="157520" table:style-name="ce119">
            <text:p>157.520</text:p>
          </table:table-cell>
          <table:table-cell office:value-type="percentage" office:value="0.74271407488436347" table:style-name="ce83">
            <text:p>74,3%</text:p>
          </table:table-cell>
          <table:table-cell office:value-type="float" office:value="138507" table:style-name="ce119">
            <text:p>138.507</text:p>
          </table:table-cell>
          <table:table-cell office:value-type="percentage" office:value="0.58659579874640011" table:style-name="ce83">
            <text:p>58,7%</text:p>
          </table:table-cell>
          <table:table-cell office:value-type="float" office:value="69368" table:style-name="ce119">
            <text:p>69.368</text:p>
          </table:table-cell>
          <table:table-cell office:value-type="percentage" office:value="0.40285496919118885" table:style-name="ce83">
            <text:p>40,3%</text:p>
          </table:table-cell>
          <table:table-cell office:value-type="float" office:value="51669" table:style-name="ce119">
            <text:p>51.669</text:p>
          </table:table-cell>
          <table:table-cell office:value-type="percentage" office:value="0.35416652386403363" table:style-name="ce83">
            <text:p>35,4%</text:p>
          </table:table-cell>
          <table:table-cell office:value-type="float" office:value="6465" table:style-name="ce116">
            <text:p>6.465</text:p>
          </table:table-cell>
          <table:table-cell office:value-type="percentage" office:value="0.21087481244699588" table:style-name="ce117">
            <text:p>21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73" table:style-name="ce119">
            <text:p>93.673</text:p>
          </table:table-cell>
          <table:table-cell office:value-type="percentage" office:value="0.9535118078175896" table:style-name="ce83">
            <text:p>95,4%</text:p>
          </table:table-cell>
          <table:table-cell office:value-type="float" office:value="72355" table:style-name="ce119">
            <text:p>72.355</text:p>
          </table:table-cell>
          <table:table-cell office:value-type="percentage" office:value="0.99784860228103323" table:style-name="ce83">
            <text:p>99,8%</text:p>
          </table:table-cell>
          <table:table-cell office:value-type="float" office:value="77444" table:style-name="ce119">
            <text:p>77.444</text:p>
          </table:table-cell>
          <table:table-cell office:value-type="percentage" office:value="0.8342112349868045" table:style-name="ce83">
            <text:p>83,4%</text:p>
          </table:table-cell>
          <table:table-cell office:value-type="float" office:value="65363" table:style-name="ce119">
            <text:p>65.363</text:p>
          </table:table-cell>
          <table:table-cell office:value-type="percentage" office:value="0.67644654185683095" table:style-name="ce83">
            <text:p>67,6%</text:p>
          </table:table-cell>
          <table:table-cell office:value-type="float" office:value="34217" table:style-name="ce119">
            <text:p>34.217</text:p>
          </table:table-cell>
          <table:table-cell office:value-type="percentage" office:value="0.51977821661856294" table:style-name="ce83">
            <text:p>52,0%</text:p>
          </table:table-cell>
          <table:table-cell office:value-type="float" office:value="26763" table:style-name="ce119">
            <text:p>26.763</text:p>
          </table:table-cell>
          <table:table-cell office:value-type="percentage" office:value="0.44979831932773107" table:style-name="ce83">
            <text:p>45,0%</text:p>
          </table:table-cell>
          <table:table-cell office:value-type="float" office:value="4009" table:style-name="ce116">
            <text:p>4.009</text:p>
          </table:table-cell>
          <table:table-cell office:value-type="percentage" office:value="0.29973831775700932" table:style-name="ce117">
            <text:p>30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537" table:style-name="ce119">
            <text:p>352.537</text:p>
          </table:table-cell>
          <table:table-cell office:value-type="percentage" office:value="0.9302332331513522" table:style-name="ce83">
            <text:p>93,0%</text:p>
          </table:table-cell>
          <table:table-cell office:value-type="float" office:value="260972" table:style-name="ce119">
            <text:p>260.972</text:p>
          </table:table-cell>
          <table:table-cell office:value-type="percentage" office:value="0.93639710367494566" table:style-name="ce83">
            <text:p>93,6%</text:p>
          </table:table-cell>
          <table:table-cell office:value-type="float" office:value="271573" table:style-name="ce119">
            <text:p>271.573</text:p>
          </table:table-cell>
          <table:table-cell office:value-type="percentage" office:value="0.8292280023572447" table:style-name="ce83">
            <text:p>82,9%</text:p>
          </table:table-cell>
          <table:table-cell office:value-type="float" office:value="201561" table:style-name="ce119">
            <text:p>201.561</text:p>
          </table:table-cell>
          <table:table-cell office:value-type="percentage" office:value="0.61965193171442534" table:style-name="ce83">
            <text:p>62,0%</text:p>
          </table:table-cell>
          <table:table-cell office:value-type="float" office:value="92483" table:style-name="ce119">
            <text:p>92.483</text:p>
          </table:table-cell>
          <table:table-cell office:value-type="percentage" office:value="0.44026525501994651" table:style-name="ce83">
            <text:p>44,0%</text:p>
          </table:table-cell>
          <table:table-cell office:value-type="float" office:value="65183" table:style-name="ce119">
            <text:p>65.183</text:p>
          </table:table-cell>
          <table:table-cell office:value-type="percentage" office:value="0.37487132004071749" table:style-name="ce83">
            <text:p>37,5%</text:p>
          </table:table-cell>
          <table:table-cell office:value-type="float" office:value="11586" table:style-name="ce116">
            <text:p>11.586</text:p>
          </table:table-cell>
          <table:table-cell office:value-type="percentage" office:value="0.30062272963155162" table:style-name="ce117">
            <text:p>30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4" table:style-name="ce119">
            <text:p>5.744</text:p>
          </table:table-cell>
          <table:table-cell office:value-type="percentage" office:value="0.91073410496273977" table:style-name="ce83">
            <text:p>91,1%</text:p>
          </table:table-cell>
          <table:table-cell office:value-type="float" office:value="7346" table:style-name="ce119">
            <text:p>7.346</text:p>
          </table:table-cell>
          <table:table-cell office:value-type="percentage" office:value="0.95925829198224077" table:style-name="ce83">
            <text:p>95,9%</text:p>
          </table:table-cell>
          <table:table-cell office:value-type="float" office:value="9286" table:style-name="ce119">
            <text:p>9.286</text:p>
          </table:table-cell>
          <table:table-cell office:value-type="percentage" office:value="0.87397647058823524" table:style-name="ce83">
            <text:p>87,4%</text:p>
          </table:table-cell>
          <table:table-cell office:value-type="float" office:value="8962" table:style-name="ce119">
            <text:p>8.962</text:p>
          </table:table-cell>
          <table:table-cell office:value-type="percentage" office:value="0.79889463362453195" table:style-name="ce83">
            <text:p>79,9%</text:p>
          </table:table-cell>
          <table:table-cell office:value-type="float" office:value="6403" table:style-name="ce119">
            <text:p>6.403</text:p>
          </table:table-cell>
          <table:table-cell office:value-type="percentage" office:value="0.68073570061662769" table:style-name="ce83">
            <text:p>68,1%</text:p>
          </table:table-cell>
          <table:table-cell office:value-type="float" office:value="5294" table:style-name="ce119">
            <text:p>5.294</text:p>
          </table:table-cell>
          <table:table-cell office:value-type="percentage" office:value="0.57121277514026758" table:style-name="ce83">
            <text:p>57,1%</text:p>
          </table:table-cell>
          <table:table-cell office:value-type="float" office:value="1026" table:style-name="ce116">
            <text:p>1.026</text:p>
          </table:table-cell>
          <table:table-cell office:value-type="percentage" office:value="0.43696763202725725" table:style-name="ce117">
            <text:p>43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91" table:style-name="ce119">
            <text:p>4.591</text:p>
          </table:table-cell>
          <table:table-cell office:value-type="percentage" office:value="0.84564376496592375" table:style-name="ce83">
            <text:p>84,6%</text:p>
          </table:table-cell>
          <table:table-cell office:value-type="float" office:value="6227" table:style-name="ce119">
            <text:p>6.227</text:p>
          </table:table-cell>
          <table:table-cell office:value-type="percentage" office:value="0.83978422117329732" table:style-name="ce83">
            <text:p>84,0%</text:p>
          </table:table-cell>
          <table:table-cell office:value-type="float" office:value="8052" table:style-name="ce119">
            <text:p>8.052</text:p>
          </table:table-cell>
          <table:table-cell office:value-type="percentage" office:value="0.79952338397378608" table:style-name="ce83">
            <text:p>80,0%</text:p>
          </table:table-cell>
          <table:table-cell office:value-type="float" office:value="7788" table:style-name="ce119">
            <text:p>7.788</text:p>
          </table:table-cell>
          <table:table-cell office:value-type="percentage" office:value="0.73506370929683817" table:style-name="ce83">
            <text:p>73,5%</text:p>
          </table:table-cell>
          <table:table-cell office:value-type="float" office:value="5088" table:style-name="ce119">
            <text:p>5.088</text:p>
          </table:table-cell>
          <table:table-cell office:value-type="percentage" office:value="0.55448997384481258" table:style-name="ce83">
            <text:p>55,4%</text:p>
          </table:table-cell>
          <table:table-cell office:value-type="float" office:value="4507" table:style-name="ce119">
            <text:p>4.507</text:p>
          </table:table-cell>
          <table:table-cell office:value-type="percentage" office:value="0.46140458640458643" table:style-name="ce83">
            <text:p>46,1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55960264900664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3" table:style-name="ce119">
            <text:p>2.383</text:p>
          </table:table-cell>
          <table:table-cell office:value-type="percentage" office:value="0.64370610480821178" table:style-name="ce83">
            <text:p>64,4%</text:p>
          </table:table-cell>
          <table:table-cell office:value-type="float" office:value="7429" table:style-name="ce119">
            <text:p>7.429</text:p>
          </table:table-cell>
          <table:table-cell office:value-type="percentage" office:value="0.75444297755661627" table:style-name="ce83">
            <text:p>75,4%</text:p>
          </table:table-cell>
          <table:table-cell office:value-type="float" office:value="15327" table:style-name="ce119">
            <text:p>15.327</text:p>
          </table:table-cell>
          <table:table-cell office:value-type="percentage" office:value="0.67392164622081518" table:style-name="ce83">
            <text:p>67,4%</text:p>
          </table:table-cell>
          <table:table-cell office:value-type="float" office:value="15433" table:style-name="ce119">
            <text:p>15.433</text:p>
          </table:table-cell>
          <table:table-cell office:value-type="percentage" office:value="0.4736664415935179" table:style-name="ce83">
            <text:p>47,4%</text:p>
          </table:table-cell>
          <table:table-cell office:value-type="float" office:value="11074" table:style-name="ce119">
            <text:p>11.074</text:p>
          </table:table-cell>
          <table:table-cell office:value-type="percentage" office:value="0.44997968305566843" table:style-name="ce83">
            <text:p>45,0%</text:p>
          </table:table-cell>
          <table:table-cell office:value-type="float" office:value="256" table:style-name="ce116">
            <text:p>256</text:p>
          </table:table-cell>
          <table:table-cell office:value-type="percentage" office:value="0.18906942392909898" table:style-name="ce117">
            <text:p>18,9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0" table:style-name="ce119">
            <text:p>300</text:p>
          </table:table-cell>
          <table:table-cell office:value-type="percentage" office:value="0.96153846153846156" table:style-name="ce86">
            <text:p>96,2%</text:p>
          </table:table-cell>
          <table:table-cell office:value-type="float" office:value="702" table:style-name="ce119">
            <text:p>702</text:p>
          </table:table-cell>
          <table:table-cell office:value-type="percentage" office:value="0.76138828633405642" table:style-name="ce86">
            <text:p>76,1%</text:p>
          </table:table-cell>
          <table:table-cell office:value-type="float" office:value="935" table:style-name="ce119">
            <text:p>935</text:p>
          </table:table-cell>
          <table:table-cell office:value-type="percentage" office:value="0.47150781643973777" table:style-name="ce86">
            <text:p>47,2%</text:p>
          </table:table-cell>
          <table:table-cell office:value-type="float" office:value="1162" table:style-name="ce119">
            <text:p>1.162</text:p>
          </table:table-cell>
          <table:table-cell office:value-type="percentage" office:value="0.47447937933850554" table:style-name="ce86">
            <text:p>47,4%</text:p>
          </table:table-cell>
          <table:table-cell office:value-type="float" office:value="935" table:style-name="ce119">
            <text:p>935</text:p>
          </table:table-cell>
          <table:table-cell office:value-type="percentage" office:value="0.43671181690798694" table:style-name="ce86">
            <text:p>43,7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48558" table:style-name="ce122">
            <text:p>6.448.558</text:p>
          </table:table-cell>
          <table:table-cell office:value-type="percentage" office:value="0.93660483401974948" table:style-name="ce123">
            <text:p>93,66%</text:p>
          </table:table-cell>
          <table:table-cell office:value-type="float" office:value="5033952" table:style-name="ce122">
            <text:p>5.033.952</text:p>
          </table:table-cell>
          <table:table-cell office:value-type="percentage" office:value="0.94566471338891034" table:style-name="ce123">
            <text:p>94,57%</text:p>
          </table:table-cell>
          <table:table-cell office:value-type="float" office:value="5459800" table:style-name="ce122">
            <text:p>5.459.800</text:p>
          </table:table-cell>
          <table:table-cell office:value-type="percentage" office:value="0.80572540521651048" table:style-name="ce123">
            <text:p>80,57%</text:p>
          </table:table-cell>
          <table:table-cell office:value-type="float" office:value="4673878" table:style-name="ce122">
            <text:p>4.673.878</text:p>
          </table:table-cell>
          <table:table-cell office:value-type="percentage" office:value="0.65811387300548907" table:style-name="ce123">
            <text:p>65,81%</text:p>
          </table:table-cell>
          <table:table-cell office:value-type="float" office:value="2562081" table:style-name="ce122">
            <text:p>2.562.081</text:p>
          </table:table-cell>
          <table:table-cell office:value-type="percentage" office:value="0.50555700478192078" table:style-name="ce123">
            <text:p>50,56%</text:p>
          </table:table-cell>
          <table:table-cell office:value-type="float" office:value="1860434" table:style-name="ce122">
            <text:p>1.860.434</text:p>
          </table:table-cell>
          <table:table-cell office:value-type="percentage" office:value="0.44468043659344297" table:style-name="ce123">
            <text:p>44,47%</text:p>
          </table:table-cell>
          <table:table-cell office:value-type="float" office:value="283123" table:style-name="ce122">
            <text:p>283.123</text:p>
          </table:table-cell>
          <table:table-cell office:value-type="percentage" office:value="0.32293213615200189" table:style-name="ce123">
            <text:p>32,29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 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28275" table:style-name="ce132">
            <text:p>728.275</text:p>
          </table:table-cell>
          <table:table-cell office:value-type="float" office:value="456259" table:style-name="ce132">
            <text:p>456.259</text:p>
          </table:table-cell>
          <table:table-cell office:value-type="percentage" office:value="0.62649273969311048" table:style-name="ce133">
            <text:p>62,6%</text:p>
          </table:table-cell>
          <table:table-cell office:value-type="float" office:value="374203" table:style-name="ce132">
            <text:p>374.203</text:p>
          </table:table-cell>
          <table:table-cell office:value-type="percentage" office:value="0.51382101541313374" table:style-name="ce133">
            <text:p>51,4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3760" table:style-name="ce132">
            <text:p>103.760</text:p>
          </table:table-cell>
          <table:table-cell office:value-type="float" office:value="56175" table:style-name="ce132">
            <text:p>56.175</text:p>
          </table:table-cell>
          <table:table-cell office:value-type="percentage" office:value="0.54139360061680797" table:style-name="ce133">
            <text:p>54,1%</text:p>
          </table:table-cell>
          <table:table-cell office:value-type="float" office:value="47377" table:style-name="ce132">
            <text:p>47.377</text:p>
          </table:table-cell>
          <table:table-cell office:value-type="percentage" office:value="0.45660177332305318" table:style-name="ce133">
            <text:p>45,7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2179" table:style-name="ce132">
            <text:p>62.179</text:p>
          </table:table-cell>
          <table:table-cell office:value-type="float" office:value="45166" table:style-name="ce132">
            <text:p>45.166</text:p>
          </table:table-cell>
          <table:table-cell office:value-type="percentage" office:value="0.72638672220524614" table:style-name="ce133">
            <text:p>72,6%</text:p>
          </table:table-cell>
          <table:table-cell office:value-type="float" office:value="39691" table:style-name="ce132">
            <text:p>39.691</text:p>
          </table:table-cell>
          <table:table-cell office:value-type="percentage" office:value="0.63833448591968345" table:style-name="ce133">
            <text:p>63,8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7822" table:style-name="ce132">
            <text:p>97.822</text:p>
          </table:table-cell>
          <table:table-cell office:value-type="float" office:value="34365" table:style-name="ce132">
            <text:p>34.365</text:p>
          </table:table-cell>
          <table:table-cell office:value-type="percentage" office:value="0.35130134325611828" table:style-name="ce133">
            <text:p>35,1%</text:p>
          </table:table-cell>
          <table:table-cell office:value-type="float" office:value="27176" table:style-name="ce132">
            <text:p>27.176</text:p>
          </table:table-cell>
          <table:table-cell office:value-type="percentage" office:value="0.27781071742552799" table:style-name="ce133">
            <text:p>27,8%</text:p>
          </table:table-cell>
          <table:table-cell office:value-type="date" office:date-value="2022-12-18T00:00:00" table:style-name="ce134">
            <text:p>18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6104" table:style-name="ce132">
            <text:p>156.104</text:p>
          </table:table-cell>
          <table:table-cell office:value-type="float" office:value="81893" table:style-name="ce132">
            <text:p>81.893</text:p>
          </table:table-cell>
          <table:table-cell office:value-type="percentage" office:value="0.52460539127760974" table:style-name="ce133">
            <text:p>52,5%</text:p>
          </table:table-cell>
          <table:table-cell office:value-type="float" office:value="63413" table:style-name="ce132">
            <text:p>63.413</text:p>
          </table:table-cell>
          <table:table-cell office:value-type="percentage" office:value="0.40622277456054939" table:style-name="ce133">
            <text:p>40,6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2931" table:style-name="ce132">
            <text:p>42.931</text:p>
          </table:table-cell>
          <table:table-cell office:value-type="float" office:value="26254" table:style-name="ce132">
            <text:p>26.254</text:p>
          </table:table-cell>
          <table:table-cell office:value-type="percentage" office:value="0.61153944701963614" table:style-name="ce133">
            <text:p>61,2%</text:p>
          </table:table-cell>
          <table:table-cell office:value-type="float" office:value="23825" table:style-name="ce132">
            <text:p>23.825</text:p>
          </table:table-cell>
          <table:table-cell office:value-type="percentage" office:value="0.55496028510866269" table:style-name="ce133">
            <text:p>55,5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8747" table:style-name="ce132">
            <text:p>158.747</text:p>
          </table:table-cell>
          <table:table-cell office:value-type="float" office:value="106925" table:style-name="ce132">
            <text:p>106.925</text:p>
          </table:table-cell>
          <table:table-cell office:value-type="percentage" office:value="0.67355603570461176" table:style-name="ce133">
            <text:p>67,4%</text:p>
          </table:table-cell>
          <table:table-cell office:value-type="float" office:value="98907" table:style-name="ce132">
            <text:p>98.907</text:p>
          </table:table-cell>
          <table:table-cell office:value-type="percentage" office:value="0.62304799460777216" table:style-name="ce133">
            <text:p>62,3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71326" table:style-name="ce132">
            <text:p>171.326</text:p>
          </table:table-cell>
          <table:table-cell office:value-type="float" office:value="107375" table:style-name="ce132">
            <text:p>107.375</text:p>
          </table:table-cell>
          <table:table-cell office:value-type="percentage" office:value="0.62672915961383557" table:style-name="ce133">
            <text:p>62,7%</text:p>
          </table:table-cell>
          <table:table-cell office:value-type="float" office:value="89311" table:style-name="ce132">
            <text:p>89.311</text:p>
          </table:table-cell>
          <table:table-cell office:value-type="percentage" office:value="0.52129274015619342" table:style-name="ce133">
            <text:p>52,1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48162" table:style-name="ce132">
            <text:p>648.162</text:p>
          </table:table-cell>
          <table:table-cell office:value-type="float" office:value="265291" table:style-name="ce132">
            <text:p>265.291</text:p>
          </table:table-cell>
          <table:table-cell office:value-type="percentage" office:value="0.40929736701627062" table:style-name="ce133">
            <text:p>40,9%</text:p>
          </table:table-cell>
          <table:table-cell office:value-type="float" office:value="208697" table:style-name="ce132">
            <text:p>208.697</text:p>
          </table:table-cell>
          <table:table-cell office:value-type="percentage" office:value="0.32198277591096053" table:style-name="ce133">
            <text:p>32,2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10244" table:style-name="ce132">
            <text:p>410.244</text:p>
          </table:table-cell>
          <table:table-cell office:value-type="float" office:value="265520" table:style-name="ce132">
            <text:p>265.520</text:p>
          </table:table-cell>
          <table:table-cell office:value-type="percentage" office:value="0.64722457854350091" table:style-name="ce133">
            <text:p>64,7%</text:p>
          </table:table-cell>
          <table:table-cell office:value-type="float" office:value="204735" table:style-name="ce132">
            <text:p>204.735</text:p>
          </table:table-cell>
          <table:table-cell office:value-type="percentage" office:value="0.49905665896393364" table:style-name="ce133">
            <text:p>49,9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8583" table:style-name="ce132">
            <text:p>78.583</text:p>
          </table:table-cell>
          <table:table-cell office:value-type="float" office:value="61787" table:style-name="ce132">
            <text:p>61.787</text:p>
          </table:table-cell>
          <table:table-cell office:value-type="percentage" office:value="0.78626420472621306" table:style-name="ce133">
            <text:p>78,6%</text:p>
          </table:table-cell>
          <table:table-cell office:value-type="float" office:value="53055" table:style-name="ce132">
            <text:p>53.055</text:p>
          </table:table-cell>
          <table:table-cell office:value-type="percentage" office:value="0.6751460239492002" table:style-name="ce133">
            <text:p>67,5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7577" table:style-name="ce132">
            <text:p>177.577</text:p>
          </table:table-cell>
          <table:table-cell office:value-type="float" office:value="143725" table:style-name="ce132">
            <text:p>143.725</text:p>
          </table:table-cell>
          <table:table-cell office:value-type="percentage" office:value="0.80936720408611473" table:style-name="ce133">
            <text:p>80,9%</text:p>
          </table:table-cell>
          <table:table-cell office:value-type="float" office:value="127302" table:style-name="ce132">
            <text:p>127.302</text:p>
          </table:table-cell>
          <table:table-cell office:value-type="percentage" office:value="0.71688338016747666" table:style-name="ce133">
            <text:p>71,7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5397" table:style-name="ce132">
            <text:p>25.397</text:p>
          </table:table-cell>
          <table:table-cell office:value-type="float" office:value="17132" table:style-name="ce132">
            <text:p>17.132</text:p>
          </table:table-cell>
          <table:table-cell office:value-type="percentage" office:value="0.67456786234594635" table:style-name="ce133">
            <text:p>67,5%</text:p>
          </table:table-cell>
          <table:table-cell office:value-type="float" office:value="14916" table:style-name="ce132">
            <text:p>14.916</text:p>
          </table:table-cell>
          <table:table-cell office:value-type="percentage" office:value="0.58731346221994729" table:style-name="ce133">
            <text:p>58,7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67425" table:style-name="ce132">
            <text:p>567.425</text:p>
          </table:table-cell>
          <table:table-cell office:value-type="float" office:value="271078" table:style-name="ce132">
            <text:p>271.078</text:p>
          </table:table-cell>
          <table:table-cell office:value-type="percentage" office:value="0.47773362118341633" table:style-name="ce133">
            <text:p>47,8%</text:p>
          </table:table-cell>
          <table:table-cell office:value-type="float" office:value="242939" table:style-name="ce132">
            <text:p>242.939</text:p>
          </table:table-cell>
          <table:table-cell office:value-type="percentage" office:value="0.42814292637793538" table:style-name="ce133">
            <text:p>42,8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9748" table:style-name="ce132">
            <text:p>139.748</text:p>
          </table:table-cell>
          <table:table-cell office:value-type="float" office:value="72508" table:style-name="ce132">
            <text:p>72.508</text:p>
          </table:table-cell>
          <table:table-cell office:value-type="percentage" office:value="0.51884821249677993" table:style-name="ce133">
            <text:p>51,9%</text:p>
          </table:table-cell>
          <table:table-cell office:value-type="float" office:value="52408" table:style-name="ce132">
            <text:p>52.408</text:p>
          </table:table-cell>
          <table:table-cell office:value-type="percentage" office:value="0.37501788934367575" table:style-name="ce133">
            <text:p>37,5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6431" table:style-name="ce132">
            <text:p>56.431</text:p>
          </table:table-cell>
          <table:table-cell office:value-type="float" office:value="29952" table:style-name="ce132">
            <text:p>29.952</text:p>
          </table:table-cell>
          <table:table-cell office:value-type="percentage" office:value="0.53077209335294429" table:style-name="ce133">
            <text:p>53,1%</text:p>
          </table:table-cell>
          <table:table-cell office:value-type="float" office:value="26352" table:style-name="ce132">
            <text:p>26.352</text:p>
          </table:table-cell>
          <table:table-cell office:value-type="percentage" office:value="0.46697737059417693" table:style-name="ce133">
            <text:p>46,7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70178" table:style-name="ce132">
            <text:p>170.178</text:p>
          </table:table-cell>
          <table:table-cell office:value-type="float" office:value="88598" table:style-name="ce132">
            <text:p>88.598</text:p>
          </table:table-cell>
          <table:table-cell office:value-type="percentage" office:value="0.52061958655055296" table:style-name="ce133">
            <text:p>52,1%</text:p>
          </table:table-cell>
          <table:table-cell office:value-type="float" office:value="71286" table:style-name="ce132">
            <text:p>71.286</text:p>
          </table:table-cell>
          <table:table-cell office:value-type="percentage" office:value="0.41889080844762544" table:style-name="ce133">
            <text:p>41,9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9201" table:style-name="ce132">
            <text:p>9.201</text:p>
          </table:table-cell>
          <table:table-cell office:value-type="float" office:value="3244" table:style-name="ce132">
            <text:p>3.244</text:p>
          </table:table-cell>
          <table:table-cell office:value-type="percentage" office:value="0.3525703727855668" table:style-name="ce133">
            <text:p>35,3%</text:p>
          </table:table-cell>
          <table:table-cell office:value-type="float" office:value="2279" table:style-name="ce132">
            <text:p>2.279</text:p>
          </table:table-cell>
          <table:table-cell office:value-type="percentage" office:value="0.24769046842734485" table:style-name="ce133">
            <text:p>24,8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1074" table:style-name="ce132">
            <text:p>11.074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023297814701102" table:style-name="ce133">
            <text:p>33,0%</text:p>
          </table:table-cell>
          <table:table-cell office:value-type="float" office:value="2188" table:style-name="ce132">
            <text:p>2.188</text:p>
          </table:table-cell>
          <table:table-cell office:value-type="percentage" office:value="0.19757991692252122" table:style-name="ce133">
            <text:p>19,8%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2-20T00:00:00" table:style-name="ce134">
            <text:p>20/12/2022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2-12-21T00:00:00" table:style-name="ce134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815164" table:style-name="ce139">
            <text:p>3.815.164</text:p>
          </table:table-cell>
          <table:table-cell office:value-type="float" office:value="2136904" table:style-name="ce139">
            <text:p>2.136.904</text:p>
          </table:table-cell>
          <table:table-cell office:value-type="percentage" office:value="0.56010803205314375" table:style-name="ce140">
            <text:p>56,0%</text:p>
          </table:table-cell>
          <table:table-cell office:value-type="float" office:value="1770060" table:style-name="ce139">
            <text:p>1.770.060</text:p>
          </table:table-cell>
          <table:table-cell office:value-type="percentage" office:value="0.46395384313754273" table:style-name="ce140">
            <text:p>46,4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Juárez Sánchez. Samuel</dc:creator>
    <meta:creation-date>2021-10-19T15:41:35Z</meta:creation-date>
    <dc:date>2022-12-22T14:06:42Z</dc:date>
  </office:meta>
</office:document-meta>
</file>